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417cm" fo:min-width="2.167cm"/>
      <style:paragraph-properties style:writing-mode="lr-tb"/>
    </style:style>
    <style:style style:name="gr2" style:family="graphic" style:parent-style-name="standard">
      <style:graphic-properties draw:textarea-horizontal-align="justify" draw:textarea-vertical-align="middle" draw:auto-grow-height="false" fo:min-height="2.29cm" fo:min-width="2.294cm"/>
      <style:paragraph-properties style:writing-mode="lr-tb"/>
    </style:style>
    <style:style style:name="gr3" style:family="graphic" style:parent-style-name="standard">
      <style:graphic-properties draw:marker-end="Symmetric_20_Arrow" draw:textarea-horizontal-align="justify" draw:textarea-vertical-align="middle" draw:auto-grow-height="false" fo:min-height="4.449cm" fo:min-width="3.31cm"/>
      <style:paragraph-properties style:writing-mode="lr-tb"/>
    </style:style>
    <style:style style:name="gr4" style:family="graphic" style:parent-style-name="standard">
      <style:graphic-properties draw:textarea-horizontal-align="justify" draw:textarea-vertical-align="middle" draw:auto-grow-height="false" fo:min-height="1.656cm" fo:min-width="1.914cm"/>
      <style:paragraph-properties style:writing-mode="lr-tb"/>
    </style:style>
    <style:style style:name="gr5" style:family="graphic" style:parent-style-name="standard">
      <style:graphic-properties draw:textarea-horizontal-align="justify" draw:textarea-vertical-align="middle" draw:auto-grow-height="false" fo:min-height="1.783cm" fo:min-width="1.533cm"/>
      <style:paragraph-properties style:writing-mode="lr-tb"/>
    </style:style>
    <style:style style:name="gr6" style:family="graphic" style:parent-style-name="standard">
      <style:graphic-properties draw:marker-end="Arrow" draw:textarea-vertical-align="middle"/>
      <style:paragraph-properties style:writing-mode="lr-tb"/>
    </style:style>
    <style:style style:name="gr7" style:family="graphic" style:parent-style-name="standard">
      <style:graphic-properties draw:marker-end="Arrow" draw:textarea-vertical-align="middle"/>
    </style:style>
    <style:style style:name="gr8" style:family="graphic" style:parent-style-name="standard">
      <style:graphic-properties draw:marker-end="Arrow" draw:textarea-vertical-align="top"/>
      <style:paragraph-properties style:writing-mode="lr-tb"/>
    </style:style>
    <style:style style:name="gr9" style:family="graphic" style:parent-style-name="standard">
      <style:graphic-properties draw:stroke="none" svg:stroke-color="#000000" draw:fill="none" draw:fill-color="#ffffff" fo:min-height="0.004cm"/>
      <style:paragraph-properties style:writing-mode="lr-tb"/>
    </style:style>
    <style:style style:name="gr10" style:family="graphic" style:parent-style-name="standard">
      <style:graphic-properties draw:stroke="none" draw:fill="none" fo:min-height="0cm"/>
      <style:paragraph-properties style:writing-mode="lr-tb"/>
    </style:style>
    <style:style style:name="gr11" style:family="graphic" style:parent-style-name="standard">
      <style:graphic-properties draw:stroke="none" draw:fill="none" fo:min-height="0.276cm"/>
      <style:paragraph-properties style:writing-mode="lr-tb"/>
    </style:style>
    <style:style style:name="gr12" style:family="graphic" style:parent-style-name="standard">
      <style:graphic-properties draw:stroke="none" draw:fill="none" fo:min-height="0.24cm"/>
      <style:paragraph-properties style:writing-mode="lr-tb"/>
    </style:style>
    <style:style style:name="gr13" style:family="graphic" style:parent-style-name="standard">
      <style:graphic-properties draw:stroke="none" draw:fill="none" fo:min-height="0.113cm"/>
      <style:paragraph-properties style:writing-mode="lr-tb"/>
    </style:style>
    <style:style style:name="gr14" style:family="graphic" style:parent-style-name="objectwithoutfill">
      <style:graphic-properties draw:marker-end="Symmetric_20_Arrow" draw:marker-end-width="0.3cm" draw:fill="solid" draw:textarea-vertical-align="bottom"/>
      <style:paragraph-properties style:writing-mode="lr-tb"/>
    </style:style>
    <style:style style:name="gr15" style:family="graphic" style:parent-style-name="objectwithoutfill">
      <style:graphic-properties draw:marker-end="" draw:marker-end-width="0.3cm" draw:fill="solid" draw:opacity="50%" draw:opacity-name="" draw:textarea-vertical-align="middle"/>
    </style:style>
    <style:style style:name="gr16" style:family="graphic" style:parent-style-name="objectwithoutfill">
      <style:graphic-properties draw:marker-end="" draw:marker-end-width="0.3cm" draw:fill="solid" draw:opacity="50%" draw:opacity-name="" draw:textarea-vertical-align="bottom"/>
      <style:paragraph-properties style:writing-mode="lr-tb"/>
    </style:style>
    <style:style style:name="gr17" style:family="graphic" style:parent-style-name="standard">
      <style:graphic-properties draw:stroke="none" draw:fill="none" fo:min-height="0.023cm"/>
      <style:paragraph-properties style:writing-mode="lr-tb"/>
    </style:style>
    <style:style style:name="gr18" style:family="graphic" style:parent-style-name="standard">
      <style:graphic-properties draw:textarea-horizontal-align="justify" draw:textarea-vertical-align="middle" draw:auto-grow-height="false" fo:min-height="3.687cm" fo:min-width="0.643cm"/>
      <style:paragraph-properties style:writing-mode="lr-tb"/>
    </style:style>
    <style:style style:name="gr19" style:family="graphic" style:parent-style-name="objectwithoutfill">
      <style:graphic-properties draw:fill="solid" draw:textarea-vertical-align="middle"/>
    </style:style>
    <style:style style:name="gr20" style:family="graphic" style:parent-style-name="objectwithoutfill">
      <style:graphic-properties draw:marker-end="Symmetric_20_Arrow" draw:marker-end-width="0.3cm" draw:fill="solid" draw:textarea-vertical-align="middle"/>
    </style:style>
    <style:style style:name="gr21" style:family="graphic" style:parent-style-name="standard">
      <style:graphic-properties draw:stroke="none" svg:stroke-color="#000000" draw:fill="none" draw:fill-color="#ffffff" fo:min-height="0.131cm"/>
      <style:paragraph-properties style:writing-mode="lr-tb"/>
    </style:style>
    <style:style style:name="gr22" style:family="graphic" style:parent-style-name="standard">
      <style:graphic-properties draw:stroke="none" draw:fill="none" fo:min-height="0.477cm"/>
      <style:paragraph-properties style:writing-mode="lr-tb"/>
    </style:style>
    <style:style style:name="gr23" style:family="graphic" style:parent-style-name="standard">
      <style:graphic-properties draw:textarea-horizontal-align="justify" draw:textarea-vertical-align="middle" draw:auto-grow-height="false" fo:min-height="0.47cm" fo:min-width="0.489cm"/>
      <style:paragraph-properties style:writing-mode="lr-tb"/>
    </style:style>
    <style:style style:name="gr24" style:family="graphic" style:parent-style-name="objectwithoutfill">
      <style:graphic-properties draw:marker-end="" draw:marker-end-width="0.3cm" draw:fill="solid" draw:textarea-vertical-align="middle"/>
    </style:style>
    <style:style style:name="gr25" style:family="graphic" style:parent-style-name="objectwithoutfill">
      <style:graphic-properties draw:marker-start="" draw:marker-end="" draw:marker-end-width="0.3cm" draw:fill="solid" draw:textarea-vertical-align="middle"/>
    </style:style>
    <style:style style:name="gr26" style:family="graphic" style:parent-style-name="standard">
      <style:graphic-properties draw:textarea-horizontal-align="justify" draw:textarea-vertical-align="middle" draw:auto-grow-height="false" fo:min-height="0.29cm" fo:min-width="0.489cm"/>
      <style:paragraph-properties style:writing-mode="lr-tb"/>
    </style:style>
    <style:style style:name="gr27" style:family="graphic" style:parent-style-name="objectwithoutfill">
      <style:graphic-properties draw:marker-end="Symmetric_20_Arrow" draw:marker-end-width="0.3cm" draw:fill="solid" draw:textarea-vertical-align="middle"/>
      <style:paragraph-properties style:writing-mode="lr-tb"/>
    </style:style>
    <style:style style:name="gr28" style:family="graphic" style:parent-style-name="standard">
      <style:graphic-properties draw:stroke="none" svg:stroke-color="#000000" draw:fill="none" draw:fill-color="#ffffff" fo:min-height="0.512cm"/>
      <style:paragraph-properties style:writing-mode="lr-tb"/>
    </style:style>
    <style:style style:name="gr29" style:family="graphic" style:parent-style-name="standard">
      <style:graphic-properties draw:textarea-horizontal-align="justify" draw:textarea-vertical-align="middle" draw:auto-grow-height="false" fo:min-height="0.509cm" fo:min-width="0.19cm"/>
      <style:paragraph-properties style:writing-mode="lr-tb"/>
    </style:style>
    <style:style style:name="gr30" style:family="graphic" style:parent-style-name="standard">
      <style:graphic-properties draw:marker-start="Symmetric_20_Arrow" draw:textarea-vertical-align="middle"/>
    </style:style>
    <style:style style:name="gr31" style:family="graphic" style:parent-style-name="standard">
      <style:graphic-properties draw:marker-start="Symmetric_20_Arrow" draw:marker-end="" draw:textarea-vertical-align="middle"/>
    </style:style>
    <style:style style:name="gr32" style:family="graphic" style:parent-style-name="standard">
      <style:graphic-properties draw:textarea-horizontal-align="justify" draw:textarea-vertical-align="middle" draw:auto-grow-height="false" fo:min-height="2.417cm" fo:min-width="2.167cm"/>
    </style:style>
    <style:style style:name="gr33" style:family="graphic" style:parent-style-name="standard">
      <style:graphic-properties draw:stroke="none" draw:fill="solid" draw:fill-color="#000000" draw:textarea-horizontal-align="justify" draw:textarea-vertical-align="middle" draw:auto-grow-height="false" fo:min-height="2.417cm" fo:min-width="2.167cm" draw:shadow="hidden"/>
      <style:paragraph-properties style:writing-mode="lr-tb"/>
    </style:style>
    <style:style style:name="gr34" style:family="graphic" style:parent-style-name="standard">
      <style:graphic-properties draw:textarea-horizontal-align="justify" draw:textarea-vertical-align="middle" draw:auto-grow-height="false" fo:min-height="2.29cm" fo:min-width="2.294cm"/>
    </style:style>
    <style:style style:name="gr35" style:family="graphic" style:parent-style-name="standard">
      <style:graphic-properties draw:stroke="none" draw:fill="solid" draw:fill-color="#000000" draw:textarea-horizontal-align="justify" draw:textarea-vertical-align="middle" draw:auto-grow-height="false" fo:min-height="2.29cm" fo:min-width="2.294cm" draw:shadow="hidden"/>
      <style:paragraph-properties style:writing-mode="lr-tb"/>
    </style:style>
    <style:style style:name="gr36" style:family="graphic" style:parent-style-name="standard">
      <style:graphic-properties draw:marker-end="Symmetric_20_Arrow" draw:textarea-horizontal-align="justify" draw:textarea-vertical-align="middle" draw:auto-grow-height="false" fo:min-height="4.449cm" fo:min-width="3.31cm"/>
    </style:style>
    <style:style style:name="gr37" style:family="graphic" style:parent-style-name="standard">
      <style:graphic-properties draw:stroke="none" draw:marker-end="Symmetric_20_Arrow" draw:fill="solid" draw:fill-color="#000000" draw:textarea-horizontal-align="justify" draw:textarea-vertical-align="middle" draw:auto-grow-height="false" fo:min-height="4.449cm" fo:min-width="3.31cm" draw:shadow="hidden"/>
      <style:paragraph-properties style:writing-mode="lr-tb"/>
    </style:style>
    <style:style style:name="gr38" style:family="graphic" style:parent-style-name="standard">
      <style:graphic-properties draw:textarea-horizontal-align="justify" draw:textarea-vertical-align="middle" draw:auto-grow-height="false" fo:min-height="1.656cm" fo:min-width="1.914cm" draw:shadow="hidden"/>
    </style:style>
    <style:style style:name="gr39" style:family="graphic" style:parent-style-name="standard">
      <style:graphic-properties draw:stroke="none" draw:fill="solid" draw:fill-color="#000000" draw:textarea-horizontal-align="justify" draw:textarea-vertical-align="middle" draw:auto-grow-height="false" fo:min-height="1.656cm" fo:min-width="1.914cm" draw:shadow="hidden"/>
      <style:paragraph-properties style:writing-mode="lr-tb"/>
    </style:style>
    <style:style style:name="gr40" style:family="graphic" style:parent-style-name="standard">
      <style:graphic-properties draw:textarea-horizontal-align="justify" draw:textarea-vertical-align="middle" draw:auto-grow-height="false" fo:min-height="1.783cm" fo:min-width="1.533cm" draw:shadow="hidden"/>
    </style:style>
    <style:style style:name="gr41" style:family="graphic" style:parent-style-name="standard">
      <style:graphic-properties draw:stroke="none" draw:fill="solid" draw:fill-color="#000000" draw:textarea-horizontal-align="justify" draw:textarea-vertical-align="middle" draw:auto-grow-height="false" fo:min-height="1.783cm" fo:min-width="1.533cm" draw:shadow="hidden"/>
      <style:paragraph-properties style:writing-mode="lr-tb"/>
    </style:style>
    <style:style style:name="gr42" style:family="graphic" style:parent-style-name="standard">
      <style:graphic-properties draw:marker-end="Arrow" draw:textarea-vertical-align="bottom"/>
      <style:paragraph-properties style:writing-mode="lr-tb"/>
    </style:style>
    <style:style style:name="gr43" style:family="graphic" style:parent-style-name="standard">
      <style:graphic-properties draw:stroke="none" svg:stroke-color="#000000" draw:fill="solid" draw:fill-color="#000000" draw:textarea-horizontal-align="center" draw:textarea-vertical-align="middle" fo:min-height="0.004cm" draw:shadow="hidden"/>
      <style:paragraph-properties style:writing-mode="lr-tb"/>
    </style:style>
    <style:style style:name="gr44" style:family="graphic" style:parent-style-name="standard">
      <style:graphic-properties draw:stroke="none" draw:fill="solid" draw:fill-color="#000000" draw:textarea-horizontal-align="center" draw:textarea-vertical-align="middle" fo:min-height="0cm" draw:shadow="hidden"/>
      <style:paragraph-properties style:writing-mode="lr-tb"/>
    </style:style>
    <style:style style:name="gr45" style:family="graphic" style:parent-style-name="standard">
      <style:graphic-properties draw:stroke="none" draw:fill="solid" draw:fill-color="#000000" draw:textarea-horizontal-align="center" draw:textarea-vertical-align="middle" fo:min-height="0.276cm" draw:shadow="hidden"/>
      <style:paragraph-properties style:writing-mode="lr-tb"/>
    </style:style>
    <style:style style:name="gr46" style:family="graphic" style:parent-style-name="standard">
      <style:graphic-properties draw:stroke="none" draw:fill="solid" draw:fill-color="#000000" draw:textarea-horizontal-align="center" draw:textarea-vertical-align="middle" fo:min-height="0.24cm" draw:shadow="hidden"/>
      <style:paragraph-properties style:writing-mode="lr-tb"/>
    </style:style>
    <style:style style:name="gr47" style:family="graphic" style:parent-style-name="standard">
      <style:graphic-properties draw:stroke="none" draw:fill="solid" draw:fill-color="#000000" draw:textarea-horizontal-align="center" draw:textarea-vertical-align="middle" fo:min-height="0.113cm" draw:shadow="hidden"/>
      <style:paragraph-properties style:writing-mode="lr-tb"/>
    </style:style>
    <style:style style:name="gr48" style:family="graphic" style:parent-style-name="standard">
      <style:graphic-properties draw:stroke="none" draw:fill="solid" draw:fill-color="#000000" draw:textarea-horizontal-align="center" draw:textarea-vertical-align="middle" fo:min-height="0.023cm" draw:shadow="hidden"/>
      <style:paragraph-properties style:writing-mode="lr-tb"/>
    </style:style>
    <style:style style:name="gr49" style:family="graphic" style:parent-style-name="standard">
      <style:graphic-properties draw:stroke="none" draw:fill="solid" draw:fill-color="#000000" draw:textarea-horizontal-align="center" draw:textarea-vertical-align="middle" fo:min-height="0.477cm" draw:shadow="hidden"/>
      <style:paragraph-properties style:writing-mode="lr-tb"/>
    </style:style>
    <style:style style:name="gr50" style:family="graphic" style:parent-style-name="objectwithoutfill">
      <style:graphic-properties draw:marker-end="Symmetric_20_Arrow" draw:marker-end-width="0.3cm" draw:fill="solid" draw:textarea-horizontal-align="center" draw:textarea-vertical-align="middle"/>
    </style:style>
    <style:style style:name="gr51" style:family="graphic" style:parent-style-name="standard">
      <style:graphic-properties draw:textarea-horizontal-align="justify" draw:textarea-vertical-align="middle" draw:auto-grow-height="false" fo:min-height="0.199cm" fo:min-width="0.669cm"/>
      <style:paragraph-properties style:writing-mode="lr-tb"/>
    </style:style>
    <style:style style:name="gr52" style:family="graphic" style:parent-style-name="standard">
      <style:graphic-properties draw:marker-end="Symmetric_20_Arrow" draw:textarea-vertical-align="middle"/>
    </style:style>
    <style:style style:name="gr53" style:family="graphic" style:parent-style-name="standard">
      <style:graphic-properties draw:stroke="none" draw:stroke-dash="Long_20_Dash" svg:stroke-color="#000000" draw:fill="solid" draw:fill-color="#000000" draw:textarea-horizontal-align="center" draw:textarea-vertical-align="middle" fo:min-height="0.477cm" draw:shadow="hidden"/>
      <style:paragraph-properties style:writing-mode="lr-tb"/>
    </style:style>
    <style:style style:name="gr54" style:family="graphic" style:parent-style-name="standard">
      <style:graphic-properties draw:textarea-horizontal-align="justify" draw:textarea-vertical-align="middle" draw:auto-grow-height="false" fo:min-height="0.306cm" fo:min-width="0.008cm" draw:shadow="hidden"/>
    </style:style>
    <style:style style:name="gr55" style:family="graphic" style:parent-style-name="standard">
      <style:graphic-properties draw:stroke="none" draw:fill="solid" draw:fill-color="#000000" draw:textarea-horizontal-align="justify" draw:textarea-vertical-align="middle" draw:auto-grow-height="false" fo:min-height="0.306cm" fo:min-width="0.008cm" draw:shadow="hidden"/>
      <style:paragraph-properties style:writing-mode="lr-tb"/>
    </style:style>
    <style:style style:name="gr56" style:family="graphic" style:parent-style-name="standard">
      <style:graphic-properties draw:textarea-horizontal-align="justify" draw:textarea-vertical-align="middle" draw:auto-grow-height="false" fo:min-height="1.291cm" fo:min-width="0.533cm" draw:shadow="hidden"/>
    </style:style>
    <style:style style:name="gr57" style:family="graphic" style:parent-style-name="standard">
      <style:graphic-properties draw:stroke="none" draw:fill="solid" draw:fill-color="#000000" draw:textarea-horizontal-align="justify" draw:textarea-vertical-align="middle" draw:auto-grow-height="false" fo:min-height="1.291cm" fo:min-width="0.533cm" draw:shadow="hidden"/>
      <style:paragraph-properties style:writing-mode="lr-tb"/>
    </style:style>
    <style:style style:name="gr58" style:family="graphic" style:parent-style-name="standard">
      <style:graphic-properties draw:stroke="none" svg:stroke-color="#000000" draw:fill="solid" draw:fill-color="#000000" draw:textarea-horizontal-align="center" draw:textarea-vertical-align="middle" fo:min-height="0.023cm" draw:shadow="hidden"/>
      <style:paragraph-properties style:writing-mode="lr-tb"/>
    </style:style>
    <style:style style:name="gr59" style:family="graphic" style:parent-style-name="standard">
      <style:graphic-properties draw:stroke="none" svg:stroke-color="#000000" draw:fill="solid" draw:fill-color="#000000" draw:textarea-horizontal-align="center" draw:textarea-vertical-align="middle" fo:min-height="0.239cm" draw:shadow="hidden"/>
      <style:paragraph-properties style:writing-mode="lr-tb"/>
    </style:style>
    <style:style style:name="gr60" style:family="graphic" style:parent-style-name="objectwithoutfill">
      <style:graphic-properties draw:marker-end="Arrow" draw:marker-end-width="0.3cm" draw:fill="solid" draw:textarea-vertical-align="middle"/>
    </style:style>
    <style:style style:name="gr61" style:family="graphic" style:parent-style-name="objectwithoutfill">
      <style:graphic-properties draw:marker-end="" draw:marker-end-width="0.3cm" draw:fill="solid" draw:textarea-vertical-align="bottom"/>
      <style:paragraph-properties style:writing-mode="lr-tb"/>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text-properties fo:font-size="13pt"/>
    </style:style>
    <style:style style:name="P3" style:family="paragraph">
      <style:paragraph-properties fo:text-align="center"/>
    </style:style>
    <style:style style:name="P4" style:family="paragraph">
      <style:paragraph-properties fo:text-align="start"/>
    </style:style>
    <style:style style:name="P5" style:family="paragraph">
      <style:text-properties fo:font-size="6pt" style:font-size-asian="6pt" style:font-size-complex="6pt"/>
    </style:style>
    <style:style style:name="P6" style:family="paragraph">
      <loext:graphic-properties draw:fill="none" draw:fill-color="#ffffff"/>
      <style:text-properties fo:font-size="6pt" style:font-size-asian="6pt" style:font-size-complex="6pt"/>
    </style:style>
    <style:style style:name="P7" style:family="paragraph">
      <loext:graphic-properties draw:fill="none"/>
      <style:text-properties fo:font-size="6pt" style:font-size-asian="6pt" style:font-size-complex="6pt"/>
    </style:style>
    <style:style style:name="P8" style:family="paragraph">
      <loext:graphic-properties draw:fill="none"/>
    </style:style>
    <style:style style:name="P9" style:family="paragraph">
      <style:text-properties fo:font-size="6pt"/>
    </style:style>
    <style:style style:name="P10" style:family="paragraph">
      <loext:graphic-properties draw:fill="none"/>
      <style:text-properties fo:font-size="6pt"/>
    </style:style>
    <style:style style:name="P11" style:family="paragraph">
      <style:paragraph-properties fo:text-align="start" style:writing-mode="lr-tb"/>
    </style:style>
    <style:style style:name="P12" style:family="paragraph">
      <loext:graphic-properties draw:fill="solid"/>
      <style:paragraph-properties fo:text-align="start" style:writing-mode="lr-tb"/>
      <style:text-properties fo:font-size="10pt" style:font-size-asian="10pt" style:font-size-complex="10pt"/>
    </style:style>
    <style:style style:name="P13" style:family="paragraph">
      <loext:graphic-properties draw:fill="solid" draw:opacity="50%"/>
      <style:paragraph-properties fo:text-align="center"/>
      <style:text-properties fo:font-size="6pt"/>
    </style:style>
    <style:style style:name="P14" style:family="paragraph">
      <style:paragraph-properties fo:margin-left="0cm" fo:margin-right="0cm" fo:text-align="start" fo:text-indent="0cm"/>
      <style:text-properties fo:font-size="6pt"/>
    </style:style>
    <style:style style:name="P15" style:family="paragraph">
      <loext:graphic-properties draw:fill="solid" draw:opacity="50%"/>
      <style:paragraph-properties fo:margin-left="0cm" fo:margin-right="0cm" fo:text-align="start" fo:text-indent="0cm"/>
      <style:text-properties fo:font-size="6pt" style:font-size-asian="10pt" style:font-size-complex="10pt"/>
    </style:style>
    <style:style style:name="P16" style:family="paragraph">
      <style:paragraph-properties fo:text-align="start"/>
      <style:text-properties fo:font-size="6pt"/>
    </style:style>
    <style:style style:name="P17" style:family="paragraph">
      <loext:graphic-properties draw:fill="solid" draw:opacity="50%"/>
      <style:paragraph-properties fo:text-align="start"/>
      <style:text-properties fo:font-size="6pt" style:font-size-asian="10pt" style:font-size-complex="10pt"/>
    </style:style>
    <style:style style:name="P18" style:family="paragraph">
      <style:paragraph-properties fo:text-align="center"/>
      <style:text-properties fo:font-size="7pt" style:font-size-asian="7pt" style:font-size-complex="7pt"/>
    </style:style>
    <style:style style:name="P19" style:family="paragraph">
      <loext:graphic-properties draw:fill="solid"/>
      <style:paragraph-properties fo:text-align="center"/>
    </style:style>
    <style:style style:name="P20" style:family="paragraph">
      <style:paragraph-properties fo:text-align="center"/>
      <style:text-properties fo:font-size="6pt" style:font-size-asian="6pt" style:font-size-complex="6pt"/>
    </style:style>
    <style:style style:name="P21" style:family="paragraph">
      <style:paragraph-properties fo:text-align="center" style:writing-mode="lr-tb"/>
      <style:text-properties fo:font-size="10pt" style:font-size-asian="10pt" style:font-size-complex="10pt"/>
    </style:style>
    <style:style style:name="P22" style:family="paragraph">
      <loext:graphic-properties draw:fill="solid"/>
      <style:paragraph-properties fo:text-align="center" style:writing-mode="lr-tb"/>
      <style:text-properties fo:font-size="10pt" style:font-size-asian="10pt" style:font-size-complex="10pt"/>
    </style:style>
    <style:style style:name="P23" style:family="paragraph">
      <loext:graphic-properties draw:fill="none" draw:fill-color="#ffffff"/>
    </style:style>
    <style:style style:name="P24" style:family="paragraph">
      <loext:graphic-properties draw:fill="solid" draw:fill-color="#000000"/>
      <style:paragraph-properties fo:text-align="center"/>
      <style:text-properties fo:font-size="10pt" style:font-size-asian="10pt" style:font-size-complex="10pt"/>
    </style:style>
    <style:style style:name="P25" style:family="paragraph">
      <loext:graphic-properties draw:fill="solid" draw:fill-color="#000000"/>
      <style:paragraph-properties fo:text-align="center"/>
      <style:text-properties fo:font-size="13pt"/>
    </style:style>
    <style:style style:name="P26" style:family="paragraph">
      <loext:graphic-properties draw:fill="solid" draw:fill-color="#000000"/>
      <style:paragraph-properties fo:text-align="center"/>
      <style:text-properties fo:font-size="6pt" style:font-size-asian="6pt" style:font-size-complex="6pt"/>
    </style:style>
    <style:style style:name="P27" style:family="paragraph">
      <loext:graphic-properties draw:fill="solid" draw:fill-color="#000000"/>
      <style:paragraph-properties fo:text-align="center"/>
    </style:style>
    <style:style style:name="T1" style:family="text">
      <style:text-properties fo:font-size="10pt" style:font-size-asian="10pt" style:font-size-complex="10pt"/>
    </style:style>
    <style:style style:name="T2" style:family="text">
      <style:text-properties fo:font-size="6pt" style:font-size-asian="6pt" style:font-size-complex="6pt"/>
    </style:style>
    <style:style style:name="T3" style:family="text">
      <style:text-properties style:font-size-asian="6pt" style:font-size-complex="6pt"/>
    </style:style>
    <style:style style:name="T4" style:family="text">
      <style:text-properties style:font-size-asian="10pt" style:font-size-complex="10pt"/>
    </style:style>
    <style:style style:name="T5"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667cm" svg:height="2.667cm" svg:x="1.748cm" svg:y="10.222cm">
          <text:p text:style-name="P1"><text:span text:style-name="T1">pc</text:span></text:p>
          <draw:enhanced-geometry svg:viewBox="0 0 21600 21600" draw:type="rectangle" draw:enhanced-path="M 0 0 L 21600 0 21600 21600 0 21600 0 0 Z N"/>
        </draw:custom-shape>
        <draw:custom-shape draw:style-name="gr2" draw:text-style-name="P1" xml:id="id2" draw:id="id2" draw:layer="layout" svg:width="2.794cm" svg:height="2.54cm" svg:x="6.334cm" svg:y="10.271cm">
          <text:p text:style-name="P1"><text:span text:style-name="T1">Mem</text:span></text:p>
          <draw:enhanced-geometry svg:viewBox="0 0 21600 21600" draw:type="rectangle" draw:enhanced-path="M 0 0 L 21600 0 21600 21600 0 21600 0 0 Z N"/>
        </draw:custom-shape>
        <draw:custom-shape draw:style-name="gr3" draw:text-style-name="P1" draw:layer="layout" svg:width="3.81cm" svg:height="4.699cm" svg:x="16.124cm" svg:y="8.729cm">
          <text:p text:style-name="P1"><text:span text:style-name="T1">Regis</text:span><text:span text:style-name="T1">ter</text:span></text:p>
          <text:p text:style-name="P1"><text:span text:style-name="T1">file</text:span></text:p>
          <draw:enhanced-geometry svg:viewBox="0 0 21600 21600" draw:type="rectangle" draw:enhanced-path="M 0 0 L 21600 0 21600 21600 0 21600 0 0 Z N"/>
        </draw:custom-shape>
        <draw:custom-shape draw:style-name="gr4" draw:text-style-name="P2" draw:layer="layout" svg:width="2.413cm" svg:height="1.905cm" svg:x="22.844cm" svg:y="10.017cm">
          <text:p text:style-name="P2"><text:s text:c="5"/>ALU</text:p>
          <draw:enhanced-geometry svg:viewBox="0 0 21600 21600" draw:text-areas="0 0 21600 21600" draw:type="chevron" draw:modifiers="10862.634631317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 draw:text-style-name="P2" xml:id="id4" draw:id="id4" draw:layer="layout" svg:width="2.032cm" svg:height="2.032cm" svg:x="6.588cm" svg:y="5.191cm">
          <draw:glue-point draw:id="4" svg:x="-3.75cm" svg:y="-3.125cm"/>
          <draw:glue-point draw:id="5" svg:x="-3.75cm" svg:y="3.125cm"/>
          <text:p text:style-name="P2"><text:s text:c="3"/><text:span text:style-name="T1">ad</text:span><text:span text:style-name="T1">der</text:span></text:p>
          <draw:enhanced-geometry svg:viewBox="0 0 21600 21600" draw:text-areas="0 0 21600 21600" draw:type="chevron" draw:modifiers="14608.952287260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6" draw:text-style-name="P1" xml:id="id3" draw:id="id3" draw:layer="layout" svg:x1="4.415cm" svg:y1="11.555cm" svg:x2="6.334cm" svg:y2="11.541cm" draw:start-shape="id1" draw:start-glue-point="1" draw:end-shape="id2" draw:end-glue-point="3" svg:d="M4415 11555h959v-14h960" svg:viewBox="0 0 1920 15">
          <text:p text:style-name="P3"><text:span text:style-name="T1">w2</text:span></text:p>
        </draw:connector>
        <draw:connector draw:style-name="gr7" draw:text-style-name="P3" draw:layer="layout" svg:x1="5.374cm" svg:y1="11.548cm" svg:x2="6.842cm" svg:y2="5.572cm" draw:start-shape="id3" draw:start-glue-point="0" draw:end-shape="id4" draw:end-glue-point="4" svg:d="M5374 11548v-5976h1468" svg:viewBox="0 0 1469 5977">
          <text:p/>
        </draw:connector>
        <draw:connector draw:style-name="gr8" draw:text-style-name="P1" draw:layer="layout" draw:line-skew="0cm -4.191cm" svg:x1="8.62cm" svg:y1="6.207cm" svg:x2="1.748cm" svg:y2="11.555cm" draw:start-shape="id4" draw:start-glue-point="1" draw:end-shape="id1" draw:end-glue-point="3" svg:d="M8620 6207h502v-1675h-7876v7023h502" svg:viewBox="0 0 7877 7024">
          <text:p text:style-name="P4"><text:span text:style-name="T1">w1</text:span></text:p>
        </draw:connector>
        <draw:frame draw:style-name="gr9" draw:text-style-name="P6" draw:layer="layout" svg:width="1.397cm" svg:height="0.489cm" svg:x="1.621cm" svg:y="11.365cm">
          <draw:text-box>
            <text:p text:style-name="P5"><text:span text:style-name="T2">adr_in</text:span></text:p>
          </draw:text-box>
        </draw:frame>
        <draw:frame draw:style-name="gr10" draw:text-style-name="P7" draw:layer="layout" svg:width="0.874cm" svg:height="0.489cm" svg:x="2.652cm" svg:y="12.508cm">
          <draw:text-box>
            <text:p text:style-name="P5"><text:span text:style-name="T2">clk</text:span></text:p>
          </draw:text-box>
        </draw:frame>
        <draw:frame draw:style-name="gr11" draw:text-style-name="P7" draw:layer="layout" svg:width="1.412cm" svg:height="0.526cm" svg:x="3.384cm" svg:y="11.347cm">
          <draw:text-box>
            <text:p text:style-name="P5"><text:span text:style-name="T2">adr_out</text:span></text:p>
          </draw:text-box>
        </draw:frame>
        <draw:frame draw:style-name="gr12" draw:text-style-name="P8" draw:layer="layout" svg:width="1.095cm" svg:height="0.49cm" svg:x="6.128cm" svg:y="11.287cm">
          <draw:text-box>
            <text:p><text:span text:style-name="T2">adr</text:span></text:p>
          </draw:text-box>
        </draw:frame>
        <draw:frame draw:style-name="gr13" draw:text-style-name="P7" draw:layer="layout" svg:width="1.573cm" svg:height="0.489cm" svg:x="6.196cm" svg:y="12.335cm">
          <draw:text-box>
            <text:p text:style-name="P5"><text:span text:style-name="T3">writeData</text:span></text:p>
          </draw:text-box>
        </draw:frame>
        <draw:frame draw:style-name="gr12" draw:text-style-name="P10" draw:layer="layout" svg:width="1.484cm" svg:height="0.49cm" svg:x="8.112cm" svg:y="12.321cm">
          <draw:text-box>
            <text:p text:style-name="P9"><text:span text:style-name="T3">writeEn</text:span></text:p>
          </draw:text-box>
        </draw:frame>
        <draw:frame draw:style-name="gr12" draw:text-style-name="P8" draw:layer="layout" svg:width="0.798cm" svg:height="0.49cm" svg:x="7.477cm" svg:y="12.43cm">
          <draw:text-box>
            <text:p><text:span text:style-name="T2">clk</text:span></text:p>
          </draw:text-box>
        </draw:frame>
        <draw:frame draw:style-name="gr12" draw:text-style-name="P8" draw:layer="layout" svg:width="1.484cm" svg:height="0.727cm" svg:x="8.366cm" svg:y="11.16cm">
          <draw:text-box>
            <text:p><text:span text:style-name="T2">Read</text:span></text:p>
            <text:p><text:span text:style-name="T2">Data</text:span></text:p>
          </draw:text-box>
        </draw:frame>
        <draw:frame draw:style-name="gr12" draw:text-style-name="P8" draw:layer="layout" svg:width="0.811cm" svg:height="0.49cm" svg:x="6.715cm" svg:y="5.318cm">
          <draw:text-box>
            <text:p><text:span text:style-name="T2">inA</text:span></text:p>
          </draw:text-box>
        </draw:frame>
        <draw:frame draw:style-name="gr12" draw:text-style-name="P8" draw:layer="layout" svg:width="0.807cm" svg:height="0.49cm" svg:x="6.715cm" svg:y="6.588cm">
          <draw:text-box>
            <text:p><text:span text:style-name="T2">inB</text:span></text:p>
          </draw:text-box>
        </draw:frame>
        <draw:frame draw:style-name="gr12" draw:text-style-name="P8" draw:layer="layout" svg:width="0.807cm" svg:height="0.49cm" svg:x="8.067cm" svg:y="5.953cm">
          <draw:text-box>
            <text:p><text:span text:style-name="T2">out</text:span></text:p>
          </draw:text-box>
        </draw:frame>
        <draw:line draw:style-name="gr14" draw:text-style-name="P12" draw:layer="layout" svg:x1="5.953cm" svg:y1="6.842cm" svg:x2="6.969cm" svg:y2="6.842cm">
          <text:p text:style-name="P11"><text:span text:style-name="T1">1</text:span></text:p>
        </draw:line>
        <draw:line draw:style-name="gr15" draw:text-style-name="P13" draw:layer="layout" svg:x1="12.43cm" svg:y1="13.192cm" svg:x2="12.43cm" svg:y2="9.763cm">
          <text:p/>
        </draw:line>
        <draw:line draw:style-name="gr16" draw:text-style-name="P15" draw:layer="layout" svg:x1="12.43cm" svg:y1="9.788cm" svg:x2="13.7cm" svg:y2="9.763cm">
          <text:p text:style-name="P14"><text:span text:style-name="T4">W3[5:0]</text:span></text:p>
        </draw:line>
        <draw:line draw:style-name="gr16" draw:text-style-name="P17" draw:layer="layout" svg:x1="12.43cm" svg:y1="10.779cm" svg:x2="13.827cm" svg:y2="10.779cm">
          <text:p text:style-name="P16"><text:span text:style-name="T4">W3[11:6]</text:span></text:p>
        </draw:line>
        <draw:line draw:style-name="gr16" draw:text-style-name="P17" draw:layer="layout" svg:x1="12.43cm" svg:y1="11.541cm" svg:x2="13.954cm" svg:y2="11.541cm">
          <text:p text:style-name="P16"><text:span text:style-name="T4">W3[17:12]</text:span></text:p>
        </draw:line>
        <draw:line draw:style-name="gr16" draw:text-style-name="P17" draw:layer="layout" svg:x1="12.43cm" svg:y1="12.303cm" svg:x2="14.081cm" svg:y2="12.303cm">
          <text:p text:style-name="P16"><text:span text:style-name="T4">W3[23:18]</text:span></text:p>
        </draw:line>
        <draw:line draw:style-name="gr16" draw:text-style-name="P17" draw:layer="layout" svg:x1="12.43cm" svg:y1="13.192cm" svg:x2="14.081cm" svg:y2="13.192cm">
          <text:p text:style-name="P16"><text:span text:style-name="T4">W3[63:18]</text:span></text:p>
        </draw:line>
        <draw:frame draw:style-name="gr12" draw:text-style-name="P8" draw:layer="layout" svg:width="1.281cm" svg:height="0.49cm" svg:x="15.997cm" svg:y="10.017cm">
          <draw:text-box>
            <text:p><text:span text:style-name="T2">writeAdr</text:span></text:p>
          </draw:text-box>
        </draw:frame>
        <draw:frame draw:style-name="gr17" draw:text-style-name="P8" draw:layer="layout" svg:width="1.386cm" svg:height="0.489cm" svg:x="15.997cm" svg:y="9.491cm">
          <draw:text-box>
            <text:p><text:span text:style-name="T2">readAdr2</text:span></text:p>
          </draw:text-box>
        </draw:frame>
        <draw:frame draw:style-name="gr10" draw:text-style-name="P8" draw:layer="layout" svg:width="1.513cm" svg:height="0.489cm" svg:x="18.664cm" svg:y="9.364cm">
          <draw:text-box>
            <text:p><text:span text:style-name="T2">readData1</text:span></text:p>
          </draw:text-box>
        </draw:frame>
        <draw:frame draw:style-name="gr17" draw:text-style-name="P8" draw:layer="layout" svg:width="1.386cm" svg:height="0.489cm" svg:x="16.008cm" svg:y="8.983cm">
          <draw:text-box>
            <text:p><text:span text:style-name="T2">readAdr1</text:span></text:p>
          </draw:text-box>
        </draw:frame>
        <draw:frame draw:style-name="gr12" draw:text-style-name="P8" draw:layer="layout" svg:width="1.497cm" svg:height="0.49cm" svg:x="18.664cm" svg:y="9.999cm">
          <draw:text-box>
            <text:p><text:span text:style-name="T2">readData2</text:span></text:p>
          </draw:text-box>
        </draw:frame>
        <draw:frame draw:style-name="gr12" draw:text-style-name="P8" draw:layer="layout" svg:width="1.497cm" svg:height="0.49cm" svg:x="15.997cm" svg:y="12.557cm">
          <draw:text-box>
            <text:p><text:span text:style-name="T2">writeData</text:span></text:p>
          </draw:text-box>
        </draw:frame>
        <draw:frame draw:style-name="gr12" draw:text-style-name="P8" draw:layer="layout" svg:width="1.233cm" svg:height="0.49cm" svg:x="17.394cm" svg:y="8.62cm">
          <draw:text-box>
            <text:p><text:span text:style-name="T2">writeEn</text:span></text:p>
          </draw:text-box>
        </draw:frame>
        <draw:frame draw:style-name="gr12" draw:text-style-name="P8" draw:layer="layout" svg:width="0.762cm" svg:height="0.49cm" svg:x="17.521cm" svg:y="13.047cm">
          <draw:text-box>
            <text:p><text:span text:style-name="T2">clk</text:span></text:p>
          </draw:text-box>
        </draw:frame>
        <draw:custom-shape draw:style-name="gr18" draw:text-style-name="P18" xml:id="id5" draw:id="id5" draw:layer="layout" svg:width="1.143cm" svg:height="3.937cm" svg:x="10.144cm" svg:y="9.509cm">
          <text:p text:style-name="P18"><text:span text:style-name="T5">In</text:span><text:span text:style-name="T5">str</text:span><text:span text:style-name="T5">uc</text:span><text:span text:style-name="T5">tio</text:span><text:span text:style-name="T5">n </text:span></text:p>
          <text:p text:style-name="P18"><text:span text:style-name="T5">re</text:span><text:span text:style-name="T5">gi</text:span><text:span text:style-name="T5">st</text:span><text:span text:style-name="T5">er</text:span></text:p>
          <draw:enhanced-geometry svg:viewBox="0 0 21600 21600" draw:type="rectangle" draw:enhanced-path="M 0 0 L 21600 0 21600 21600 0 21600 0 0 Z N"/>
        </draw:custom-shape>
        <draw:connector draw:style-name="gr7" draw:text-style-name="P3" draw:layer="layout" svg:x1="9.128cm" svg:y1="11.541cm" svg:x2="10.144cm" svg:y2="11.477cm" draw:start-shape="id2" draw:end-shape="id5" svg:d="M9128 11541h506v-64h510" svg:viewBox="0 0 1017 65">
          <text:p/>
        </draw:connector>
        <draw:line draw:style-name="gr19" draw:text-style-name="P19" draw:layer="layout" svg:x1="11.287cm" svg:y1="11.541cm" svg:x2="12.557cm" svg:y2="11.541cm">
          <text:p/>
        </draw:line>
        <draw:frame draw:style-name="gr12" draw:text-style-name="P8" draw:layer="layout" svg:width="0.76cm" svg:height="0.49cm" svg:x="10.273cm" svg:y="13.083cm">
          <draw:text-box>
            <text:p><text:span text:style-name="T2">clk</text:span></text:p>
          </draw:text-box>
        </draw:frame>
        <draw:line draw:style-name="gr20" draw:text-style-name="P19" draw:layer="layout" svg:x1="13.954cm" svg:y1="11.541cm" svg:x2="16.113cm" svg:y2="9.255cm">
          <text:p/>
        </draw:line>
        <draw:line draw:style-name="gr20" draw:text-style-name="P19" draw:layer="layout" svg:x1="14.081cm" svg:y1="12.303cm" svg:x2="16.113cm" svg:y2="9.636cm">
          <text:p/>
        </draw:line>
        <draw:line draw:style-name="gr20" draw:text-style-name="P19" draw:layer="layout" svg:x1="13.827cm" svg:y1="10.779cm" svg:x2="16.24cm" svg:y2="10.271cm">
          <text:p/>
        </draw:line>
        <draw:frame draw:style-name="gr21" draw:text-style-name="P6" draw:layer="layout" svg:width="0.889cm" svg:height="0.489cm" svg:x="23.479cm" svg:y="9.89cm">
          <draw:text-box>
            <text:p text:style-name="P5"><text:span text:style-name="T2">op</text:span></text:p>
          </draw:text-box>
        </draw:frame>
        <draw:frame draw:style-name="gr22" draw:text-style-name="P8" draw:layer="layout" svg:width="0.993cm" svg:height="0.727cm" svg:x="23.248cm" svg:y="10.271cm">
          <draw:text-box>
            <text:p><text:span text:style-name="T2">inA</text:span></text:p>
          </draw:text-box>
        </draw:frame>
        <draw:frame draw:style-name="gr12" draw:text-style-name="P8" draw:layer="layout" svg:width="0.807cm" svg:height="0.49cm" svg:x="23.307cm" svg:y="11.178cm">
          <draw:text-box>
            <text:p><text:span text:style-name="T2">inB</text:span></text:p>
          </draw:text-box>
        </draw:frame>
        <draw:frame draw:style-name="gr12" draw:text-style-name="P8" draw:layer="layout" svg:width="0.798cm" svg:height="0.49cm" svg:x="24.586cm" svg:y="10.779cm">
          <draw:text-box>
            <text:p><text:span text:style-name="T2">out</text:span></text:p>
          </draw:text-box>
        </draw:frame>
        <draw:custom-shape draw:style-name="gr23" draw:text-style-name="P1" draw:layer="layout" svg:width="1.397cm" svg:height="1.016cm" svg:x="13.573cm" svg:y="6.08cm">
          <text:p text:style-name="P3"><text:span text:style-name="T1">c</text:span><text:span text:style-name="T1">o</text:span><text:span text:style-name="T1">nt</text:span><text:span text:style-name="T1">ro</text:span><text:span text:style-name="T1">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19" draw:layer="layout" svg:x1="14.716cm" svg:y1="9.763cm" svg:x2="14.335cm" svg:y2="6.969cm">
          <text:p/>
        </draw:line>
        <draw:line draw:style-name="gr20" draw:text-style-name="P19" draw:layer="layout" svg:x1="14.97cm" svg:y1="6.588cm" svg:x2="23.86cm" svg:y2="10.017cm">
          <text:p/>
        </draw:line>
        <draw:line draw:style-name="gr24" draw:text-style-name="P19" draw:layer="layout" svg:x1="25.257cm" svg:y1="11.033cm" svg:x2="25.257cm" svg:y2="14.716cm">
          <text:p/>
        </draw:line>
        <draw:line draw:style-name="gr25" draw:text-style-name="P19" draw:layer="layout" svg:x1="25.257cm" svg:y1="14.716cm" svg:x2="6.715cm" svg:y2="14.716cm">
          <text:p/>
        </draw:line>
        <draw:line draw:style-name="gr24" draw:text-style-name="P19" draw:layer="layout" svg:x1="15.605cm" svg:y1="14.716cm" svg:x2="15.605cm" svg:y2="12.811cm">
          <text:p/>
        </draw:line>
        <draw:line draw:style-name="gr20" draw:text-style-name="P19" draw:layer="layout" svg:x1="6.715cm" svg:y1="14.716cm" svg:x2="6.715cm" svg:y2="12.811cm">
          <text:p/>
        </draw:line>
        <draw:line draw:style-name="gr20" draw:text-style-name="P19" draw:layer="layout" svg:x1="15.605cm" svg:y1="12.811cm" svg:x2="16.24cm" svg:y2="12.811cm">
          <text:p/>
        </draw:line>
        <draw:line draw:style-name="gr20" draw:text-style-name="P19" draw:layer="layout" svg:x1="19.923cm" svg:y1="9.636cm" svg:x2="23.479cm" svg:y2="10.525cm">
          <text:p/>
        </draw:line>
        <draw:line draw:style-name="gr20" draw:text-style-name="P19" draw:layer="layout" svg:x1="19.796cm" svg:y1="10.271cm" svg:x2="23.479cm" svg:y2="11.414cm">
          <text:p/>
        </draw:line>
        <draw:line draw:style-name="gr20" draw:text-style-name="P19" draw:layer="layout" svg:x1="14.716cm" svg:y1="6.969cm" svg:x2="18.018cm" svg:y2="8.747cm">
          <text:p/>
        </draw:line>
        <draw:line draw:style-name="gr24" draw:text-style-name="P19" draw:layer="layout" svg:x1="14.081cm" svg:y1="13.192cm" svg:x2="14.081cm" svg:y2="15.859cm">
          <text:p/>
        </draw:line>
        <draw:custom-shape draw:style-name="gr26" draw:text-style-name="P20" draw:layer="layout" svg:width="1.397cm" svg:height="0.762cm" svg:x="14.589cm" svg:y="15.478cm">
          <text:p text:style-name="P3"><text:span text:style-name="T2">ext</text:span><text:span text:style-name="T2">en</text:span><text:span text:style-name="T2">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19" draw:layer="layout" svg:x1="14.081cm" svg:y1="15.859cm" svg:x2="14.589cm" svg:y2="15.859cm">
          <text:p/>
        </draw:line>
        <draw:line draw:style-name="gr24" draw:text-style-name="P19" draw:layer="layout" svg:x1="15.986cm" svg:y1="15.859cm" svg:x2="22.209cm" svg:y2="15.859cm">
          <text:p/>
        </draw:line>
        <draw:line draw:style-name="gr20" draw:text-style-name="P19" draw:layer="layout" svg:x1="22.209cm" svg:y1="15.859cm" svg:x2="22.209cm" svg:y2="11.414cm">
          <text:p/>
        </draw:line>
      </draw:page>
      <draw:page draw:name="page2" draw:style-name="dp1" draw:master-page-name="Default">
        <draw:custom-shape draw:style-name="gr1" draw:text-style-name="P1" xml:id="id6" draw:id="id6" draw:layer="layout" svg:width="2.667cm" svg:height="2.667cm" svg:x="1.748cm" svg:y="10.223cm">
          <text:p text:style-name="P1"><text:span text:style-name="T1">pc</text:span></text:p>
          <draw:enhanced-geometry svg:viewBox="0 0 21600 21600" draw:type="rectangle" draw:enhanced-path="M 0 0 L 21600 0 21600 21600 0 21600 0 0 Z N"/>
        </draw:custom-shape>
        <draw:custom-shape draw:style-name="gr2" draw:text-style-name="P1" xml:id="id7" draw:id="id7" draw:layer="layout" svg:width="2.794cm" svg:height="2.54cm" svg:x="6.334cm" svg:y="10.272cm">
          <text:p text:style-name="P1"><text:span text:style-name="T1">M</text:span><text:span text:style-name="T1">e</text:span><text:span text:style-name="T1">m</text:span></text:p>
          <draw:enhanced-geometry svg:viewBox="0 0 21600 21600" draw:type="rectangle" draw:enhanced-path="M 0 0 L 21600 0 21600 21600 0 21600 0 0 Z N"/>
        </draw:custom-shape>
        <draw:custom-shape draw:style-name="gr3" draw:text-style-name="P1" xml:id="id13" draw:id="id13" draw:layer="layout" svg:width="3.81cm" svg:height="4.699cm" svg:x="16.124cm" svg:y="8.73cm">
          <text:p text:style-name="P1"><text:span text:style-name="T1">Regi</text:span><text:span text:style-name="T1">ster</text:span></text:p>
          <text:p text:style-name="P1"><text:span text:style-name="T1">file</text:span></text:p>
          <draw:enhanced-geometry svg:viewBox="0 0 21600 21600" draw:type="rectangle" draw:enhanced-path="M 0 0 L 21600 0 21600 21600 0 21600 0 0 Z N"/>
        </draw:custom-shape>
        <draw:custom-shape draw:style-name="gr4" draw:text-style-name="P2" draw:layer="layout" svg:width="2.413cm" svg:height="1.905cm" svg:x="22.844cm" svg:y="10.018cm">
          <text:p text:style-name="P2"><text:s text:c="2"/><text:s text:c="2"/><text:s/>ALU</text:p>
          <draw:enhanced-geometry svg:viewBox="0 0 21600 21600" draw:text-areas="0 0 21600 21600" draw:type="chevron" draw:modifiers="10862.634631317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 draw:text-style-name="P2" xml:id="id9" draw:id="id9" draw:layer="layout" svg:width="2.032cm" svg:height="2.032cm" svg:x="6.588cm" svg:y="5.192cm">
          <draw:glue-point draw:id="4" svg:x="-3.75cm" svg:y="-3.125cm"/>
          <draw:glue-point draw:id="5" svg:x="-3.75cm" svg:y="3.125cm"/>
          <text:p text:style-name="P2"><text:s text:c="3"/><text:span text:style-name="T1">adder</text:span></text:p>
          <draw:enhanced-geometry svg:viewBox="0 0 21600 21600" draw:text-areas="0 0 21600 21600" draw:type="chevron" draw:modifiers="14608.952287260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6" draw:text-style-name="P1" xml:id="id8" draw:id="id8" draw:layer="layout" svg:x1="4.415cm" svg:y1="11.556cm" svg:x2="6.334cm" svg:y2="11.542cm" draw:start-shape="id6" draw:start-glue-point="1" draw:end-shape="id7" draw:end-glue-point="3" svg:d="M4415 11556h959v-14h960" svg:viewBox="0 0 1920 15">
          <text:p text:style-name="P3"><text:span text:style-name="T1">w2</text:span></text:p>
        </draw:connector>
        <draw:connector draw:style-name="gr7" draw:text-style-name="P3" draw:layer="layout" svg:x1="5.374cm" svg:y1="11.549cm" svg:x2="6.842cm" svg:y2="5.573cm" draw:start-shape="id8" draw:start-glue-point="0" draw:end-shape="id9" draw:end-glue-point="4" svg:d="M5374 11549v-5976h1468" svg:viewBox="0 0 1469 5977">
          <text:p/>
        </draw:connector>
        <draw:connector draw:style-name="gr8" draw:text-style-name="P1" draw:layer="layout" draw:line-skew="0cm -4.191cm" svg:x1="8.62cm" svg:y1="6.208cm" svg:x2="1.748cm" svg:y2="11.556cm" draw:start-shape="id9" draw:start-glue-point="1" draw:end-shape="id6" draw:end-glue-point="3" svg:d="M8620 6208h502v-1675h-7876v7023h502" svg:viewBox="0 0 7877 7024">
          <text:p text:style-name="P4"><text:span text:style-name="T1">w</text:span><text:span text:style-name="T1">1</text:span></text:p>
        </draw:connector>
        <draw:frame draw:style-name="gr9" draw:text-style-name="P6" draw:layer="layout" svg:width="1.397cm" svg:height="0.489cm" svg:x="1.621cm" svg:y="11.366cm">
          <draw:text-box>
            <text:p text:style-name="P5"><text:span text:style-name="T2">a</text:span><text:span text:style-name="T2">d</text:span><text:span text:style-name="T2">r</text:span><text:span text:style-name="T2">_</text:span><text:span text:style-name="T2">i</text:span><text:span text:style-name="T2">n</text:span></text:p>
          </draw:text-box>
        </draw:frame>
        <draw:frame draw:style-name="gr10" draw:text-style-name="P7" xml:id="id11" draw:id="id11" draw:layer="layout" svg:width="0.874cm" svg:height="0.489cm" svg:x="2.652cm" svg:y="12.509cm">
          <draw:text-box>
            <text:p text:style-name="P5"><text:span text:style-name="T2">c</text:span><text:span text:style-name="T2">l</text:span><text:span text:style-name="T2">k</text:span></text:p>
          </draw:text-box>
        </draw:frame>
        <draw:frame draw:style-name="gr11" draw:text-style-name="P7" draw:layer="layout" svg:width="1.412cm" svg:height="0.526cm" svg:x="3.384cm" svg:y="11.348cm">
          <draw:text-box>
            <text:p text:style-name="P5"><text:span text:style-name="T2">adr_out</text:span></text:p>
          </draw:text-box>
        </draw:frame>
        <draw:frame draw:style-name="gr12" draw:text-style-name="P8" draw:layer="layout" svg:width="1.095cm" svg:height="0.49cm" svg:x="6.128cm" svg:y="11.288cm">
          <draw:text-box>
            <text:p><text:span text:style-name="T2">adr</text:span></text:p>
          </draw:text-box>
        </draw:frame>
        <draw:frame draw:style-name="gr13" draw:text-style-name="P7" draw:layer="layout" svg:width="1.573cm" svg:height="0.489cm" svg:x="6.196cm" svg:y="12.336cm">
          <draw:text-box>
            <text:p text:style-name="P5"><text:span text:style-name="T3">writeData</text:span></text:p>
          </draw:text-box>
        </draw:frame>
        <draw:frame draw:style-name="gr12" draw:text-style-name="P10" draw:layer="layout" svg:width="1.484cm" svg:height="0.49cm" svg:x="8.112cm" svg:y="12.322cm">
          <draw:text-box>
            <text:p text:style-name="P9"><text:span text:style-name="T3">writeEn</text:span></text:p>
          </draw:text-box>
        </draw:frame>
        <draw:frame draw:style-name="gr12" draw:text-style-name="P8" draw:layer="layout" svg:width="0.798cm" svg:height="0.49cm" svg:x="7.477cm" svg:y="12.431cm">
          <draw:text-box>
            <text:p><text:span text:style-name="T2">clk</text:span></text:p>
          </draw:text-box>
        </draw:frame>
        <draw:frame draw:style-name="gr12" draw:text-style-name="P8" draw:layer="layout" svg:width="1.484cm" svg:height="0.727cm" svg:x="8.366cm" svg:y="11.161cm">
          <draw:text-box>
            <text:p><text:span text:style-name="T2">Read</text:span></text:p>
            <text:p><text:span text:style-name="T2">Data</text:span></text:p>
          </draw:text-box>
        </draw:frame>
        <draw:frame draw:style-name="gr12" draw:text-style-name="P8" draw:layer="layout" svg:width="0.811cm" svg:height="0.49cm" svg:x="6.715cm" svg:y="5.319cm">
          <draw:text-box>
            <text:p><text:span text:style-name="T2">inA</text:span></text:p>
          </draw:text-box>
        </draw:frame>
        <draw:frame draw:style-name="gr12" draw:text-style-name="P8" draw:layer="layout" svg:width="0.807cm" svg:height="0.49cm" svg:x="6.715cm" svg:y="6.589cm">
          <draw:text-box>
            <text:p><text:span text:style-name="T2">inB</text:span></text:p>
          </draw:text-box>
        </draw:frame>
        <draw:frame draw:style-name="gr12" draw:text-style-name="P8" draw:layer="layout" svg:width="0.807cm" svg:height="0.49cm" svg:x="8.067cm" svg:y="5.954cm">
          <draw:text-box>
            <text:p><text:span text:style-name="T2">out</text:span></text:p>
          </draw:text-box>
        </draw:frame>
        <draw:line draw:style-name="gr14" draw:text-style-name="P12" draw:layer="layout" svg:x1="5.953cm" svg:y1="6.843cm" svg:x2="6.969cm" svg:y2="6.843cm">
          <text:p text:style-name="P11"><text:span text:style-name="T1">1</text:span></text:p>
        </draw:line>
        <draw:line draw:style-name="gr15" draw:text-style-name="P13" draw:layer="layout" svg:x1="12.43cm" svg:y1="13.193cm" svg:x2="12.43cm" svg:y2="9.764cm">
          <text:p/>
        </draw:line>
        <draw:line draw:style-name="gr16" draw:text-style-name="P15" draw:layer="layout" svg:x1="12.43cm" svg:y1="9.789cm" svg:x2="13.7cm" svg:y2="9.764cm">
          <text:p text:style-name="P14"><text:span text:style-name="T4">W3[5:0]</text:span></text:p>
        </draw:line>
        <draw:line draw:style-name="gr16" draw:text-style-name="P17" draw:layer="layout" svg:x1="12.43cm" svg:y1="10.78cm" svg:x2="13.827cm" svg:y2="10.78cm">
          <text:p text:style-name="P16"><text:span text:style-name="T4">W3[11:6]</text:span></text:p>
        </draw:line>
        <draw:line draw:style-name="gr16" draw:text-style-name="P17" draw:layer="layout" svg:x1="12.43cm" svg:y1="11.542cm" svg:x2="13.954cm" svg:y2="11.542cm">
          <text:p text:style-name="P16"><text:span text:style-name="T4">W3[17:12]</text:span></text:p>
        </draw:line>
        <draw:line draw:style-name="gr16" draw:text-style-name="P17" draw:layer="layout" svg:x1="12.43cm" svg:y1="12.304cm" svg:x2="14.081cm" svg:y2="12.304cm">
          <text:p text:style-name="P16"><text:span text:style-name="T4">W3[23:18]</text:span></text:p>
        </draw:line>
        <draw:line draw:style-name="gr16" draw:text-style-name="P17" draw:layer="layout" svg:x1="12.43cm" svg:y1="13.193cm" svg:x2="14.081cm" svg:y2="13.193cm">
          <text:p text:style-name="P16"><text:span text:style-name="T4">W3[63:18]</text:span></text:p>
        </draw:line>
        <draw:frame draw:style-name="gr12" draw:text-style-name="P8" draw:layer="layout" svg:width="1.281cm" svg:height="0.49cm" svg:x="15.997cm" svg:y="10.018cm">
          <draw:text-box>
            <text:p><text:span text:style-name="T2">writeAdr</text:span></text:p>
          </draw:text-box>
        </draw:frame>
        <draw:frame draw:style-name="gr17" draw:text-style-name="P8" draw:layer="layout" svg:width="1.386cm" svg:height="0.489cm" svg:x="15.997cm" svg:y="9.492cm">
          <draw:text-box>
            <text:p><text:span text:style-name="T2">readAdr2</text:span></text:p>
          </draw:text-box>
        </draw:frame>
        <draw:frame draw:style-name="gr10" draw:text-style-name="P8" draw:layer="layout" svg:width="1.513cm" svg:height="0.489cm" svg:x="18.664cm" svg:y="9.365cm">
          <draw:text-box>
            <text:p><text:span text:style-name="T2">readData1</text:span></text:p>
          </draw:text-box>
        </draw:frame>
        <draw:frame draw:style-name="gr17" draw:text-style-name="P8" draw:layer="layout" svg:width="1.386cm" svg:height="0.489cm" svg:x="16.008cm" svg:y="8.984cm">
          <draw:text-box>
            <text:p><text:span text:style-name="T2">readAdr1</text:span></text:p>
          </draw:text-box>
        </draw:frame>
        <draw:frame draw:style-name="gr12" draw:text-style-name="P8" draw:layer="layout" svg:width="1.497cm" svg:height="0.49cm" svg:x="18.664cm" svg:y="10cm">
          <draw:text-box>
            <text:p><text:span text:style-name="T2">readData2</text:span></text:p>
          </draw:text-box>
        </draw:frame>
        <draw:frame draw:style-name="gr12" draw:text-style-name="P8" draw:layer="layout" svg:width="1.497cm" svg:height="0.49cm" svg:x="15.997cm" svg:y="12.558cm">
          <draw:text-box>
            <text:p><text:span text:style-name="T2">writeData</text:span></text:p>
          </draw:text-box>
        </draw:frame>
        <draw:frame draw:style-name="gr12" draw:text-style-name="P8" draw:layer="layout" svg:width="1.233cm" svg:height="0.49cm" svg:x="17.394cm" svg:y="8.621cm">
          <draw:text-box>
            <text:p><text:span text:style-name="T2">writeEn</text:span></text:p>
          </draw:text-box>
        </draw:frame>
        <draw:frame draw:style-name="gr12" draw:text-style-name="P8" draw:layer="layout" svg:width="0.762cm" svg:height="0.49cm" svg:x="17.637cm" svg:y="13.065cm">
          <draw:text-box>
            <text:p><text:span text:style-name="T2">clk</text:span></text:p>
          </draw:text-box>
        </draw:frame>
        <draw:custom-shape draw:style-name="gr18" draw:text-style-name="P18" xml:id="id10" draw:id="id10" draw:layer="layout" svg:width="1.143cm" svg:height="3.937cm" svg:x="10.144cm" svg:y="9.51cm">
          <text:p text:style-name="P18"><text:span text:style-name="T5">In</text:span><text:span text:style-name="T5">str</text:span><text:span text:style-name="T5">uc</text:span><text:span text:style-name="T5">tio</text:span><text:span text:style-name="T5">n </text:span></text:p>
          <text:p text:style-name="P18"><text:span text:style-name="T5">re</text:span><text:span text:style-name="T5">gi</text:span><text:span text:style-name="T5">st</text:span><text:span text:style-name="T5">er</text:span></text:p>
          <draw:enhanced-geometry svg:viewBox="0 0 21600 21600" draw:type="rectangle" draw:enhanced-path="M 0 0 L 21600 0 21600 21600 0 21600 0 0 Z N"/>
        </draw:custom-shape>
        <draw:connector draw:style-name="gr7" draw:text-style-name="P3" draw:layer="layout" svg:x1="9.128cm" svg:y1="11.542cm" svg:x2="10.144cm" svg:y2="11.478cm" draw:start-shape="id7" draw:end-shape="id10" svg:d="M9128 11542h506v-64h510" svg:viewBox="0 0 1017 65">
          <text:p/>
        </draw:connector>
        <draw:line draw:style-name="gr19" draw:text-style-name="P19" draw:layer="layout" svg:x1="11.287cm" svg:y1="11.542cm" svg:x2="12.557cm" svg:y2="11.542cm">
          <text:p/>
        </draw:line>
        <draw:frame draw:style-name="gr12" draw:text-style-name="P8" draw:layer="layout" svg:width="0.76cm" svg:height="0.49cm" svg:x="10.4cm" svg:y="13.083cm">
          <draw:text-box>
            <text:p><text:span text:style-name="T2">clk</text:span></text:p>
          </draw:text-box>
        </draw:frame>
        <draw:line draw:style-name="gr20" draw:text-style-name="P19" draw:layer="layout" svg:x1="13.954cm" svg:y1="11.542cm" svg:x2="16.113cm" svg:y2="9.256cm">
          <text:p/>
        </draw:line>
        <draw:line draw:style-name="gr20" draw:text-style-name="P19" draw:layer="layout" svg:x1="13.827cm" svg:y1="10.78cm" svg:x2="16.24cm" svg:y2="10.272cm">
          <text:p/>
        </draw:line>
        <draw:frame draw:style-name="gr21" draw:text-style-name="P6" draw:layer="layout" svg:width="0.889cm" svg:height="0.489cm" svg:x="23.479cm" svg:y="9.891cm">
          <draw:text-box>
            <text:p text:style-name="P5"><text:span text:style-name="T2">op</text:span></text:p>
          </draw:text-box>
        </draw:frame>
        <draw:frame draw:style-name="gr22" draw:text-style-name="P8" draw:layer="layout" svg:width="0.993cm" svg:height="0.727cm" svg:x="23.248cm" svg:y="10.272cm">
          <draw:text-box>
            <text:p><text:span text:style-name="T2">inA</text:span></text:p>
          </draw:text-box>
        </draw:frame>
        <draw:frame draw:style-name="gr12" draw:text-style-name="P8" draw:layer="layout" svg:width="0.807cm" svg:height="0.49cm" svg:x="23.307cm" svg:y="11.179cm">
          <draw:text-box>
            <text:p><text:span text:style-name="T2">inB</text:span></text:p>
          </draw:text-box>
        </draw:frame>
        <draw:frame draw:style-name="gr12" draw:text-style-name="P8" draw:layer="layout" svg:width="0.798cm" svg:height="0.49cm" svg:x="24.586cm" svg:y="10.78cm">
          <draw:text-box>
            <text:p><text:span text:style-name="T2">out</text:span></text:p>
          </draw:text-box>
        </draw:frame>
        <draw:line draw:style-name="gr20" draw:text-style-name="P19" draw:layer="layout" svg:x1="23.86cm" svg:y1="7.35cm" svg:x2="23.86cm" svg:y2="10.018cm">
          <text:p/>
        </draw:line>
        <draw:line draw:style-name="gr24" draw:text-style-name="P19" draw:layer="layout" svg:x1="25.257cm" svg:y1="11.034cm" svg:x2="25.257cm" svg:y2="14.717cm">
          <text:p/>
        </draw:line>
        <draw:line draw:style-name="gr25" draw:text-style-name="P19" draw:layer="layout" svg:x1="25.257cm" svg:y1="14.717cm" svg:x2="15.605cm" svg:y2="14.716cm">
          <text:p/>
        </draw:line>
        <draw:line draw:style-name="gr24" draw:text-style-name="P19" draw:layer="layout" svg:x1="15.605cm" svg:y1="14.717cm" svg:x2="15.605cm" svg:y2="12.812cm">
          <text:p/>
        </draw:line>
        <draw:line draw:style-name="gr20" draw:text-style-name="P19" draw:layer="layout" svg:x1="15.605cm" svg:y1="12.812cm" svg:x2="16.24cm" svg:y2="12.812cm">
          <text:p/>
        </draw:line>
        <draw:line draw:style-name="gr20" draw:text-style-name="P19" draw:layer="layout" svg:x1="19.923cm" svg:y1="9.637cm" svg:x2="23.479cm" svg:y2="10.526cm">
          <text:p/>
        </draw:line>
        <draw:line draw:style-name="gr24" draw:text-style-name="P19" draw:layer="layout" svg:x1="21.32cm" svg:y1="16.24cm" svg:x2="21.32cm" svg:y2="11.414cm">
          <text:p/>
        </draw:line>
        <draw:line draw:style-name="gr27" draw:text-style-name="P22" draw:layer="layout" svg:x1="18.018cm" svg:y1="8.111cm" svg:x2="18.018cm" svg:y2="8.747cm">
          <text:p text:style-name="P21"><text:span text:style-name="T1">1</text:span></text:p>
        </draw:line>
        <draw:frame draw:style-name="gr28" draw:text-style-name="P23" draw:layer="layout" svg:width="1.778cm" svg:height="0.962cm" svg:x="14.335cm" svg:y="1.127cm">
          <draw:text-box>
            <text:p>Addi</text:p>
          </draw:text-box>
        </draw:frame>
        <draw:line draw:style-name="gr19" draw:text-style-name="P19" draw:layer="layout" svg:x1="13.7cm" svg:y1="9.763cm" svg:x2="13.7cm" svg:y2="7.35cm">
          <text:p/>
        </draw:line>
        <draw:line draw:style-name="gr19" draw:text-style-name="P19" draw:layer="layout" svg:x1="13.7cm" svg:y1="7.35cm" svg:x2="23.86cm" svg:y2="7.35cm">
          <text:p/>
        </draw:line>
        <draw:custom-shape draw:style-name="gr29" draw:text-style-name="P3" xml:id="id12" draw:id="id12" draw:layer="layout" svg:width="1.27cm" svg:height="1.397cm" svg:x="10.017cm" svg:y="15.097cm">
          <draw:glue-point draw:id="4" svg:x="-3cm" svg:y="-3.178cm"/>
          <text:p text:style-name="P3">clk</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30" draw:text-style-name="P3" draw:layer="layout" svg:x1="3.089cm" svg:y1="12.998cm" svg:x2="10.017cm" svg:y2="15.795cm" draw:start-shape="id11" draw:start-glue-point="2" draw:end-shape="id12" draw:end-glue-point="3" svg:d="M3089 12998v2797h6928" svg:viewBox="0 0 6929 2798">
          <text:p/>
        </draw:connector>
        <draw:connector draw:style-name="gr30" draw:text-style-name="P3" draw:layer="layout" svg:x1="18.029cm" svg:y1="13.429cm" svg:x2="11.287cm" svg:y2="15.795cm" draw:start-shape="id13" draw:start-glue-point="2" draw:end-shape="id12" draw:end-glue-point="1" svg:d="M18029 13429v2366h-6742" svg:viewBox="0 0 6743 2367">
          <text:p/>
        </draw:connector>
        <draw:connector draw:style-name="gr31" draw:text-style-name="P3" draw:layer="layout" svg:x1="10.715cm" svg:y1="13.447cm" svg:x2="10.652cm" svg:y2="15.097cm" draw:start-shape="id10" draw:start-glue-point="2" draw:end-shape="id12" draw:end-glue-point="0" svg:d="M10715 13447v824h-63v826" svg:viewBox="0 0 64 1651">
          <text:p/>
        </draw:connector>
        <draw:line draw:style-name="gr24" draw:text-style-name="P19" draw:layer="layout" svg:x1="14.081cm" svg:y1="13.192cm" svg:x2="14.081cm" svg:y2="16.24cm">
          <text:p/>
        </draw:line>
        <draw:custom-shape draw:style-name="gr26" draw:text-style-name="P20" draw:layer="layout" svg:width="1.397cm" svg:height="0.762cm" svg:x="14.589cm" svg:y="15.859cm">
          <text:p text:style-name="P3"><text:span text:style-name="T2">exten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19" draw:layer="layout" svg:x1="14.081cm" svg:y1="16.24cm" svg:x2="14.589cm" svg:y2="16.24cm">
          <text:p/>
        </draw:line>
        <draw:line draw:style-name="gr24" draw:text-style-name="P19" draw:layer="layout" svg:x1="15.986cm" svg:y1="16.24cm" svg:x2="21.32cm" svg:y2="16.24cm">
          <text:p/>
        </draw:line>
        <draw:line draw:style-name="gr20" draw:text-style-name="P19" draw:layer="layout" svg:x1="21.32cm" svg:y1="11.414cm" svg:x2="23.479cm" svg:y2="11.414cm">
          <text:p/>
        </draw:line>
        <draw:connector draw:style-name="gr31" draw:text-style-name="P3" draw:layer="layout" draw:line-skew="1.648cm" svg:x1="7.858cm" svg:y1="12.811cm" svg:x2="10.271cm" svg:y2="15.352cm" draw:end-shape="id12" draw:end-glue-point="4" svg:d="M7858 12811v2540h2413v1" svg:viewBox="0 0 2414 2542">
          <text:p/>
        </draw:connector>
      </draw:page>
      <draw:page draw:name="page3" draw:style-name="dp1" draw:master-page-name="Default">
        <draw:custom-shape draw:style-name="gr1" draw:text-style-name="P1" xml:id="id14" draw:id="id14" draw:layer="layout" svg:width="2.667cm" svg:height="2.667cm" svg:x="1.748cm" svg:y="10.224cm">
          <text:p text:style-name="P1"><text:span text:style-name="T1">p</text:span><text:span text:style-name="T1">c</text:span></text:p>
          <draw:enhanced-geometry svg:viewBox="0 0 21600 21600" draw:type="rectangle" draw:enhanced-path="M 0 0 L 21600 0 21600 21600 0 21600 0 0 Z N"/>
        </draw:custom-shape>
        <draw:custom-shape draw:style-name="gr2" draw:text-style-name="P1" xml:id="id15" draw:id="id15" draw:layer="layout" svg:width="2.794cm" svg:height="2.54cm" svg:x="6.334cm" svg:y="10.273cm">
          <text:p text:style-name="P1"><text:span text:style-name="T1">M</text:span><text:span text:style-name="T1">e</text:span><text:span text:style-name="T1">m</text:span></text:p>
          <draw:enhanced-geometry svg:viewBox="0 0 21600 21600" draw:type="rectangle" draw:enhanced-path="M 0 0 L 21600 0 21600 21600 0 21600 0 0 Z N"/>
        </draw:custom-shape>
        <draw:custom-shape draw:style-name="gr3" draw:text-style-name="P1" xml:id="id21" draw:id="id21" draw:layer="layout" svg:width="3.81cm" svg:height="4.699cm" svg:x="16.124cm" svg:y="8.731cm">
          <text:p text:style-name="P1"><text:span text:style-name="T1">R</text:span><text:span text:style-name="T1">e</text:span><text:span text:style-name="T1">gi</text:span><text:span text:style-name="T1">st</text:span><text:span text:style-name="T1">er</text:span></text:p>
          <text:p text:style-name="P1"><text:span text:style-name="T1">fil</text:span><text:span text:style-name="T1">e</text:span></text:p>
          <draw:enhanced-geometry svg:viewBox="0 0 21600 21600" draw:type="rectangle" draw:enhanced-path="M 0 0 L 21600 0 21600 21600 0 21600 0 0 Z N"/>
        </draw:custom-shape>
        <draw:custom-shape draw:style-name="gr4" draw:text-style-name="P2" draw:layer="layout" svg:width="2.413cm" svg:height="1.905cm" svg:x="22.844cm" svg:y="10.019cm">
          <text:p text:style-name="P2"><text:s text:c="5"/>ALU</text:p>
          <draw:enhanced-geometry svg:viewBox="0 0 21600 21600" draw:text-areas="0 0 21600 21600" draw:type="chevron" draw:modifiers="10862.634631317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 draw:text-style-name="P2" xml:id="id17" draw:id="id17" draw:layer="layout" svg:width="2.032cm" svg:height="2.032cm" svg:x="6.588cm" svg:y="5.193cm">
          <draw:glue-point draw:id="4" svg:x="-3.75cm" svg:y="-3.125cm"/>
          <draw:glue-point draw:id="5" svg:x="-3.75cm" svg:y="3.125cm"/>
          <text:p text:style-name="P2"><text:s text:c="3"/><text:span text:style-name="T1">add</text:span><text:span text:style-name="T1">er</text:span></text:p>
          <draw:enhanced-geometry svg:viewBox="0 0 21600 21600" draw:text-areas="0 0 21600 21600" draw:type="chevron" draw:modifiers="14608.952287260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6" draw:text-style-name="P1" xml:id="id16" draw:id="id16" draw:layer="layout" svg:x1="4.415cm" svg:y1="11.557cm" svg:x2="6.334cm" svg:y2="11.543cm" draw:start-shape="id14" draw:start-glue-point="1" draw:end-shape="id15" draw:end-glue-point="3" svg:d="M4415 11557h959v-14h960" svg:viewBox="0 0 1920 15">
          <text:p text:style-name="P3"><text:span text:style-name="T1">w2</text:span></text:p>
        </draw:connector>
        <draw:connector draw:style-name="gr7" draw:text-style-name="P3" draw:layer="layout" svg:x1="5.374cm" svg:y1="11.55cm" svg:x2="6.842cm" svg:y2="5.574cm" draw:start-shape="id16" draw:start-glue-point="0" draw:end-shape="id17" draw:end-glue-point="4" svg:d="M5374 11550v-5976h1468" svg:viewBox="0 0 1469 5977">
          <text:p/>
        </draw:connector>
        <draw:connector draw:style-name="gr8" draw:text-style-name="P1" draw:layer="layout" draw:line-skew="0cm -4.191cm" svg:x1="8.62cm" svg:y1="6.209cm" svg:x2="1.748cm" svg:y2="11.557cm" draw:start-shape="id17" draw:start-glue-point="1" draw:end-shape="id14" draw:end-glue-point="3" svg:d="M8620 6209h502v-1675h-7876v7023h502" svg:viewBox="0 0 7877 7024">
          <text:p text:style-name="P4"><text:span text:style-name="T1">w</text:span><text:span text:style-name="T1">1</text:span></text:p>
        </draw:connector>
        <draw:frame draw:style-name="gr9" draw:text-style-name="P6" draw:layer="layout" svg:width="1.397cm" svg:height="0.489cm" svg:x="1.621cm" svg:y="11.367cm">
          <draw:text-box>
            <text:p text:style-name="P5"><text:span text:style-name="T2">a</text:span><text:span text:style-name="T2">d</text:span><text:span text:style-name="T2">r</text:span><text:span text:style-name="T2">_</text:span><text:span text:style-name="T2">i</text:span><text:span text:style-name="T2">n</text:span></text:p>
          </draw:text-box>
        </draw:frame>
        <draw:frame draw:style-name="gr10" draw:text-style-name="P7" xml:id="id19" draw:id="id19" draw:layer="layout" svg:width="0.874cm" svg:height="0.489cm" svg:x="2.652cm" svg:y="12.51cm">
          <draw:text-box>
            <text:p text:style-name="P5"><text:span text:style-name="T2">c</text:span><text:span text:style-name="T2">l</text:span><text:span text:style-name="T2">k</text:span></text:p>
          </draw:text-box>
        </draw:frame>
        <draw:frame draw:style-name="gr11" draw:text-style-name="P7" draw:layer="layout" svg:width="1.412cm" svg:height="0.526cm" svg:x="3.384cm" svg:y="11.349cm">
          <draw:text-box>
            <text:p text:style-name="P5"><text:span text:style-name="T2">a</text:span><text:span text:style-name="T2">d</text:span><text:span text:style-name="T2">r</text:span><text:span text:style-name="T2">_</text:span><text:span text:style-name="T2">o</text:span><text:span text:style-name="T2">u</text:span><text:span text:style-name="T2">t</text:span></text:p>
          </draw:text-box>
        </draw:frame>
        <draw:frame draw:style-name="gr12" draw:text-style-name="P8" draw:layer="layout" svg:width="1.095cm" svg:height="0.49cm" svg:x="6.128cm" svg:y="11.289cm">
          <draw:text-box>
            <text:p><text:span text:style-name="T2">a</text:span><text:span text:style-name="T2">d</text:span><text:span text:style-name="T2">r</text:span></text:p>
          </draw:text-box>
        </draw:frame>
        <draw:frame draw:style-name="gr13" draw:text-style-name="P7" draw:layer="layout" svg:width="1.573cm" svg:height="0.489cm" svg:x="6.196cm" svg:y="12.337cm">
          <draw:text-box>
            <text:p text:style-name="P5"><text:span text:style-name="T3">w</text:span><text:span text:style-name="T3">r</text:span><text:span text:style-name="T3">i</text:span><text:span text:style-name="T3">t</text:span><text:span text:style-name="T3">e</text:span><text:span text:style-name="T3">D</text:span><text:span text:style-name="T3">a</text:span><text:span text:style-name="T3">t</text:span><text:span text:style-name="T3">a</text:span></text:p>
          </draw:text-box>
        </draw:frame>
        <draw:frame draw:style-name="gr12" draw:text-style-name="P10" draw:layer="layout" svg:width="1.484cm" svg:height="0.49cm" svg:x="8.112cm" svg:y="12.323cm">
          <draw:text-box>
            <text:p text:style-name="P9"><text:span text:style-name="T3">w</text:span><text:span text:style-name="T3">r</text:span><text:span text:style-name="T3">i</text:span><text:span text:style-name="T3">t</text:span><text:span text:style-name="T3">e</text:span><text:span text:style-name="T3">E</text:span><text:span text:style-name="T3">n</text:span></text:p>
          </draw:text-box>
        </draw:frame>
        <draw:frame draw:style-name="gr12" draw:text-style-name="P8" draw:layer="layout" svg:width="0.798cm" svg:height="0.49cm" svg:x="7.477cm" svg:y="12.432cm">
          <draw:text-box>
            <text:p><text:span text:style-name="T2">c</text:span><text:span text:style-name="T2">l</text:span><text:span text:style-name="T2">k</text:span></text:p>
          </draw:text-box>
        </draw:frame>
        <draw:frame draw:style-name="gr12" draw:text-style-name="P8" draw:layer="layout" svg:width="1.484cm" svg:height="0.727cm" svg:x="8.366cm" svg:y="11.162cm">
          <draw:text-box>
            <text:p><text:span text:style-name="T2">R</text:span><text:span text:style-name="T2">e</text:span><text:span text:style-name="T2">a</text:span><text:span text:style-name="T2">d</text:span></text:p>
            <text:p><text:span text:style-name="T2">D</text:span><text:span text:style-name="T2">a</text:span><text:span text:style-name="T2">t</text:span><text:span text:style-name="T2">a</text:span></text:p>
          </draw:text-box>
        </draw:frame>
        <draw:frame draw:style-name="gr12" draw:text-style-name="P8" draw:layer="layout" svg:width="0.811cm" svg:height="0.49cm" svg:x="6.715cm" svg:y="5.32cm">
          <draw:text-box>
            <text:p><text:span text:style-name="T2">i</text:span><text:span text:style-name="T2">n</text:span><text:span text:style-name="T2">A</text:span></text:p>
          </draw:text-box>
        </draw:frame>
        <draw:frame draw:style-name="gr12" draw:text-style-name="P8" draw:layer="layout" svg:width="0.807cm" svg:height="0.49cm" svg:x="6.715cm" svg:y="6.59cm">
          <draw:text-box>
            <text:p><text:span text:style-name="T2">i</text:span><text:span text:style-name="T2">n</text:span><text:span text:style-name="T2">B</text:span></text:p>
          </draw:text-box>
        </draw:frame>
        <draw:frame draw:style-name="gr12" draw:text-style-name="P8" draw:layer="layout" svg:width="0.807cm" svg:height="0.49cm" svg:x="8.067cm" svg:y="5.955cm">
          <draw:text-box>
            <text:p><text:span text:style-name="T2">o</text:span><text:span text:style-name="T2">u</text:span><text:span text:style-name="T2">t</text:span></text:p>
          </draw:text-box>
        </draw:frame>
        <draw:line draw:style-name="gr14" draw:text-style-name="P12" draw:layer="layout" svg:x1="5.953cm" svg:y1="6.844cm" svg:x2="6.969cm" svg:y2="6.844cm">
          <text:p text:style-name="P11"><text:span text:style-name="T1">1</text:span></text:p>
        </draw:line>
        <draw:line draw:style-name="gr15" draw:text-style-name="P13" draw:layer="layout" svg:x1="12.43cm" svg:y1="13.194cm" svg:x2="12.43cm" svg:y2="9.765cm">
          <text:p/>
        </draw:line>
        <draw:line draw:style-name="gr16" draw:text-style-name="P15" draw:layer="layout" svg:x1="12.43cm" svg:y1="9.79cm" svg:x2="13.7cm" svg:y2="9.765cm">
          <text:p text:style-name="P14"><text:span text:style-name="T4">W</text:span><text:span text:style-name="T4">3</text:span><text:span text:style-name="T4">[</text:span><text:span text:style-name="T4">5</text:span><text:span text:style-name="T4">:</text:span><text:span text:style-name="T4">0</text:span><text:span text:style-name="T4">]</text:span></text:p>
        </draw:line>
        <draw:line draw:style-name="gr16" draw:text-style-name="P17" draw:layer="layout" svg:x1="12.43cm" svg:y1="10.781cm" svg:x2="13.827cm" svg:y2="10.781cm">
          <text:p text:style-name="P16"><text:span text:style-name="T4">W</text:span><text:span text:style-name="T4">3</text:span><text:span text:style-name="T4">[</text:span><text:span text:style-name="T4">1</text:span><text:span text:style-name="T4">1</text:span><text:span text:style-name="T4">:</text:span><text:span text:style-name="T4">6</text:span><text:span text:style-name="T4">]</text:span></text:p>
        </draw:line>
        <draw:line draw:style-name="gr16" draw:text-style-name="P17" draw:layer="layout" svg:x1="12.43cm" svg:y1="11.543cm" svg:x2="13.954cm" svg:y2="11.543cm">
          <text:p text:style-name="P16"><text:span text:style-name="T4">W</text:span><text:span text:style-name="T4">3</text:span><text:span text:style-name="T4">[</text:span><text:span text:style-name="T4">1</text:span><text:span text:style-name="T4">7</text:span><text:span text:style-name="T4">:</text:span><text:span text:style-name="T4">1</text:span><text:span text:style-name="T4">2</text:span><text:span text:style-name="T4">]</text:span></text:p>
        </draw:line>
        <draw:line draw:style-name="gr16" draw:text-style-name="P17" draw:layer="layout" svg:x1="12.43cm" svg:y1="12.305cm" svg:x2="14.081cm" svg:y2="12.305cm">
          <text:p text:style-name="P16"><text:span text:style-name="T4">W</text:span><text:span text:style-name="T4">3</text:span><text:span text:style-name="T4">[</text:span><text:span text:style-name="T4">2</text:span><text:span text:style-name="T4">3</text:span><text:span text:style-name="T4">:</text:span><text:span text:style-name="T4">1</text:span><text:span text:style-name="T4">8</text:span><text:span text:style-name="T4">]</text:span></text:p>
        </draw:line>
        <draw:line draw:style-name="gr16" draw:text-style-name="P17" draw:layer="layout" svg:x1="12.43cm" svg:y1="13.194cm" svg:x2="14.081cm" svg:y2="13.194cm">
          <text:p text:style-name="P16"><text:span text:style-name="T4">W</text:span><text:span text:style-name="T4">3</text:span><text:span text:style-name="T4">[</text:span><text:span text:style-name="T4">6</text:span><text:span text:style-name="T4">3</text:span><text:span text:style-name="T4">:</text:span><text:span text:style-name="T4">1</text:span><text:span text:style-name="T4">8</text:span><text:span text:style-name="T4">]</text:span></text:p>
        </draw:line>
        <draw:frame draw:style-name="gr12" draw:text-style-name="P8" draw:layer="layout" svg:width="1.281cm" svg:height="0.49cm" svg:x="15.997cm" svg:y="10.019cm">
          <draw:text-box>
            <text:p><text:span text:style-name="T2">w</text:span><text:span text:style-name="T2">r</text:span><text:span text:style-name="T2">i</text:span><text:span text:style-name="T2">t</text:span><text:span text:style-name="T2">e</text:span><text:span text:style-name="T2">A</text:span><text:span text:style-name="T2">d</text:span><text:span text:style-name="T2">r</text:span></text:p>
          </draw:text-box>
        </draw:frame>
        <draw:frame draw:style-name="gr17" draw:text-style-name="P8" draw:layer="layout" svg:width="1.386cm" svg:height="0.489cm" svg:x="15.997cm" svg:y="9.493cm">
          <draw:text-box>
            <text:p><text:span text:style-name="T2">r</text:span><text:span text:style-name="T2">e</text:span><text:span text:style-name="T2">a</text:span><text:span text:style-name="T2">d</text:span><text:span text:style-name="T2">A</text:span><text:span text:style-name="T2">d</text:span><text:span text:style-name="T2">r</text:span><text:span text:style-name="T2">2</text:span></text:p>
          </draw:text-box>
        </draw:frame>
        <draw:frame draw:style-name="gr10" draw:text-style-name="P8" draw:layer="layout" svg:width="1.513cm" svg:height="0.489cm" svg:x="18.664cm" svg:y="9.366cm">
          <draw:text-box>
            <text:p><text:span text:style-name="T2">r</text:span><text:span text:style-name="T2">e</text:span><text:span text:style-name="T2">a</text:span><text:span text:style-name="T2">d</text:span><text:span text:style-name="T2">D</text:span><text:span text:style-name="T2">a</text:span><text:span text:style-name="T2">t</text:span><text:span text:style-name="T2">a</text:span><text:span text:style-name="T2">1</text:span></text:p>
          </draw:text-box>
        </draw:frame>
        <draw:frame draw:style-name="gr17" draw:text-style-name="P8" draw:layer="layout" svg:width="1.386cm" svg:height="0.489cm" svg:x="16.008cm" svg:y="8.985cm">
          <draw:text-box>
            <text:p><text:span text:style-name="T2">r</text:span><text:span text:style-name="T2">e</text:span><text:span text:style-name="T2">a</text:span><text:span text:style-name="T2">d</text:span><text:span text:style-name="T2">A</text:span><text:span text:style-name="T2">d</text:span><text:span text:style-name="T2">r</text:span><text:span text:style-name="T2">1</text:span></text:p>
          </draw:text-box>
        </draw:frame>
        <draw:frame draw:style-name="gr12" draw:text-style-name="P8" draw:layer="layout" svg:width="1.497cm" svg:height="0.49cm" svg:x="18.664cm" svg:y="10.001cm">
          <draw:text-box>
            <text:p><text:span text:style-name="T2">r</text:span><text:span text:style-name="T2">e</text:span><text:span text:style-name="T2">a</text:span><text:span text:style-name="T2">d</text:span><text:span text:style-name="T2">D</text:span><text:span text:style-name="T2">a</text:span><text:span text:style-name="T2">t</text:span><text:span text:style-name="T2">a</text:span><text:span text:style-name="T2">2</text:span></text:p>
          </draw:text-box>
        </draw:frame>
        <draw:frame draw:style-name="gr12" draw:text-style-name="P8" draw:layer="layout" svg:width="1.497cm" svg:height="0.49cm" svg:x="15.997cm" svg:y="12.559cm">
          <draw:text-box>
            <text:p><text:span text:style-name="T2">w</text:span><text:span text:style-name="T2">r</text:span><text:span text:style-name="T2">i</text:span><text:span text:style-name="T2">t</text:span><text:span text:style-name="T2">e</text:span><text:span text:style-name="T2">D</text:span><text:span text:style-name="T2">a</text:span><text:span text:style-name="T2">t</text:span><text:span text:style-name="T2">a</text:span></text:p>
          </draw:text-box>
        </draw:frame>
        <draw:frame draw:style-name="gr12" draw:text-style-name="P8" draw:layer="layout" svg:width="1.233cm" svg:height="0.49cm" svg:x="17.394cm" svg:y="8.622cm">
          <draw:text-box>
            <text:p><text:span text:style-name="T2">w</text:span><text:span text:style-name="T2">r</text:span><text:span text:style-name="T2">i</text:span><text:span text:style-name="T2">t</text:span><text:span text:style-name="T2">e</text:span><text:span text:style-name="T2">E</text:span><text:span text:style-name="T2">n</text:span></text:p>
          </draw:text-box>
        </draw:frame>
        <draw:frame draw:style-name="gr12" draw:text-style-name="P8" draw:layer="layout" svg:width="0.762cm" svg:height="0.49cm" svg:x="17.637cm" svg:y="13.066cm">
          <draw:text-box>
            <text:p><text:span text:style-name="T2">c</text:span><text:span text:style-name="T2">l</text:span><text:span text:style-name="T2">k</text:span></text:p>
          </draw:text-box>
        </draw:frame>
        <draw:custom-shape draw:style-name="gr18" draw:text-style-name="P18" xml:id="id18" draw:id="id18" draw:layer="layout" svg:width="1.143cm" svg:height="3.937cm" svg:x="10.144cm" svg:y="9.511cm">
          <text:p text:style-name="P18"><text:span text:style-name="T5">Instruction </text:span></text:p>
          <text:p text:style-name="P18"><text:span text:style-name="T5">register</text:span></text:p>
          <draw:enhanced-geometry svg:viewBox="0 0 21600 21600" draw:type="rectangle" draw:enhanced-path="M 0 0 L 21600 0 21600 21600 0 21600 0 0 Z N"/>
        </draw:custom-shape>
        <draw:connector draw:style-name="gr7" draw:text-style-name="P3" draw:layer="layout" svg:x1="9.128cm" svg:y1="11.543cm" svg:x2="10.144cm" svg:y2="11.479cm" draw:start-shape="id15" draw:end-shape="id18" svg:d="M9128 11543h506v-64h510" svg:viewBox="0 0 1017 65">
          <text:p/>
        </draw:connector>
        <draw:line draw:style-name="gr19" draw:text-style-name="P19" draw:layer="layout" svg:x1="11.287cm" svg:y1="11.543cm" svg:x2="12.557cm" svg:y2="11.543cm">
          <text:p/>
        </draw:line>
        <draw:frame draw:style-name="gr12" draw:text-style-name="P8" draw:layer="layout" svg:width="0.76cm" svg:height="0.49cm" svg:x="10.4cm" svg:y="13.084cm">
          <draw:text-box>
            <text:p><text:span text:style-name="T2">c</text:span><text:span text:style-name="T2">l</text:span><text:span text:style-name="T2">k</text:span></text:p>
          </draw:text-box>
        </draw:frame>
        <draw:line draw:style-name="gr20" draw:text-style-name="P19" draw:layer="layout" svg:x1="13.954cm" svg:y1="11.543cm" svg:x2="16.113cm" svg:y2="9.257cm">
          <text:p/>
        </draw:line>
        <draw:line draw:style-name="gr20" draw:text-style-name="P19" draw:layer="layout" svg:x1="13.827cm" svg:y1="10.781cm" svg:x2="16.24cm" svg:y2="10.273cm">
          <text:p/>
        </draw:line>
        <draw:frame draw:style-name="gr21" draw:text-style-name="P6" draw:layer="layout" svg:width="0.889cm" svg:height="0.489cm" svg:x="23.479cm" svg:y="9.892cm">
          <draw:text-box>
            <text:p text:style-name="P5"><text:span text:style-name="T2">o</text:span><text:span text:style-name="T2">p</text:span></text:p>
          </draw:text-box>
        </draw:frame>
        <draw:frame draw:style-name="gr22" draw:text-style-name="P8" draw:layer="layout" svg:width="0.993cm" svg:height="0.727cm" svg:x="23.248cm" svg:y="10.273cm">
          <draw:text-box>
            <text:p><text:span text:style-name="T2">i</text:span><text:span text:style-name="T2">n</text:span><text:span text:style-name="T2">A</text:span></text:p>
          </draw:text-box>
        </draw:frame>
        <draw:frame draw:style-name="gr12" draw:text-style-name="P8" draw:layer="layout" svg:width="0.807cm" svg:height="0.49cm" svg:x="23.307cm" svg:y="11.18cm">
          <draw:text-box>
            <text:p><text:span text:style-name="T2">i</text:span><text:span text:style-name="T2">n</text:span><text:span text:style-name="T2">B</text:span></text:p>
          </draw:text-box>
        </draw:frame>
        <draw:frame draw:style-name="gr12" draw:text-style-name="P8" draw:layer="layout" svg:width="0.798cm" svg:height="0.49cm" svg:x="24.586cm" svg:y="10.781cm">
          <draw:text-box>
            <text:p><text:span text:style-name="T2">o</text:span><text:span text:style-name="T2">u</text:span><text:span text:style-name="T2">t</text:span></text:p>
          </draw:text-box>
        </draw:frame>
        <draw:line draw:style-name="gr20" draw:text-style-name="P19" draw:layer="layout" svg:x1="23.86cm" svg:y1="7.351cm" svg:x2="23.86cm" svg:y2="10.019cm">
          <text:p/>
        </draw:line>
        <draw:line draw:style-name="gr24" draw:text-style-name="P19" draw:layer="layout" svg:x1="25.257cm" svg:y1="11.035cm" svg:x2="25.257cm" svg:y2="14.718cm">
          <text:p/>
        </draw:line>
        <draw:line draw:style-name="gr25" draw:text-style-name="P19" draw:layer="layout" svg:x1="25.257cm" svg:y1="14.718cm" svg:x2="15.605cm" svg:y2="14.717cm">
          <text:p/>
        </draw:line>
        <draw:line draw:style-name="gr24" draw:text-style-name="P19" draw:layer="layout" svg:x1="15.605cm" svg:y1="14.718cm" svg:x2="15.605cm" svg:y2="12.813cm">
          <text:p/>
        </draw:line>
        <draw:line draw:style-name="gr20" draw:text-style-name="P19" draw:layer="layout" svg:x1="15.605cm" svg:y1="12.813cm" svg:x2="16.24cm" svg:y2="12.813cm">
          <text:p/>
        </draw:line>
        <draw:line draw:style-name="gr20" draw:text-style-name="P19" draw:layer="layout" svg:x1="19.923cm" svg:y1="9.638cm" svg:x2="23.479cm" svg:y2="10.527cm">
          <text:p/>
        </draw:line>
        <draw:line draw:style-name="gr27" draw:text-style-name="P22" draw:layer="layout" svg:x1="18.018cm" svg:y1="8.112cm" svg:x2="18.018cm" svg:y2="8.748cm">
          <text:p text:style-name="P21"><text:span text:style-name="T1">1</text:span></text:p>
        </draw:line>
        <draw:frame draw:style-name="gr28" draw:text-style-name="P23" draw:layer="layout" svg:width="1.778cm" svg:height="0.962cm" svg:x="14.335cm" svg:y="1.128cm">
          <draw:text-box>
            <text:p>Add</text:p>
          </draw:text-box>
          <draw:glue-point draw:id="4" svg:x="1.428cm" svg:y="-1.049cm"/>
        </draw:frame>
        <draw:line draw:style-name="gr19" draw:text-style-name="P19" draw:layer="layout" svg:x1="13.7cm" svg:y1="9.764cm" svg:x2="13.7cm" svg:y2="7.351cm">
          <text:p/>
        </draw:line>
        <draw:line draw:style-name="gr19" draw:text-style-name="P19" draw:layer="layout" svg:x1="13.7cm" svg:y1="7.351cm" svg:x2="23.86cm" svg:y2="7.351cm">
          <text:p/>
        </draw:line>
        <draw:custom-shape draw:style-name="gr29" draw:text-style-name="P3" xml:id="id20" draw:id="id20" draw:layer="layout" svg:width="1.27cm" svg:height="1.397cm" svg:x="10.017cm" svg:y="15.098cm">
          <draw:glue-point draw:id="4" svg:x="-3cm" svg:y="-3.178cm"/>
          <text:p text:style-name="P3">clk</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30" draw:text-style-name="P3" draw:layer="layout" svg:x1="3.089cm" svg:y1="12.999cm" svg:x2="10.017cm" svg:y2="15.796cm" draw:start-shape="id19" draw:start-glue-point="2" draw:end-shape="id20" draw:end-glue-point="3" svg:d="M3089 12999v2797h6928" svg:viewBox="0 0 6929 2798">
          <text:p/>
        </draw:connector>
        <draw:connector draw:style-name="gr30" draw:text-style-name="P3" draw:layer="layout" svg:x1="18.029cm" svg:y1="13.43cm" svg:x2="11.287cm" svg:y2="15.796cm" draw:start-shape="id21" draw:start-glue-point="2" draw:end-shape="id20" draw:end-glue-point="1" svg:d="M18029 13430v2366h-6742" svg:viewBox="0 0 6743 2367">
          <text:p/>
        </draw:connector>
        <draw:connector draw:style-name="gr31" draw:text-style-name="P3" draw:layer="layout" svg:x1="10.715cm" svg:y1="13.448cm" svg:x2="10.652cm" svg:y2="15.098cm" draw:start-shape="id18" draw:start-glue-point="2" draw:end-shape="id20" draw:end-glue-point="0" svg:d="M10715 13448v824h-63v826" svg:viewBox="0 0 64 1651">
          <text:p/>
        </draw:connector>
        <draw:connector draw:style-name="gr31" draw:text-style-name="P3" draw:layer="layout" draw:line-skew="1.648cm" svg:x1="7.858cm" svg:y1="12.812cm" svg:x2="10.271cm" svg:y2="15.353cm" draw:end-shape="id20" draw:end-glue-point="4" svg:d="M7858 12812v2540h2413v1" svg:viewBox="0 0 2414 2542">
          <text:p/>
        </draw:connector>
        <draw:line draw:style-name="gr20" draw:text-style-name="P19" draw:layer="layout" svg:x1="14.081cm" svg:y1="12.303cm" svg:x2="16.113cm" svg:y2="9.763cm">
          <text:p/>
        </draw:line>
        <draw:line draw:style-name="gr20" draw:text-style-name="P19" draw:layer="layout" svg:x1="19.923cm" svg:y1="10.271cm" svg:x2="23.606cm" svg:y2="11.287cm">
          <text:p/>
        </draw:line>
      </draw:page>
      <draw:page draw:name="page4" draw:style-name="dp1" draw:master-page-name="Default">
        <draw:g xml:id="id23" draw:id="id23">
          <draw:polygon draw:style-name="gr32" draw:text-style-name="P1" draw:layer="layout" svg:width="2.666cm" svg:height="2.666cm" svg:x="1.501cm" svg:y="10.223cm" svg:viewBox="0 0 2667 2667" draw:points="0,2667 0,0 2667,0 2667,2667">
            <text:p/>
          </draw:polygon>
          <draw:path draw:style-name="gr33" draw:text-style-name="P24" draw:layer="layout" svg:width="0.158cm" svg:height="0.262cm" svg:x="2.67cm" svg:y="11.488cm" svg:viewBox="0 0 159 263" svg:d="M159 96l-1 22-2 11-2 9-2 9-3 8-3 7-4 7-5 5-5 5-6 4-6 4-7 3-7 1-8 2h-8-5l-5-1h-5l-5-1-4-1-4-2-4-1-4-2-3-2-4-3-3-2-3-3-2-3-3-4-2-3-2-4h-1 1v2 6 21 73h-31v-222-24l-1-8v-6h30v1 1l1 3v13l1 12 3-4 2-4 2-3 3-4 3-3 3-2 3-3 3-2 4-2 4-1 4-2 4-1 5-1h5l5-1h5 8l8 1 4 1 4 1 3 1 3 2 3 1 3 2 3 2 3 2 3 2 2 3 2 2 3 3 2 3 2 3 1 4 2 3 3 8 2 9 2 9 2 10v12zM126 96v-9-9l-1-8-1-7-2-7-2-6-1-2-1-3-1-2-1-2-2-2-1-2-2-2-1-2-2-1-2-2-2-1-2-1-2-1-2-1h-3l-2-1h-3l-2-1h-6-4-5l-3 1-4 1-4 1-3 1-3 2-1 1-2 1-2 2-3 2-2 3-2 3-2 3-1 3-2 4-2 4-1 4-1 5-1 5-1 5v5l-1 6v13 9l1 8 1 7 1 7 2 7 2 6 1 2 1 3 1 2 2 3 1 2 2 2 2 2 2 1 2 2 2 1 2 2 2 1 3 1 2 1h3l3 1h3l3 1h6 5l3-1h3l2-1h2l3-1 2-1 2-1 2-2 2-1 1-1 2-2 2-2 1-2 2-2 1-2 1-2 1-3 1-3 2-6 2-7 1-7 1-8v-9z">
            <text:p/>
          </draw:path>
          <draw:polygon draw:style-name="gr33" draw:text-style-name="P24" draw:layer="layout" svg:width="0.151cm" svg:height="0.192cm" svg:x="2.858cm" svg:y="11.487cm" svg:viewBox="0 0 152 193" draw:points="32,96 33,105 33,113 34,121 35,128 37,135 39,141 41,146 43,149 44,151 46,153 47,155 49,157 51,159 53,160 55,162 57,163 59,164 61,165 63,166 66,167 68,168 71,168 74,169 77,169 79,169 84,169 87,168 91,168 95,167 98,165 101,164 104,162 107,160 108,159 110,157 111,156 112,155 113,153 114,152 116,148 118,145 119,141 120,137 121,132 152,134 151,141 149,147 147,153 145,159 142,164 138,169 134,173 129,177 124,181 119,184 113,187 107,189 101,191 94,192 88,193 80,193 71,193 62,192 58,191 54,190 50,189 46,187 42,185 39,184 35,182 32,179 29,177 26,174 23,172 21,169 18,165 16,162 14,159 12,155 10,151 8,147 5,138 3,129 1,119 0,108 0,96 0,85 1,74 3,64 5,55 8,46 10,42 12,38 14,35 16,31 18,28 21,25 23,22 26,19 29,16 32,14 35,12 39,10 42,8 46,6 50,5 54,3 58,2 62,2 71,0 80,0 87,0 94,1 100,2 106,4 112,6 117,8 123,11 127,15 132,19 136,23 140,27 143,32 146,38 148,43 150,49 151,56 119,58 119,54 118,51 116,47 115,44 113,41 111,38 109,36 107,33 106,32 104,31 103,30 102,29 100,29 99,28 95,27 92,26 88,25 84,24 79,24 73,25 70,25 68,25 65,26 63,27 60,27 58,28 56,29 54,31 52,32 50,34 48,35 46,37 45,39 43,41 42,43 41,45 40,48 39,50 37,56 35,63 34,70 33,78 33,86">
            <text:p/>
          </draw:polygon>
        </draw:g>
        <draw:g xml:id="id29" draw:id="id29">
          <draw:polygon draw:style-name="gr34" draw:text-style-name="P1" draw:layer="layout" svg:width="2.031cm" svg:height="2.539cm" svg:x="6.588cm" svg:y="10.271cm" svg:viewBox="0 0 2032 2540" draw:points="0,2540 0,0 2032,0 2032,2540">
            <text:p/>
          </draw:polygon>
          <draw:polygon draw:style-name="gr35" draw:text-style-name="P24" draw:layer="layout" svg:width="0.171cm" svg:height="0.242cm" svg:x="7.342cm" svg:y="11.419cm" svg:viewBox="0 0 172 243" draw:points="150,243 150,81 151,29 145,57 143,68 140,77 95,243 78,243 32,77 25,48 20,29 21,48 21,81 21,243 0,243 0,0 31,0 78,168 83,190 85,200 86,204 86,207 87,203 88,198 91,186 93,175 94,171 95,168 141,0 172,0 172,243">
            <text:p/>
          </draw:polygon>
          <draw:path draw:style-name="gr35" draw:text-style-name="P24" draw:layer="layout" svg:width="0.119cm" svg:height="0.192cm" svg:x="7.544cm" svg:y="11.472cm" svg:viewBox="0 0 120 193" svg:d="M24 103v8 7l1 7 1 6 1 6 2 6 1 2 1 3 1 2 1 2 2 2 1 2 1 2 2 2 1 1 2 2 1 1 2 1 2 1 2 1 2 1 2 1h2 2l5 1h3l4-1h3l3-1 3-1 2-2 3-1 2-2 2-2 2-3 2-2 1-3 2-2 1-3 1-3 1-3 20 8-2 5-2 5-2 5-2 4-3 4-3 4-3 3-3 3-4 3-3 2-5 2-4 1-4 1-5 1-5 1h-5-8l-7-2-6-1-3-2-3-1-3-2-2-2-3-2-3-2-2-2-2-3-2-3-2-3-2-3-2-3-2-4-1-3-2-4-1-4-2-9-2-10-1-10-1-11v-12-11l1-10 1-10 2-9 2-9 1-4 2-4 1-3 2-4 2-3 2-3 2-3 2-3 2-3 2-2 3-2 2-2 3-2 3-2 3-1 3-2 6-1 7-2h7 7l7 2 6 1 6 3 5 4 5 4 5 5 4 6 3 6 3 8 3 8 2 9 1 9 2 11v11 12 4zM97 79v-7l-1-7-1-6-2-5-1-5-2-5-1-2-1-2-1-2-1-2-1-1-1-2-1-1-2-2-1-1-2-1-1-1-2-1-1-1h-2l-4-1-4-1h-4-4l-3 1h-2l-2 1-2 1-1 1-2 1-2 1-1 1-1 1-2 2-1 1-1 2-2 2-1 2-1 2-1 2-1 2-2 5-1 5-1 5-1 6-1 6v6z">
            <text:p/>
          </draw:path>
          <draw:polygon draw:style-name="gr35" draw:text-style-name="P24" draw:layer="layout" svg:width="0.179cm" svg:height="0.189cm" svg:x="7.692cm" svg:y="11.472cm" svg:viewBox="0 0 180 190" draw:points="79,190 79,72 79,65 79,59 78,54 78,49 77,44 76,41 76,39 75,37 74,36 74,34 73,33 72,32 72,31 71,30 70,29 69,28 67,27 66,27 65,26 64,25 61,25 58,24 54,24 53,24 51,24 49,24 48,25 46,25 44,26 43,27 41,28 40,29 39,30 37,31 36,32 35,34 34,36 33,37 32,39 31,41 30,43 29,45 28,47 26,52 25,57 24,63 24,69 23,75 23,82 23,190 1,190 1,43 1,17 0,9 0,6 0,3 21,3 21,4 21,4 21,5 22,8 22,17 22,35 23,35 25,31 26,26 28,22 30,19 33,15 35,12 37,10 39,8 42,6 44,4 47,3 50,2 53,1 56,0 59,0 62,0 66,0 70,1 73,1 76,2 79,3 82,5 84,6 87,8 88,10 89,11 90,12 91,13 93,16 94,19 96,23 97,27 98,31 99,35 100,35 101,31 103,27 105,23 107,19 109,16 112,13 114,11 117,8 119,6 122,5 125,3 128,2 131,1 134,1 137,0 141,0 146,0 150,1 154,2 156,3 158,4 160,5 162,6 164,7 165,9 167,10 168,12 169,13 171,15 172,17 173,19 174,22 175,24 175,27 176,30 178,36 179,42 179,49 180,57 180,66 180,190 158,190 158,72 157,65 157,59 157,54 156,49 155,44 155,41 154,39 153,37 153,36 152,34 151,33 151,32 150,31 149,30 148,29 147,28 146,27 145,27 143,26 142,25 139,25 136,24 133,24 129,24 127,24 126,25 124,25 123,26 121,27 120,28 118,29 117,30 116,31 114,32 113,34 112,36 111,37 110,39 109,41 108,43 106,47 105,52 104,57 103,63 102,69 102,75 102,82 102,190">
            <text:p/>
          </draw:polygon>
        </draw:g>
        <draw:g xml:id="id25" draw:id="id25">
          <draw:polygon draw:style-name="gr36" draw:text-style-name="P1" draw:layer="layout" svg:width="3.809cm" svg:height="4.698cm" svg:x="15.878cm" svg:y="8.73cm" svg:viewBox="0 0 3810 4699" draw:points="0,4699 0,0 3810,0 3810,4699">
            <text:p/>
          </draw:polygon>
          <draw:path draw:style-name="gr37" draw:text-style-name="P24" draw:layer="layout" svg:width="0.209cm" svg:height="0.242cm" svg:x="17.157cm" svg:y="10.761cm" svg:viewBox="0 0 210 243" svg:d="M172 243l-63-101h-76v101h-33v-243h114 10l10 1 8 2 9 2 7 2 7 3 4 2 3 2 3 2 3 2 2 3 3 2 2 3 2 2 2 3 2 3 2 3 1 3 2 4 1 3 1 3 1 4 1 7v8 7l-1 6-1 7-2 5-2 6-3 5-3 5-4 5-4 4-4 4-5 4-6 3-5 3-6 2-7 2-6 1 69 105zM167 70v-5l-1-5-1-2v-3l-1-2-1-2-1-2-1-2-1-2-1-1-2-2-1-2-2-1-2-1-1-2-2-1-2-1-3-1-4-2-5-2-5-1-6-1h-6l-7-1h-78v90h79 7l6-1 5-1 5-1 5-2 3-1 2-1 2-1 2-1 2-2 2-1 1-2 2-1 1-2 2-2 1-2 1-2 1-2 1-2 1-2 1-2v-2l1-3 1-5z">
            <text:p/>
          </draw:path>
          <draw:path draw:style-name="gr37" draw:text-style-name="P24" draw:layer="layout" svg:width="0.165cm" svg:height="0.192cm" svg:x="17.398cm" svg:y="10.814cm" svg:viewBox="0 0 166 193" svg:d="M33 103v8 7l1 7 2 6 2 6 2 6 1 2 2 3 1 2 2 2 2 2 1 2 2 2 2 2 2 1 3 2 2 1 2 1 3 1 2 1 3 1 3 1h2 3l7 1h5l4-1h5l4-1 4-1 3-2 4-1 3-2 3-2 3-3 2-2 2-3 2-2 2-3 1-3 1-3 28 8-3 5-2 5-3 5-3 4-4 4-4 4-4 3-5 3-5 3-5 2-5 2-6 1-7 1-6 1-7 1h-7-10l-10-2-9-1-4-2-4-1-4-2-3-2-4-2-3-2-4-2-3-3-3-3-2-3-3-3-2-3-3-4-2-3-2-4-2-4-3-9-2-10-2-10-1-11v-12-11l1-10 2-10 2-9 3-9 2-4 2-4 2-3 3-4 2-3 3-3 2-3 3-3 3-3 4-2 3-2 3-2 4-2 4-2 4-1 4-2 9-1 9-2h9 10l10 2 8 1 8 3 8 4 7 4 6 5 5 6 5 6 4 8 4 8 3 9 2 9 1 11 1 11 1 12v4zM134 79l-1-7-1-7-2-6-1-5-3-5-2-5-1-2-1-2-2-2-1-2-2-1-2-2-1-1-2-2-2-1-2-1-2-1-3-1-2-1h-2l-5-1-5-1h-6-6l-5 1h-2l-3 1-2 1-2 1-3 1-2 1-2 1-2 1-2 2-1 1-2 2-2 2-1 2-2 2-1 2-2 2-2 5-2 5-2 5-1 6-1 6v6z">
            <text:p/>
          </draw:path>
          <draw:path draw:style-name="gr37" draw:text-style-name="P24" draw:layer="layout" svg:width="0.158cm" svg:height="0.262cm" svg:x="17.592cm" svg:y="10.814cm" svg:viewBox="0 0 159 263" svg:d="M80 263h-8l-7-1-7-1-6-1-6-2-5-2-5-2-5-3-4-3-4-4-4-3-3-5-3-4-2-5-2-5-1-5 31-5 1 4 1 3 1 2 2 3 2 2 2 2 2 3 3 1 2 2 3 1 4 2 3 1h3l4 1h4 4 6 5l5-2 5-1 4-2 4-2 3-3 3-3 3-4 2-4 2-4 2-5 1-6 1-5 1-6v-7-30l-3 4-2 4-3 4-3 4-3 3-3 3-4 3-4 2-4 2-4 2-4 1-4 2-5 1h-5l-4 1h-5-9l-7-1-4-1-4-1-3-1-3-2-3-1-3-2-3-2-3-2-2-2-3-2-2-3-2-3-2-3-2-3-1-3-2-4-3-8-2-8-2-9-1-11-1-11v-11-12l1-12 1-10 2-9 3-9 3-8 1-4 2-3 2-3 2-3 3-3 2-3 2-2 3-3 3-2 3-2 3-2 3-1 4-1 3-2 4-1 3-1 8-1h9 5l5 1h4l4 1 5 2 4 1 4 2 3 2 4 2 3 3 3 3 3 3 3 3 2 4 3 4 2 4 1-18v-6l1-4v-2-1h30l-1 6v8 24 143l-1 9-1 9-1 8-2 8-3 7-3 6-4 6-5 5-5 5-6 4-6 3-7 3-8 2-8 2-9 1zM127 96v-5l-1-6v-5l-1-5-1-5-1-4-1-5-1-4-2-4-2-4-2-3-2-4-2-3-3-2-2-3-3-2-3-2-3-2-3-2-3-1-3-1h-3l-4-1h-3-6l-3 1h-3l-2 1-2 1h-3l-2 1-2 2-2 1-2 1-2 2-2 1-1 2-2 2-1 2-1 3-2 2-2 5-2 6-1 7-1 7-1 8-1 9v9 10l1 8v8l2 7 1 7 2 6 2 5 1 2 1 2 2 2 1 2 2 2 1 2 2 1 2 2 2 1 2 1 2 1 3 1h2l3 1h2l3 1h6 4 3l4-1 3-1 3-1 3-2 3-2 3-2 3-2 2-2 3-3 2-3 2-3 2-4 2-3 2-4 1-4 1-5 1-4 1-5 1-5v-5l1-5z">
            <text:p/>
          </draw:path>
          <draw:path draw:style-name="gr37" draw:text-style-name="P24" draw:layer="layout" svg:width="0.03cm" svg:height="0.255cm" svg:x="17.795cm" svg:y="10.748cm" svg:viewBox="0 0 31 256" svg:d="M0 30v-30h31v30zM0 256v-187h31v187z">
            <text:p/>
          </draw:path>
          <draw:polygon draw:style-name="gr37" draw:text-style-name="P24" draw:layer="layout" svg:width="0.153cm" svg:height="0.192cm" svg:x="17.858cm" svg:y="10.814cm" svg:viewBox="0 0 154 193" draw:points="154,138 154,144 153,147 153,150 152,153 151,156 150,159 149,161 148,164 146,166 145,169 143,171 141,173 139,175 136,177 134,179 131,180 129,182 123,185 117,187 110,189 103,191 95,192 87,193 78,193 70,193 62,192 54,191 47,190 41,189 35,187 30,184 25,182 22,180 20,178 18,177 16,175 14,173 12,171 11,169 9,167 8,165 6,162 4,157 2,152 0,146 27,140 29,144 30,147 32,151 32,152 33,153 35,155 36,156 37,157 38,158 39,159 41,161 44,162 47,164 51,165 54,167 59,168 63,168 68,169 73,169 78,169 84,169 89,169 94,168 99,168 103,167 107,165 108,165 110,164 111,163 113,162 114,161 115,160 117,159 118,158 119,157 119,156 120,154 121,153 122,152 122,150 123,149 123,147 123,146 124,144 124,140 124,138 123,135 123,134 123,133 122,132 122,130 121,129 121,128 120,127 119,126 119,125 118,124 117,123 116,122 114,121 112,119 109,118 106,116 103,115 100,113 96,112 92,111 69,105 57,102 47,98 42,97 38,95 35,93 31,92 29,90 26,88 24,86 21,84 19,82 17,80 15,78 14,76 12,73 11,71 10,68 9,65 8,62 8,59 8,56 7,52 8,46 8,43 9,40 9,37 10,35 11,32 12,30 13,27 15,25 16,23 18,21 19,19 21,17 23,15 26,13 28,12 30,10 33,9 36,8 42,5 48,3 55,2 62,1 70,0 79,0 86,0 93,1 100,2 106,3 112,4 118,6 123,8 128,11 130,12 132,14 134,15 136,17 138,19 139,21 141,23 142,25 144,27 145,30 146,32 147,35 149,40 151,46 123,49 122,46 121,45 121,43 120,42 120,41 119,39 118,38 117,37 116,36 115,35 114,34 113,33 112,32 109,30 106,29 103,27 99,26 96,25 92,24 88,24 83,24 79,23 74,24 69,24 64,24 60,25 57,26 53,27 50,28 49,29 48,30 46,31 45,32 44,32 43,33 42,34 41,36 41,37 40,38 39,39 39,40 39,42 38,43 38,45 38,46 38,48 38,49 38,51 38,53 38,55 39,56 39,58 40,59 41,61 42,62 43,64 44,65 45,66 47,67 48,68 50,69 52,70 54,71 56,72 59,73 67,75 76,78 88,81 100,84 109,87 117,90 121,91 124,93 126,94 129,95 131,97 133,98 135,100 137,101 139,103 141,104 142,106 144,107 145,109 146,111 147,113 149,115 150,117 150,119 151,121 152,123 153,126 153,128 153,130 154,133 154,135">
            <text:p/>
          </draw:polygon>
          <draw:polygon draw:style-name="gr37" draw:text-style-name="P24" draw:layer="layout" svg:width="0.089cm" svg:height="0.23cm" svg:x="18.031cm" svg:y="10.776cm" svg:viewBox="0 0 90 231" draw:points="90,227 86,228 82,229 79,229 75,230 71,230 67,231 63,231 59,231 54,231 50,230 46,230 42,228 39,227 36,225 33,223 31,220 29,218 27,214 25,211 24,207 23,203 22,199 22,194 22,189 22,64 0,64 0,41 23,41 32,0 53,0 53,41 87,41 87,64 53,64 53,182 53,185 53,188 53,191 54,193 54,196 55,197 55,198 55,199 56,199 56,200 57,201 58,202 58,202 59,203 60,203 60,204 61,204 62,205 63,205 64,205 65,206 67,206 70,206 72,206 74,206 76,206 80,206 85,205 90,204">
            <text:p/>
          </draw:polygon>
          <draw:path draw:style-name="gr37" draw:text-style-name="P24" draw:layer="layout" svg:width="0.165cm" svg:height="0.192cm" svg:x="18.139cm" svg:y="10.814cm" svg:viewBox="0 0 166 193" svg:d="M33 103v8 7l1 7 2 6 2 6 2 6 1 2 2 3 1 2 2 2 2 2 1 2 2 2 2 2 2 1 3 2 2 1 2 1 3 1 2 1 3 1 3 1h2 3l7 1h5l4-1h5l4-1 4-1 3-2 4-1 3-2 3-2 3-3 2-2 2-3 2-2 2-3 1-3 1-3 28 8-3 5-2 5-3 5-3 4-4 4-4 4-4 3-5 3-5 3-5 2-5 2-6 1-7 1-6 1-7 1h-7-10l-10-2-9-1-4-2-4-1-4-2-3-2-4-2-3-2-4-2-3-3-3-3-2-3-3-3-2-3-3-4-2-3-2-4-2-4-3-9-2-10-2-10-1-11v-12-11l1-10 2-10 2-9 3-9 2-4 2-4 2-3 3-4 2-3 3-3 2-3 3-3 3-3 4-2 3-2 3-2 4-2 4-2 4-1 4-2 9-1 9-2h9 10l10 2 8 1 8 3 8 4 7 4 6 5 5 6 5 6 4 8 4 8 3 9 2 9 1 11 1 11 1 12v4zM134 79l-1-7-1-7-2-6-1-5-3-5-2-5-1-2-1-2-2-2-1-2-2-1-2-2-1-1-2-2-2-1-2-1-2-1-3-1-2-1h-2l-5-1-5-1h-6-6l-5 1h-2l-3 1-2 1-2 1-3 1-2 1-2 1-2 1-2 2-1 1-2 2-2 2-1 2-2 2-1 2-2 2-2 5-2 5-2 5-1 6-1 6v6z">
            <text:p/>
          </draw:path>
          <draw:polygon draw:style-name="gr37" draw:text-style-name="P24" draw:layer="layout" svg:width="0.087cm" svg:height="0.189cm" svg:x="18.342cm" svg:y="10.814cm" svg:viewBox="0 0 88 190" draw:points="1,190 1,47 0,3 29,3 31,42 31,42 33,36 35,31 37,26 39,21 42,18 44,14 46,11 47,10 48,9 50,8 51,7 52,6 54,5 55,4 57,3 60,2 64,1 67,1 71,0 76,0 77,0 79,0 80,0 82,0 83,1 85,1 88,2 88,30 87,30 85,29 83,29 81,29 77,29 72,28 69,29 67,29 65,29 63,29 61,30 59,31 57,32 55,33 53,34 51,35 49,36 48,38 46,39 45,41 44,43 42,45 40,49 38,54 36,60 35,65 33,72 33,78 32,85 32,93 32,190">
            <text:p/>
          </draw:polygon>
          <draw:polygon draw:style-name="gr37" draw:text-style-name="P24" draw:layer="layout" svg:width="0.093cm" svg:height="0.254cm" svg:x="17.566cm" svg:y="11.142cm" svg:viewBox="0 0 94 255" draw:points="57,92 57,255 26,255 26,92 0,92 0,69 26,69 26,48 26,42 27,36 28,31 29,26 30,24 31,22 31,20 33,18 34,16 35,14 36,13 37,11 39,10 40,9 42,7 44,6 46,5 47,4 49,4 52,3 56,2 61,1 66,0 72,0 78,0 84,1 89,1 91,2 94,2 94,26 90,25 86,25 83,24 80,24 77,24 74,25 72,25 71,25 70,26 68,26 67,27 67,27 66,28 65,28 64,29 63,30 63,30 62,31 61,32 61,33 60,34 60,35 59,36 59,39 58,42 58,45 57,48 57,52 57,69 94,69 94,92">
            <text:p/>
          </draw:polygon>
          <draw:path draw:style-name="gr37" draw:text-style-name="P24" draw:layer="layout" svg:width="0.03cm" svg:height="0.255cm" svg:x="17.681cm" svg:y="11.142cm" svg:viewBox="0 0 31 256" svg:d="M0 30v-30h31v30zM0 256v-187h31v187z">
            <text:p/>
          </draw:path>
          <draw:polygon draw:style-name="gr37" draw:text-style-name="P24" draw:layer="layout" svg:width="0.03cm" svg:height="0.255cm" svg:x="17.758cm" svg:y="11.142cm" svg:viewBox="0 0 31 256" draw:points="0,256 0,0 31,0 31,256">
            <text:p/>
          </draw:polygon>
          <draw:path draw:style-name="gr37" draw:text-style-name="P24" draw:layer="layout" svg:width="0.165cm" svg:height="0.192cm" svg:x="17.826cm" svg:y="11.208cm" svg:viewBox="0 0 166 193" svg:d="M33 103v8 7l1 7 2 6 2 6 2 6 1 2 2 3 1 2 2 2 2 2 1 2 2 2 2 2 2 1 3 2 2 1 2 1 3 1 2 1 3 1 3 1h2 3l7 1h5l4-1h5l4-1 4-1 3-2 4-1 3-2 3-2 3-3 2-2 2-3 2-2 2-3 1-3 1-3 28 8-3 5-2 5-3 5-3 4-4 4-4 4-4 3-5 3-5 3-5 2-5 2-6 1-7 1-6 1-7 1h-7-10l-10-2-9-1-4-2-4-1-4-2-3-2-4-2-3-2-4-2-3-3-3-3-2-3-3-3-2-3-3-4-2-3-2-4-2-4-3-9-2-10-2-10-1-11v-12-11l1-10 2-10 2-9 3-9 2-4 2-4 2-3 3-4 2-3 3-3 2-3 3-3 3-3 4-2 3-2 3-2 4-2 4-2 4-1 4-2 9-1 9-2h9 10l10 2 8 1 8 3 8 4 7 4 6 5 5 6 5 6 4 8 4 8 3 9 2 9 1 11 1 11 1 12v4zM134 79l-1-7-1-7-2-6-1-5-3-5-2-5-1-2-1-2-2-2-1-2-2-1-2-2-1-1-2-2-2-1-2-1-2-1-3-1-2-1h-2l-5-1-5-1h-6-6l-5 1h-2l-3 1-2 1-2 1-3 1-2 1-2 1-2 1-2 2-1 1-2 2-2 2-1 2-2 2-1 2-2 2-2 5-2 5-2 5-1 6-1 6v6z">
            <text:p/>
          </draw:path>
        </draw:g>
        <draw:g>
          <draw:polygon draw:style-name="gr38" draw:text-style-name="P2" draw:layer="layout" svg:width="2.413cm" svg:height="1.905cm" svg:x="21.319cm" svg:y="10.016cm" svg:viewBox="0 0 2414 1906" draw:points="0,0 1214,0 2414,953 1214,1906 0,1906 1199,953">
            <text:p/>
          </draw:polygon>
          <draw:path draw:style-name="gr39" draw:text-style-name="P25" draw:layer="layout" svg:width="0.303cm" svg:height="0.315cm" svg:x="22.399cm" svg:y="10.813cm" svg:viewBox="0 0 304 316" svg:d="M261 316l-36-92h-144l-37 92h-44l129-316h49l126 316zM153 32l-2 7-4 10-3 11-10 26-40 104h118l-41-104-3-8-3-9-6-18z">
            <text:p/>
          </draw:path>
          <draw:polygon draw:style-name="gr39" draw:text-style-name="P25" draw:layer="layout" svg:width="0.201cm" svg:height="0.315cm" svg:x="22.741cm" svg:y="10.812cm" svg:viewBox="0 0 202 316" draw:points="0,316 0,0 43,0 43,281 202,281 202,316">
            <text:p/>
          </draw:polygon>
          <draw:polygon draw:style-name="gr39" draw:text-style-name="P25" draw:layer="layout" svg:width="0.26cm" svg:height="0.32cm" svg:x="22.993cm" svg:y="10.812cm" svg:viewBox="0 0 261 321" draw:points="128,321 119,320 110,320 101,319 92,317 84,315 76,313 68,310 61,306 54,303 47,299 41,294 35,289 30,284 25,278 20,272 16,265 12,258 9,251 6,244 4,236 2,228 1,219 0,210 0,201 0,0 43,0 43,198 43,208 44,218 46,227 48,236 50,240 51,244 53,247 55,251 57,254 60,257 62,260 65,263 68,266 71,269 74,271 77,273 80,275 84,277 88,279 92,280 100,283 109,284 118,285 128,286 139,285 148,284 157,282 166,280 170,278 174,277 178,275 181,273 185,270 188,268 191,265 194,263 197,260 200,256 202,253 205,250 207,246 209,242 211,238 212,234 215,225 217,216 218,206 218,195 218,0 261,0 261,197 260,207 260,216 258,224 257,233 254,241 252,249 248,256 244,263 240,270 235,276 230,282 225,288 219,293 212,298 206,302 198,306 191,309 183,312 175,315 166,317 157,318 148,320 138,320">
            <text:p/>
          </draw:polygon>
        </draw:g>
        <draw:g>
          <draw:polygon draw:style-name="gr40" draw:text-style-name="P2" draw:layer="layout" svg:width="2.032cm" svg:height="2.032cm" svg:x="6.342cm" svg:y="5.193cm" svg:viewBox="0 0 2033 2033" draw:points="0,0 1375,0 2033,1016 1375,2033 0,2033 658,1016">
            <text:p/>
          </draw:polygon>
          <draw:path draw:style-name="gr41" draw:text-style-name="P25" draw:layer="layout" svg:width="0.18cm" svg:height="0.193cm" svg:x="7.116cm" svg:y="6.178cm" svg:viewBox="0 0 181 194" svg:d="M56 194l-6-1h-7l-6-1-5-2-3-1-2-1-3-1-2-2-2-1-2-2-2-1-2-2-2-2-1-2-2-2-1-2-1-3-1-2-2-2v-3l-2-5-1-6-1-6v-6-7l1-7 1-3 1-3 1-3 1-3 1-2 1-3 2-2 2-3 2-2 2-2 2-2 2-2 3-2 2-2 3-2 3-1 7-3 7-2 8-2 9-2 9-1h10l42-1v-10-5-6l-1-4-1-4-1-2v-2l-1-2-1-2-1-1-1-2-1-1-1-2-2-1-1-1-1-1-2-1-1-1-2-1h-2l-2-1-4-1-4-1h-5-5-5-4l-5 1h-4l-3 1-3 2h-2l-1 1-2 1-1 1-1 1-1 1-1 1-1 1-1 1-1 1-1 1-1 2-1 3-1 3-1 4v3l-33-3 1-6 2-5 2-6 3-5 3-4 4-4 3-4 5-3 5-3 5-3 6-2 6-2 7-1 7-1 8-1h8 9l8 1 7 1 7 2 6 2 3 2 3 1 3 2 2 1 3 2 2 2 2 2 2 2 2 3 2 2 1 3 2 2 1 3 1 3 1 3 1 3 2 6v7l1 8v80 3 3 3l1 3v3l1 2 1 2v2l1 1 1 1 1 1 1 1 1 1h1 1v1h1 1l2 1h1 2 2 3l3-1h2v19l-6 1-6 1h-6l-6 1-4-1h-4l-3-1h-2l-2-1h-1l-2-1-1-1h-1l-1-1-2-1-1-1-1-1-1-2-1-1v-1l-1-2-2-3-1-3-1-4-1-4v-4l-1-5h-1l-3 6-3 4-3 5-3 4-4 3-4 4-3 2-4 3-4 2-5 2-4 1-5 1-5 1-5 1h-5zM63 170h5 4l4-1 4-1 3-1 4-1 3-2 4-1 3-2 3-3 3-2 3-3 2-2 3-3 2-3 2-4 1-3 2-3 1-4 1-3 1-4 1-3v-4-3-15h-34-10-5l-4 1h-4l-3 1-4 1-3 1-3 1-2 1-2 1-3 2-2 2-2 1-1 2-2 3-1 2-2 2-1 3-1 3v3l-1 3v3 3 4 4l1 3 1 3v1l1 2 1 1v1l1 2 1 1 1 1 1 1 1 1 1 1 1 1 2 1h1l1 1 2 1h1l3 1 3 1h4z">
            <text:p/>
          </draw:path>
          <draw:path draw:style-name="gr41" draw:text-style-name="P25" draw:layer="layout" svg:width="0.158cm" svg:height="0.258cm" svg:x="7.31cm" svg:y="6.113cm" svg:viewBox="0 0 159 259" svg:d="M127 226l-3 4-2 4-3 4-2 3-3 3-3 3-4 2-3 2-4 2-4 2-4 1-4 1-5 1-4 1h-5-5-9l-4-1h-4l-4-1-3-1-4-2-3-1-3-2-3-1-3-2-3-2-2-3-3-2-2-3-2-3-2-3-2-3-2-3-2-4-3-8-2-9-2-9-1-10-1-11v-12l1-22 1-11 2-9 3-9 3-8 3-7 4-7 5-5 5-5 5-4 7-4 6-3 8-1 7-2h9 5 5l5 1 4 1 4 1 4 1 4 2 4 2 3 2 4 2 3 3 3 3 2 3 3 4 2 3 3 4v-20-78h31v217 24 9l1 6h-30v-1-1-3l-1-8zM33 162v10 8l1 8 1 8 2 6 1 6 2 6 2 2 1 2 1 2 2 2 1 2 2 2 2 1 1 1 2 2 2 1 3 1 2 1h2l3 1h2l3 1h6 6l3-1h3l3-1 2-1h3l2-2 3-1 2-1 2-2 2-1 2-2 2-2 1-2 2-2 1-3 2-2 2-6 2-6 2-6 1-8 1-8 1-8v-10-9l-1-8-1-8-1-7-2-6-2-6-1-3-1-2-2-3-1-2-2-2-1-2-2-2-2-1-2-2-2-1-2-2-3-1-2-1-3-1h-2l-3-1-6-1h-6-6l-2 1h-3l-3 1h-2l-2 1-2 1-2 1-2 2-2 1-2 2-2 1-1 2-2 2-1 2-1 2-1 3-3 5-1 6-2 7-1 7-1 8v9z">
            <text:p/>
          </draw:path>
          <draw:path draw:style-name="gr41" draw:text-style-name="P25" draw:layer="layout" svg:width="0.158cm" svg:height="0.258cm" svg:x="7.504cm" svg:y="6.113cm" svg:viewBox="0 0 159 259" svg:d="M127 226l-3 4-2 4-3 4-2 3-3 3-3 3-4 2-3 2-4 2-4 2-4 1-4 1-5 1-4 1h-5-5-9l-4-1h-4l-4-1-3-1-4-2-3-1-3-2-3-1-3-2-3-2-2-3-3-2-2-3-2-3-2-3-2-3-2-3-2-4-3-8-2-9-2-9-1-10-1-11v-12l1-22 1-11 2-9 3-9 3-8 3-7 4-7 5-5 5-5 5-4 7-4 6-3 8-1 7-2h9 5 5l5 1 4 1 4 1 4 1 4 2 4 2 3 2 4 2 3 3 3 3 2 3 3 4 2 3 3 4v-20-78h31v217 24 9l1 6h-30v-1-1-3l-1-8zM33 162v10 8l1 8 1 8 2 6 1 6 2 6 2 2 1 2 1 2 2 2 1 2 2 2 2 1 1 1 2 2 2 1 3 1 2 1h2l3 1h2l3 1h6 6l3-1h3l3-1 2-1h3l2-2 3-1 2-1 2-2 2-1 2-2 2-2 1-2 2-2 1-3 2-2 2-6 2-6 2-6 1-8 1-8 1-8v-10-9l-1-8-1-8-1-7-2-6-2-6-1-3-1-2-2-3-1-2-2-2-1-2-2-2-2-1-2-2-2-1-2-2-3-1-2-1-3-1h-2l-3-1-6-1h-6-6l-2 1h-3l-3 1h-2l-2 1-2 1-2 1-2 2-2 1-2 2-2 1-1 2-2 2-1 2-1 2-1 3-3 5-1 6-2 7-1 7-1 8v9z">
            <text:p/>
          </draw:path>
          <draw:path draw:style-name="gr41" draw:text-style-name="P25" draw:layer="layout" svg:width="0.165cm" svg:height="0.192cm" svg:x="7.7cm" svg:y="6.179cm" svg:viewBox="0 0 166 193" svg:d="M33 103v8 7l1 7 2 6 2 6 2 6 1 2 2 3 1 2 2 2 2 2 1 2 2 2 2 2 2 1 3 2 2 1 2 1 3 1 2 1 3 1 3 1h2 3l7 1h5l4-1h5l4-1 4-1 3-2 4-1 3-2 3-2 3-3 2-2 2-3 2-2 2-3 1-3 1-3 28 8-3 5-2 5-3 5-3 4-4 4-4 4-4 3-5 3-5 3-5 2-5 2-6 1-7 1-6 1-7 1h-7-10l-10-2-9-1-4-2-4-1-4-2-3-2-4-2-3-2-4-2-3-3-3-3-2-3-3-3-2-3-3-4-2-3-2-4-2-4-3-9-2-10-2-10-1-11v-12-11l1-10 2-10 2-9 3-9 2-4 2-4 2-3 3-4 2-3 3-3 2-3 3-3 3-3 4-2 3-2 3-2 4-2 4-2 4-1 4-2 9-1 9-2h9 10l10 2 8 1 8 3 8 4 7 4 6 5 5 6 5 6 4 8 4 8 3 9 2 9 1 11 1 11 1 12v4zM134 79l-1-7-1-7-2-6-1-5-3-5-2-5-1-2-1-2-2-2-1-2-2-1-2-2-1-1-2-2-2-1-2-1-2-1-3-1-2-1h-2l-5-1-5-1h-6-6l-5 1h-2l-3 1-2 1-2 1-3 1-2 1-2 1-2 1-2 2-1 1-2 2-2 2-1 2-2 2-1 2-2 2-2 5-2 5-2 5-1 6-1 6v6z">
            <text:p/>
          </draw:path>
          <draw:polygon draw:style-name="gr41" draw:text-style-name="P25" draw:layer="layout" svg:width="0.087cm" svg:height="0.189cm" svg:x="7.903cm" svg:y="6.179cm" svg:viewBox="0 0 88 190" draw:points="1,190 1,47 0,3 29,3 31,42 31,42 33,36 35,31 37,26 39,21 42,18 44,14 46,11 47,10 48,9 50,8 51,7 52,6 54,5 55,4 57,3 60,2 64,1 67,1 71,0 76,0 77,0 79,0 80,0 82,0 83,1 85,1 88,2 88,30 87,30 85,29 83,29 81,29 77,29 72,28 69,29 67,29 65,29 63,29 61,30 59,31 57,32 55,33 53,34 51,35 49,36 48,38 46,39 45,41 44,43 42,45 40,49 38,54 36,60 35,65 33,72 33,78 32,85 32,93 32,190">
            <text:p/>
          </draw:polygon>
        </draw:g>
        <draw:connector draw:style-name="gr42" draw:text-style-name="P1" draw:layer="layout" svg:x1="4.169cm" svg:y1="11.557cm" svg:x2="4.857cm" svg:y2="11.604cm" svg:d="M4169 11557h344v47h344" svg:viewBox="0 0 689 48">
          <text:p text:style-name="P1"><text:span text:style-name="T1">w</text:span><text:span text:style-name="T1">2</text:span></text:p>
        </draw:connector>
        <draw:connector draw:style-name="gr7" draw:text-style-name="P3" xml:id="id38" draw:id="id38" draw:layer="layout" svg:x1="5.291cm" svg:y1="5.556cm" svg:x2="6.733cm" svg:y2="5.56cm" draw:end-shape="id22" draw:end-glue-point="3" svg:d="M5291 5556h471v4h971" svg:viewBox="0 0 1443 5">
          <text:p/>
        </draw:connector>
        <draw:connector draw:style-name="gr8" draw:text-style-name="P1" xml:id="id40" draw:id="id40" draw:layer="layout" svg:x1="11.821cm" svg:y1="3.676cm" svg:x2="1.501cm" svg:y2="11.556cm" draw:end-shape="id23" draw:end-glue-point="3" svg:d="M11821 3676h-10821v7880h501" svg:viewBox="0 0 10822 7881">
          <text:p text:style-name="P1">w1</text:p>
        </draw:connector>
        <draw:g>
          <draw:path draw:style-name="gr43" draw:text-style-name="P26" draw:layer="layout" svg:width="0.108cm" svg:height="0.115cm" svg:x="1.634cm" svg:y="11.569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ath draw:style-name="gr43" draw:text-style-name="P26" draw:layer="layout" svg:width="0.094cm" svg:height="0.154cm" svg:x="1.753cm" svg:y="11.53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olygon draw:style-name="gr43" draw:text-style-name="P26" draw:layer="layout" svg:width="0.052cm" svg:height="0.113cm" svg:x="1.876cm" svg:y="11.569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olygon draw:style-name="gr43" draw:text-style-name="P26" draw:layer="layout" svg:width="0.122cm" svg:height="0.012cm" svg:x="1.931cm" svg:y="11.712cm" svg:viewBox="0 0 123 13" draw:points="0,13 0,0 123,0 123,13">
            <text:p/>
          </draw:polygon>
          <draw:path draw:style-name="gr43" draw:text-style-name="P26" draw:layer="layout" svg:width="0.018cm" svg:height="0.153cm" svg:x="2.067cm" svg:y="11.53cm" svg:viewBox="0 0 19 154" svg:d="M0 18v-18h19v18zM0 154v-112h19v112z">
            <text:p/>
          </draw:path>
          <draw:polygon draw:style-name="gr43" draw:text-style-name="P26" draw:layer="layout" svg:width="0.089cm" svg:height="0.113cm" svg:x="2.113cm" svg:y="11.569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g>
        <draw:g>
          <draw:polygon draw:style-name="gr44" draw:text-style-name="P26" draw:layer="layout" svg:width="0.09cm" svg:height="0.115cm" svg:x="2.665cm" svg:y="12.712cm" svg:viewBox="0 0 91 116" draw:points="19,57 20,63 20,68 20,73 21,77 22,81 23,84 25,88 26,89 27,91 27,92 28,93 29,94 30,95 32,96 33,97 34,98 35,99 37,99 38,100 40,100 41,101 43,101 44,101 46,101 48,101 50,101 52,101 55,101 57,100 59,99 61,98 63,97 64,96 65,95 66,95 67,94 67,93 68,92 69,91 69,90 70,89 71,87 71,85 72,82 73,79 91,81 91,85 90,88 88,92 87,95 85,98 83,101 80,104 78,106 75,109 71,111 68,112 64,114 61,115 57,115 53,116 48,116 43,116 37,115 35,115 32,114 30,113 28,112 25,111 23,110 21,109 19,108 17,106 16,105 14,103 12,101 11,99 9,97 8,95 7,93 6,91 5,88 3,83 2,77 1,71 0,65 0,58 0,51 1,45 2,39 3,33 5,28 6,25 7,23 8,21 10,19 11,17 12,15 14,13 16,11 17,10 19,8 21,7 23,6 25,5 28,4 30,3 32,2 35,1 37,1 42,0 48,0 52,0 56,1 60,1 64,2 67,3 71,5 74,7 77,9 79,11 82,14 84,17 86,19 87,23 89,26 90,30 91,33 72,35 71,33 71,30 70,28 69,27 68,25 67,23 66,22 64,20 64,19 63,19 62,18 61,18 60,17 59,17 57,16 55,15 53,15 50,15 48,15 44,15 42,15 41,15 39,16 38,16 36,16 35,17 33,18 32,18 31,19 30,20 29,21 28,22 27,23 26,24 25,26 25,27 24,29 23,30 22,34 21,38 20,42 20,47 20,52">
            <text:p/>
          </draw:polygon>
          <draw:polygon draw:style-name="gr44" draw:text-style-name="P26" draw:layer="layout" svg:width="0.018cm" svg:height="0.153cm" svg:x="2.776cm" svg:y="12.673cm" svg:viewBox="0 0 19 154" draw:points="0,154 0,0 19,0 19,154">
            <text:p/>
          </draw:polygon>
          <draw:polygon draw:style-name="gr44" draw:text-style-name="P26" draw:layer="layout" svg:width="0.091cm" svg:height="0.153cm" svg:x="2.822cm" svg:y="12.673cm" svg:viewBox="0 0 92 154" draw:points="70,154 32,103 19,114 19,154 0,154 0,0 19,0 19,96 68,42 90,42 44,90 92,154">
            <text:p/>
          </draw:polygon>
        </draw:g>
        <draw:g>
          <draw:path draw:style-name="gr45" draw:text-style-name="P26" draw:layer="layout" svg:width="0.108cm" svg:height="0.115cm" svg:x="3.397cm" svg:y="11.551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ath draw:style-name="gr45" draw:text-style-name="P26" draw:layer="layout" svg:width="0.094cm" svg:height="0.154cm" svg:x="3.516cm" svg:y="11.512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olygon draw:style-name="gr45" draw:text-style-name="P26" draw:layer="layout" svg:width="0.052cm" svg:height="0.113cm" svg:x="3.639cm" svg:y="11.551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olygon draw:style-name="gr45" draw:text-style-name="P26" draw:layer="layout" svg:width="0.122cm" svg:height="0.012cm" svg:x="3.694cm" svg:y="11.694cm" svg:viewBox="0 0 123 13" draw:points="0,13 0,0 123,0 123,13">
            <text:p/>
          </draw:polygon>
          <draw:path draw:style-name="gr45" draw:text-style-name="P26" draw:layer="layout" svg:width="0.099cm" svg:height="0.115cm" svg:x="3.825cm" svg:y="11.551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polygon draw:style-name="gr45" draw:text-style-name="P26" draw:layer="layout" svg:width="0.089cm" svg:height="0.113cm" svg:x="3.948cm" svg:y="11.553cm" svg:viewBox="0 0 90 114" draw:points="19,0 19,71 19,76 19,79 19,81 20,83 20,85 20,87 21,88 21,90 22,91 23,92 24,93 25,94 26,95 27,96 28,97 29,98 31,98 32,99 34,99 36,99 37,99 40,100 42,100 45,99 48,99 50,99 51,98 53,98 54,97 55,97 56,96 58,95 59,94 60,94 61,93 62,92 63,90 64,89 65,88 66,87 66,85 68,83 69,79 70,76 70,73 71,69 71,65 71,0 89,0 89,88 90,104 90,109 90,111 90,112 72,112 72,112 72,112 72,111 72,109 72,104 72,93 71,93 70,96 68,98 66,101 64,103 63,105 61,106 59,108 56,109 54,110 52,111 50,112 47,113 44,113 42,114 39,114 36,114 31,114 27,113 23,113 20,112 18,111 16,110 15,110 13,109 12,108 11,107 10,106 9,105 7,104 7,102 6,101 5,100 4,98 3,96 2,93 1,89 1,84 0,80 0,75 0,0">
            <text:p/>
          </draw:polygon>
          <draw:polygon draw:style-name="gr45" draw:text-style-name="P26" draw:layer="layout" svg:width="0.053cm" svg:height="0.138cm" svg:x="4.056cm" svg:y="11.529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g>
        <draw:g xml:id="id31" draw:id="id31">
          <draw:path draw:style-name="gr46" draw:text-style-name="P27" draw:layer="layout" svg:width="0.078cm" svg:height="0.115cm" svg:x="6.632cm" svg:y="11.489cm" svg:viewBox="0 0 79 116" svg:d="M25 116h-3l-3-1h-3l-2-1-1-1-1-1h-1l-1-1-1-1-1-1-1-1-1-1-1-1v-1l-1-2-1-1v-1l-1-2v-1-2l-1-3-1-3v-4-4-4l1-4v-2-2l1-1v-2l1-2v-1l1-2 1-1v-2l1-1 1-1 1-1 1-2 2-1 1-1 1-1h1l2-1 3-1 4-2h3l5-1h4 18v-6-3-3-3l-1-3v-1-1l-1-1v-1-1l-1-1v-1l-1-1v-1h-1l-1-1-1-1h-1v-1h-1l-2-1h-2l-2-1h-2-2-2l-2 1h-2l-2 1-1 1h-1l-1 1-1 1v1h-1v1l-1 1v1l-1 1v2l-1 2v2 2l-14-2v-3l1-4 1-3 1-3 1-3 2-2 2-2 1-2 3-2 2-2 2-1 3-1 3-1 3-1h4 3 4l3 1h4l3 1 2 2 2 1h1l1 1 1 1 1 1 1 2 1 1 1 1 1 2 1 1v2l1 1 1 2v2 1l1 2v4l1 4v5 48 2 2 1 2l1 2v1 1l1 1v1 1h1v1h1v1h1 1 2 1 1 1 1v11l-3 1-2 1h-3-2-2-2l-2-1h-1l-1-1-1-1-1-1-1-1-1-1v-1l-1-1v-1l-1-1v-2-3l-1-2v-3-2h-1l-1 3-1 2-2 3-1 2-2 3-1 2-2 1-2 2-2 1-1 1-2 1-2 1h-2l-3 1h-2zM28 102h1 2l2-1h2l1-1 2-1h1l2-2 1-1 2-1 1-2 1-1 1-2 1-1 1-2 1-2 1-2v-2l1-2v-2l1-3v-2-2-2-9h-14-5-2l-2 1h-2-1l-2 1-1 1h-1l-1 1-1 1-1 1-1 1-1 1-1 1v1l-1 2-1 1v2 1l-1 2v2 2 2 2 2 2l1 2v1 1l1 1v1l1 1v1l1 1 1 1 1 1h1l1 1h1l2 1h1z">
            <text:p/>
          </draw:path>
          <draw:path draw:style-name="gr46" draw:text-style-name="P27" draw:layer="layout" svg:width="0.068cm" svg:height="0.154cm" svg:x="6.718cm" svg:y="11.45cm" svg:viewBox="0 0 69 155" svg:d="M55 135l-1 3-1 2-1 3-1 2-1 1-2 2-1 1-2 2-1 1-2 1-2 1h-2l-2 1h-2-2-2-4-2l-1-1h-2l-2-1h-1l-1-1-2-1-1-1-1-1-2-2-1-1-1-2-1-1-1-2-1-2v-2l-1-2-1-2-1-5-1-5-1-5-1-7v-6-7-14l1-6 1-6 1-5 1-5 2-4 1-4 2-4 3-3 2-2 3-2 3-2 3-1 3-1h4 2l2 1h2 2l2 1 2 1 2 1 1 1 2 1 1 2 2 1 1 2 1 2 1 2 1 2 1 3v-13-46h14v130 15 5 3h-13v-1-1-5zM14 97v6 5l1 5v4l1 4 1 4 1 3v2l1 1v1l1 1 1 1v1l1 1 1 1 1 1h1l1 1 1 1h1 1l1 1h1 2 3 1l2-1h1l1-1h1l1-1h1l1-1 1-1 1-1 1-1 1-1v-2l1-1 1-1v-2l1-3 1-4 1-4v-4l1-5v-5-6-5-5l-1-5v-4l-1-4-1-4v-1l-1-2v-1l-1-2-1-1v-1l-1-1-1-1-1-1-1-1-1-1h-1l-1-1-1-1h-1-1l-1-1h-2-3-2-1l-1 1h-1-1l-1 1-1 1h-1l-1 1-1 1-1 1v1l-1 1-1 1v1l-1 2v1l-1 3-1 4-1 4v4l-1 5v6z">
            <text:p/>
          </draw:path>
          <draw:polygon draw:style-name="gr46" draw:text-style-name="P27" draw:layer="layout" svg:width="0.037cm" svg:height="0.113cm" svg:x="6.808cm" svg:y="11.489cm" svg:viewBox="0 0 38 114" draw:points="0,114 0,28 0,2 13,2 13,25 14,25 14,21 15,18 16,15 17,13 18,11 19,8 20,7 21,6 21,5 22,5 22,4 23,3 23,3 24,2 25,2 26,1 28,1 29,0 31,0 33,0 34,0 34,0 35,0 36,0 36,0 37,1 38,1 38,1 38,18 38,18 37,18 36,17 35,17 33,17 31,17 30,17 29,17 28,17 27,18 26,18 25,18 25,19 24,20 23,20 22,21 22,22 21,23 20,24 20,25 19,26 18,27 17,30 16,33 16,36 15,39 15,43 14,47 14,51 14,56 14,114">
            <text:p/>
          </draw:polygon>
        </draw:g>
        <draw:g>
          <draw:polygon draw:style-name="gr47" draw:text-style-name="P26" draw:layer="layout" svg:width="0.111cm" svg:height="0.111cm" svg:x="6.675cm" svg:y="12.539cm" svg:viewBox="0 0 112 112" draw:points="88,112 73,112 58,33 56,15 54,29 38,112 23,112 0,0 13,0 27,76 28,78 28,82 30,97 32,89 49,0 63,0 77,77 81,97 83,82 98,0 112,0">
            <text:p/>
          </draw:polygon>
          <draw:polygon draw:style-name="gr47" draw:text-style-name="P26" draw:layer="layout" svg:width="0.037cm" svg:height="0.113cm" svg:x="6.795cm" svg:y="12.537cm" svg:viewBox="0 0 38 114" draw:points="0,114 0,28 0,2 13,2 13,25 14,25 14,21 15,18 16,15 17,13 18,11 19,8 20,7 21,6 21,5 22,5 22,4 23,3 23,3 24,2 25,2 26,1 28,1 29,0 31,0 33,0 34,0 34,0 35,0 36,0 36,0 37,1 38,1 38,1 38,18 38,18 37,18 36,17 35,17 33,17 31,17 30,17 29,17 28,17 27,18 26,18 25,18 25,19 24,20 23,20 22,21 22,22 21,23 20,24 20,25 19,26 18,27 17,30 16,33 16,36 15,39 15,43 14,47 14,51 14,56 14,114">
            <text:p/>
          </draw:polygon>
          <draw:path draw:style-name="gr47" draw:text-style-name="P26" draw:layer="layout" svg:width="0.013cm" svg:height="0.153cm" svg:x="6.848cm" svg:y="12.498cm" svg:viewBox="0 0 14 154" svg:d="M0 18v-18h14v18zM0 154v-112h14v112z">
            <text:p/>
          </draw:path>
          <draw:polygon draw:style-name="gr47" draw:text-style-name="P26" draw:layer="layout" svg:width="0.038cm" svg:height="0.138cm" svg:x="6.874cm" svg:y="12.515cm" svg:viewBox="0 0 39 139" draw:points="39,136 38,137 36,137 34,138 33,138 31,138 29,138 27,138 26,139 24,138 22,138 20,138 19,137 17,136 16,135 15,134 13,132 12,130 12,129 11,127 10,124 10,122 10,119 9,116 9,113 9,39 0,39 0,25 10,25 14,0 23,0 23,25 38,25 38,39 23,39 23,109 23,111 23,113 23,114 23,116 24,117 24,118 24,119 24,119 24,120 25,120 25,120 25,121 25,121 26,122 26,122 26,122 27,122 27,123 27,123 28,123 28,123 29,124 30,124 31,124 32,124 33,124 35,123 37,123 39,122">
            <text:p/>
          </draw:polygon>
          <draw:path draw:style-name="gr47" draw:text-style-name="P26" draw:layer="layout" svg:width="0.071cm" svg:height="0.115cm" svg:x="6.921cm" svg:y="12.537cm" svg:viewBox="0 0 72 116" svg:d="M14 62v5l1 4v4l1 4v4l1 3 1 1 1 2v1l1 2 1 1 1 1v1l1 1 1 1 1 1 1 1h1l1 1 1 1h1 2l1 1h1 3 2 2l2-1h2l1-1 2-1 2-1 1-1 1-1 1-1 1-2 1-1 1-2 1-2 1-1v-2l12 5-1 3-1 3-1 3-2 2-1 3-2 2-2 2-2 1-2 2-2 1-3 1-2 1-3 1-3 1h-3-3-5l-4-1-3-1-2-1-2-1-2-1-1-1-2-1-1-1-2-2-1-1-1-2-2-2-1-2-1-2-1-2-1-2-1-2v-3l-2-5-1-6v-6l-1-7v-7-6l1-7v-6l1-5 2-5v-3l1-2 1-2 1-2 1-2 1-2 2-2 1-2 1-1 2-2 1-1 2-1 1-1 2-1 2-1 1-1 4-1 4-1h4 5l4 1 4 1 3 2 3 2 3 2 3 3 2 4 2 4 2 4 2 5 1 5 1 6 1 7v6 8 2zM58 48v-5l-1-4v-3l-1-4-1-3-1-2v-2l-1-1-1-1v-1l-1-1-1-1-1-1v-1h-1l-1-1-1-1h-1l-1-1h-1l-2-1h-2-3-2-3l-1 1h-1-1l-1 1-1 1h-1v1l-1 1-1 1-1 1-1 1v1l-1 1-1 1-1 3-1 3-1 3-1 3v3 4l-1 4z">
            <text:p/>
          </draw:path>
          <draw:path draw:style-name="gr47" draw:text-style-name="P26" draw:layer="layout" svg:width="0.09cm" svg:height="0.145cm" svg:x="7.013cm" svg:y="12.505cm" svg:viewBox="0 0 91 146" svg:d="M91 71v6 5l-1 6-1 5v4l-2 5-1 5-1 4-2 4-2 4-2 3-2 4-2 3-3 3-3 2-2 3-3 2-3 2-4 1-3 2-3 1h-4l-4 1h-3-40v-146h35 7l6 1 5 2 6 2 5 2 2 2 2 1 3 2 2 2 2 2 1 3 2 2 2 2 1 3 2 3 1 3 1 3 1 3 1 3 1 3 1 4 1 7 1 8zM77 71l-1-6v-6l-1-6-1-5-1-3-1-2v-3l-1-2-1-2-2-2-1-2-1-2-2-2-1-1-2-2-1-1-2-1-2-2-1-1-2-1-4-1-5-1-4-1h-5-21v114h24 3 3l2-1 3-1 2-1 3-1 2-1 2-2 3-2 2-2 1-2 2-3 2-2 1-3 2-3 1-3 1-4 1-3 1-4v-4l1-4v-4l1-4z">
            <text:p/>
          </draw:path>
          <draw:path draw:style-name="gr47" draw:text-style-name="P26" draw:layer="layout" svg:width="0.078cm" svg:height="0.115cm" svg:x="7.117cm" svg:y="12.537cm" svg:viewBox="0 0 79 116" svg:d="M25 116h-3l-3-1h-3l-2-1-1-1-1-1h-1l-1-1-1-1-1-1-1-1-1-1-1-1v-1l-1-2-1-1v-1l-1-2v-1-2l-1-3-1-3v-4-4-4l1-4v-2-2l1-1v-2l1-2v-1l1-2 1-1v-2l1-1 1-1 1-1 1-2 2-1 1-1 1-1h1l2-1 3-1 4-2h3l5-1h4 18v-6-3-3-3l-1-3v-1-1l-1-1v-1-1l-1-1v-1l-1-1v-1h-1l-1-1-1-1h-1v-1h-1l-2-1h-2l-2-1h-2-2-2l-2 1h-2l-2 1-1 1h-1l-1 1-1 1v1h-1v1l-1 1v1l-1 1v2l-1 2v2 2l-14-2v-3l1-4 1-3 1-3 1-3 2-2 2-2 1-2 3-2 2-2 2-1 3-1 3-1 3-1h4 3 4l3 1h4l3 1 2 2 2 1h1l1 1 1 1 1 1 1 2 1 1 1 1 1 2 1 1v2l1 1 1 2v2 1l1 2v4l1 4v5 48 2 2 1 2l1 2v1 1l1 1v1 1h1v1h1v1h1 1 2 1 1 1 1v11l-3 1-2 1h-3-2-2-2l-2-1h-1l-1-1-1-1-1-1-1-1-1-1v-1l-1-1v-1l-1-1v-2-3l-1-2v-3-2h-1l-1 3-1 2-2 3-1 2-2 3-1 2-2 1-2 2-2 1-1 1-2 1-2 1h-2l-3 1h-2zM28 102h1 2l2-1h2l1-1 2-1h1l2-2 1-1 2-1 1-2 1-1 1-2 1-1 1-2 1-2 1-2v-2l1-2v-2l1-3v-2-2-2-9h-14-5-2l-2 1h-2-1l-2 1-1 1h-1l-1 1-1 1-1 1-1 1-1 1-1 1v1l-1 2-1 1v2 1l-1 2v2 2 2 2 2 2l1 2v1 1l1 1v1l1 1v1l1 1 1 1 1 1h1l1 1h1l2 1h1z">
            <text:p/>
          </draw:path>
          <draw:polygon draw:style-name="gr47" draw:text-style-name="P26" draw:layer="layout" svg:width="0.038cm" svg:height="0.138cm" svg:x="7.199cm" svg:y="12.515cm" svg:viewBox="0 0 39 139" draw:points="39,136 38,137 36,137 34,138 33,138 31,138 29,138 27,138 26,139 24,138 22,138 20,138 19,137 17,136 16,135 15,134 13,132 12,130 12,129 11,127 10,124 10,122 10,119 9,116 9,113 9,39 0,39 0,25 10,25 14,0 23,0 23,25 38,25 38,39 23,39 23,109 23,111 23,113 23,114 23,116 24,117 24,118 24,119 24,119 24,120 25,120 25,120 25,121 25,121 26,122 26,122 26,122 27,122 27,123 27,123 28,123 28,123 29,124 30,124 31,124 32,124 33,124 35,123 37,123 39,122">
            <text:p/>
          </draw:polygon>
          <draw:path draw:style-name="gr47" draw:text-style-name="P26" draw:layer="layout" svg:width="0.078cm" svg:height="0.115cm" svg:x="7.246cm" svg:y="12.537cm" svg:viewBox="0 0 79 116" svg:d="M25 116h-3l-3-1h-3l-2-1-1-1-1-1h-1l-1-1-1-1-1-1-1-1-1-1-1-1v-1l-1-2-1-1v-1l-1-2v-1-2l-1-3-1-3v-4-4-4l1-4v-2-2l1-1v-2l1-2v-1l1-2 1-1v-2l1-1 1-1 1-1 1-2 2-1 1-1 1-1h1l2-1 3-1 4-2h3l5-1h4 18v-6-3-3-3l-1-3v-1-1l-1-1v-1-1l-1-1v-1l-1-1v-1h-1l-1-1-1-1h-1v-1h-1l-2-1h-2l-2-1h-2-2-2l-2 1h-2l-2 1-1 1h-1l-1 1-1 1v1h-1v1l-1 1v1l-1 1v2l-1 2v2 2l-14-2v-3l1-4 1-3 1-3 1-3 2-2 2-2 1-2 3-2 2-2 2-1 3-1 3-1 3-1h4 3 4l3 1h4l3 1 2 2 2 1h1l1 1 1 1 1 1 1 2 1 1 1 1 1 2 1 1v2l1 1 1 2v2 1l1 2v4l1 4v5 48 2 2 1 2l1 2v1 1l1 1v1 1h1v1h1v1h1 1 2 1 1 1 1v11l-3 1-2 1h-3-2-2-2l-2-1h-1l-1-1-1-1-1-1-1-1-1-1v-1l-1-1v-1l-1-1v-2-3l-1-2v-3-2h-1l-1 3-1 2-2 3-1 2-2 3-1 2-2 1-2 2-2 1-1 1-2 1-2 1h-2l-3 1h-2zM28 102h1 2l2-1h2l1-1 2-1h1l2-2 1-1 2-1 1-2 1-1 1-2 1-1 1-2 1-2 1-2v-2l1-2v-2l1-3v-2-2-2-9h-14-5-2l-2 1h-2-1l-2 1-1 1h-1l-1 1-1 1-1 1-1 1-1 1-1 1v1l-1 2-1 1v2 1l-1 2v2 2 2 2 2 2l1 2v1 1l1 1v1l1 1v1l1 1 1 1 1 1h1l1 1h1l2 1h1z">
            <text:p/>
          </draw:path>
        </draw:g>
        <draw:frame draw:style-name="gr12" draw:text-style-name="P10" draw:layer="layout" svg:width="1.484cm" svg:height="0.49cm" svg:x="7.612cm" svg:y="12.323cm">
          <draw:text-box>
            <text:p text:style-name="P9"><text:span text:style-name="T3">w</text:span><text:span text:style-name="T3">r</text:span><text:span text:style-name="T3">i</text:span><text:span text:style-name="T3">t</text:span><text:span text:style-name="T3">e</text:span><text:span text:style-name="T3">E</text:span><text:span text:style-name="T3">n</text:span></text:p>
          </draw:text-box>
        </draw:frame>
        <draw:g>
          <draw:polygon draw:style-name="gr46" draw:text-style-name="P27" draw:layer="layout" svg:width="0.065cm" svg:height="0.115cm" svg:x="7.611cm" svg:y="12.632cm" svg:viewBox="0 0 66 116" draw:points="14,57 14,63 14,68 15,73 15,77 16,81 17,84 18,88 19,89 19,91 20,92 21,93 21,94 22,95 23,96 24,97 25,98 26,99 27,99 28,100 29,100 30,101 31,101 32,101 33,101 35,101 36,101 38,101 40,101 41,100 43,99 44,98 45,97 47,96 47,95 48,95 48,94 49,93 49,92 50,91 50,90 51,89 51,87 52,85 52,82 53,79 66,81 66,85 65,88 64,92 63,95 62,98 60,101 58,104 56,106 54,109 52,111 49,112 47,114 44,115 41,115 38,116 35,116 31,116 27,115 25,115 23,114 22,113 20,112 18,111 17,110 15,109 14,108 13,106 11,105 10,103 9,101 8,99 7,97 6,95 5,93 4,91 4,88 2,83 1,77 1,71 0,65 0,58 0,51 1,45 1,39 2,33 4,28 4,25 5,23 6,21 7,19 8,17 9,15 10,13 11,11 13,10 14,8 15,7 17,6 18,5 20,4 22,3 23,2 25,1 27,1 31,0 35,0 38,0 41,1 44,1 46,2 49,3 51,5 53,7 56,9 57,11 59,14 61,17 62,19 63,23 64,26 65,30 66,33 52,35 52,33 51,30 51,28 50,27 49,25 49,23 48,22 47,20 46,19 45,19 45,18 44,18 44,17 43,17 41,16 40,15 38,15 36,15 34,15 32,15 31,15 29,15 28,16 27,16 26,16 25,17 24,18 23,18 23,19 22,20 21,21 20,22 20,23 19,24 18,26 18,27 17,29 17,30 16,34 15,38 15,42 14,47 14,52">
            <text:p/>
          </draw:polygon>
          <draw:polygon draw:style-name="gr46" draw:text-style-name="P27" draw:layer="layout" svg:width="0.013cm" svg:height="0.153cm" svg:x="7.691cm" svg:y="12.593cm" svg:viewBox="0 0 14 154" draw:points="0,154 0,0 14,0 14,154">
            <text:p/>
          </draw:polygon>
          <draw:polygon draw:style-name="gr46" draw:text-style-name="P27" draw:layer="layout" svg:width="0.066cm" svg:height="0.153cm" svg:x="7.725cm" svg:y="12.593cm" svg:viewBox="0 0 67 154" draw:points="51,154 23,103 14,114 14,154 0,154 0,0 14,0 14,96 49,42 65,42 32,90 67,154">
            <text:p/>
          </draw:polygon>
        </draw:g>
        <draw:frame draw:style-name="gr22" draw:text-style-name="P8" draw:layer="layout" svg:width="1.484cm" svg:height="0.727cm" svg:x="7.866cm" svg:y="11.162cm">
          <draw:text-box>
            <text:p><text:span text:style-name="T2">R</text:span><text:span text:style-name="T2">e</text:span><text:span text:style-name="T2">a</text:span><text:span text:style-name="T2">d</text:span></text:p>
            <text:p><text:span text:style-name="T2">D</text:span><text:span text:style-name="T2">a</text:span><text:span text:style-name="T2">t</text:span><text:span text:style-name="T2">a</text:span></text:p>
          </draw:text-box>
        </draw:frame>
        <draw:g xml:id="id22" draw:id="id22">
          <draw:path draw:style-name="gr46" draw:text-style-name="P27" draw:layer="layout" svg:width="0.018cm" svg:height="0.153cm" svg:x="6.733cm" svg:y="5.483cm" svg:viewBox="0 0 19 154" svg:d="M0 18v-18h19v18zM0 154v-112h19v112z">
            <text:p/>
          </draw:path>
          <draw:polygon draw:style-name="gr46" draw:text-style-name="P27" draw:layer="layout" svg:width="0.089cm" svg:height="0.113cm" svg:x="6.78cm" svg:y="5.522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46" draw:text-style-name="P27" draw:layer="layout" svg:width="0.14cm" svg:height="0.145cm" svg:x="6.884cm" svg:y="5.49cm" svg:viewBox="0 0 141 146" svg:d="M120 146l-16-43h-67l-17 43h-20l60-146h22l59 146zM70 15v3l-2 4-2 5-4 13-19 48h55l-19-49-6-16z">
            <text:p/>
          </draw:path>
        </draw:g>
        <draw:g>
          <draw:path draw:style-name="gr46" draw:text-style-name="P27" draw:layer="layout" svg:width="0.018cm" svg:height="0.153cm" svg:x="6.733cm" svg:y="6.753cm" svg:viewBox="0 0 19 154" svg:d="M0 18v-18h19v18zM0 154v-112h19v112z">
            <text:p/>
          </draw:path>
          <draw:polygon draw:style-name="gr46" draw:text-style-name="P27" draw:layer="layout" svg:width="0.089cm" svg:height="0.113cm" svg:x="6.78cm" svg:y="6.792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46" draw:text-style-name="P27" draw:layer="layout" svg:width="0.112cm" svg:height="0.145cm" svg:x="6.901cm" svg:y="6.76cm" svg:viewBox="0 0 113 146" svg:d="M113 105v4l-1 3v2l-1 2v2l-1 2-1 2-1 2-1 2-1 1-1 2-2 2-1 1-2 2-1 1-2 1-2 2-4 2-5 2-4 1-5 1-6 1-6 1h-6-59v-146h53l12 1h5l5 1 5 1 4 2 4 2 4 2 3 2 2 3 2 3 2 3 2 3 1 4v4 4 3 4l-1 2v3l-1 3-2 2-1 3-2 2-2 2-2 2-2 2-3 1-2 2-3 1-3 1-3 1h4l4 1 4 1 3 2 3 1 3 2 3 2 1 1 1 1 3 3 1 1 1 2v1l1 1 1 2v1l2 3v4l1 3zM84 38v-3-1-2-1l-1-1v-1l-1-1v-1l-1-1v-1l-1-1-1-1-1-1h-1l-1-1-1-1h-1l-2-1-3-1-2-1h-4l-3-1h-3-4-33v46h33 4l3-1h4l3-1h3l2-2h1l2-1h1l1-1 1-1v-1l1-1h1l1-1v-1l1-2 1-1v-1-1l1-1v-2-2zM93 103v-3l-1-3v-3l-1-2-2-3-1-2-2-2-2-1-3-2-2-1-3-1-4-1-3-1h-4l-4-1h-4-37v53h38 5 4l3-1 4-1 3-1h1l2-1h1l1-1 2-1 1-1 1-1 1-1v-1l1-1 1-1 1-1v-1l1-1v-1l1-2v-1-2l1-3z">
            <text:p/>
          </draw:path>
        </draw:g>
        <draw:g xml:id="id39" draw:id="id39">
          <draw:path draw:style-name="gr46" draw:text-style-name="P27" draw:layer="layout" svg:width="0.099cm" svg:height="0.115cm" svg:x="8.08cm" svg:y="6.157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polygon draw:style-name="gr46" draw:text-style-name="P27" draw:layer="layout" svg:width="0.089cm" svg:height="0.113cm" svg:x="8.204cm" svg:y="6.159cm" svg:viewBox="0 0 90 114" draw:points="19,0 19,71 19,76 19,79 19,81 20,83 20,85 20,87 21,88 21,90 22,91 23,92 24,93 25,94 26,95 27,96 28,97 29,98 31,98 32,99 34,99 36,99 37,99 40,100 42,100 45,99 48,99 50,99 51,98 53,98 54,97 55,97 56,96 58,95 59,94 60,94 61,93 62,92 63,90 64,89 65,88 66,87 66,85 68,83 69,79 70,76 70,73 71,69 71,65 71,0 89,0 89,88 90,104 90,109 90,111 90,112 72,112 72,112 72,112 72,111 72,109 72,104 72,93 71,93 70,96 68,98 66,101 64,103 63,105 61,106 59,108 56,109 54,110 52,111 50,112 47,113 44,113 42,114 39,114 36,114 31,114 27,113 23,113 20,112 18,111 16,110 15,110 13,109 12,108 11,107 10,106 9,105 7,104 7,102 6,101 5,100 4,98 3,96 2,93 1,89 1,84 0,80 0,75 0,0">
            <text:p/>
          </draw:polygon>
          <draw:polygon draw:style-name="gr46" draw:text-style-name="P27" draw:layer="layout" svg:width="0.053cm" svg:height="0.138cm" svg:x="8.311cm" svg:y="6.135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g>
        <draw:line draw:style-name="gr14" draw:text-style-name="P12" draw:layer="layout" svg:x1="5.707cm" svg:y1="6.844cm" svg:x2="6.723cm" svg:y2="6.844cm">
          <text:p text:style-name="P11"><text:span text:style-name="T1">1</text:span></text:p>
        </draw:line>
        <draw:line draw:style-name="gr15" draw:text-style-name="P13" draw:layer="layout" svg:x1="12.184cm" svg:y1="13.194cm" svg:x2="12.184cm" svg:y2="9.765cm">
          <text:p/>
        </draw:line>
        <draw:line draw:style-name="gr16" draw:text-style-name="P15" draw:layer="layout" svg:x1="12.184cm" svg:y1="9.79cm" svg:x2="13.454cm" svg:y2="9.765cm">
          <text:p text:style-name="P14"><text:span text:style-name="T4">W</text:span><text:span text:style-name="T4">3</text:span><text:span text:style-name="T4">[</text:span><text:span text:style-name="T4">5</text:span><text:span text:style-name="T4">:</text:span><text:span text:style-name="T4">0</text:span><text:span text:style-name="T4">]</text:span></text:p>
        </draw:line>
        <draw:line draw:style-name="gr16" draw:text-style-name="P17" draw:layer="layout" svg:x1="12.184cm" svg:y1="10.781cm" svg:x2="13.581cm" svg:y2="10.781cm">
          <text:p text:style-name="P16"><text:span text:style-name="T4">W</text:span><text:span text:style-name="T4">3</text:span><text:span text:style-name="T4">[</text:span><text:span text:style-name="T4">1</text:span><text:span text:style-name="T4">1</text:span><text:span text:style-name="T4">:</text:span><text:span text:style-name="T4">6</text:span><text:span text:style-name="T4">]</text:span></text:p>
        </draw:line>
        <draw:line draw:style-name="gr16" draw:text-style-name="P17" draw:layer="layout" svg:x1="12.184cm" svg:y1="11.543cm" svg:x2="13.708cm" svg:y2="11.543cm">
          <text:p text:style-name="P16"><text:span text:style-name="T4">W</text:span><text:span text:style-name="T4">3</text:span><text:span text:style-name="T4">[</text:span><text:span text:style-name="T4">1</text:span><text:span text:style-name="T4">7</text:span><text:span text:style-name="T4">:</text:span><text:span text:style-name="T4">1</text:span><text:span text:style-name="T4">2</text:span><text:span text:style-name="T4">]</text:span></text:p>
        </draw:line>
        <draw:line draw:style-name="gr16" draw:text-style-name="P17" xml:id="id41" draw:id="id41" draw:layer="layout" svg:x1="12.184cm" svg:y1="12.305cm" svg:x2="13.835cm" svg:y2="12.305cm">
          <text:p text:style-name="P16"><text:span text:style-name="T4">W3[23:18]</text:span></text:p>
        </draw:line>
        <draw:line draw:style-name="gr16" draw:text-style-name="P17" draw:layer="layout" svg:x1="12.184cm" svg:y1="13.194cm" svg:x2="13.835cm" svg:y2="13.194cm">
          <text:p text:style-name="P16"><text:span text:style-name="T4">W3[63:18]</text:span></text:p>
        </draw:line>
        <draw:g>
          <draw:polygon draw:style-name="gr46" draw:text-style-name="P27" draw:layer="layout" svg:width="0.153cm" svg:height="0.111cm" svg:x="16.001cm" svg:y="10.223cm" svg:viewBox="0 0 154 112" draw:points="122,112 100,112 81,33 77,15 74,29 53,112 31,112 0,0 18,0 37,76 38,78 39,82 42,97 44,89 67,0 87,0 107,77 111,97 114,82 136,0 154,0">
            <text:p/>
          </draw:polygon>
          <draw:polygon draw:style-name="gr46" draw:text-style-name="P27" draw:layer="layout" svg:width="0.052cm" svg:height="0.113cm" svg:x="16.167cm" svg:y="10.221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46" draw:text-style-name="P27" draw:layer="layout" svg:width="0.018cm" svg:height="0.153cm" svg:x="16.239cm" svg:y="10.182cm" svg:viewBox="0 0 19 154" svg:d="M0 18v-18h19v18zM0 154v-112h19v112z">
            <text:p/>
          </draw:path>
          <draw:polygon draw:style-name="gr46" draw:text-style-name="P27" draw:layer="layout" svg:width="0.053cm" svg:height="0.138cm" svg:x="16.275cm" svg:y="10.199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path draw:style-name="gr46" draw:text-style-name="P27" draw:layer="layout" svg:width="0.098cm" svg:height="0.115cm" svg:x="16.34cm" svg:y="10.221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ath draw:style-name="gr46" draw:text-style-name="P27" draw:layer="layout" svg:width="0.14cm" svg:height="0.145cm" svg:x="16.45cm" svg:y="10.189cm" svg:viewBox="0 0 141 146" svg:d="M120 146l-16-43h-67l-17 43h-20l60-146h22l59 146zM70 15v3l-2 4-2 5-4 13-19 48h55l-19-49-6-16z">
            <text:p/>
          </draw:path>
          <draw:path draw:style-name="gr46" draw:text-style-name="P27" draw:layer="layout" svg:width="0.094cm" svg:height="0.154cm" svg:x="16.598cm" svg:y="10.182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olygon draw:style-name="gr46" draw:text-style-name="P27" draw:layer="layout" svg:width="0.052cm" svg:height="0.113cm" svg:x="16.722cm" svg:y="10.221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g>
        <draw:g xml:id="id42" draw:id="id42">
          <draw:polygon draw:style-name="gr48" draw:text-style-name="P27" draw:layer="layout" svg:width="0.052cm" svg:height="0.113cm" svg:x="16.015cm" svg:y="9.695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48" draw:text-style-name="P27" draw:layer="layout" svg:width="0.098cm" svg:height="0.115cm" svg:x="16.082cm" svg:y="9.695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ath draw:style-name="gr48" draw:text-style-name="P27" draw:layer="layout" svg:width="0.108cm" svg:height="0.115cm" svg:x="16.201cm" svg:y="9.695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ath draw:style-name="gr48" draw:text-style-name="P27" draw:layer="layout" svg:width="0.094cm" svg:height="0.154cm" svg:x="16.319cm" svg:y="9.656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ath draw:style-name="gr48" draw:text-style-name="P27" draw:layer="layout" svg:width="0.14cm" svg:height="0.145cm" svg:x="16.429cm" svg:y="9.663cm" svg:viewBox="0 0 141 146" svg:d="M120 146l-16-43h-67l-17 43h-20l60-146h22l59 146zM70 15v3l-2 4-2 5-4 13-19 48h55l-19-49-6-16z">
            <text:p/>
          </draw:path>
          <draw:path draw:style-name="gr48" draw:text-style-name="P27" draw:layer="layout" svg:width="0.094cm" svg:height="0.154cm" svg:x="16.577cm" svg:y="9.656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olygon draw:style-name="gr48" draw:text-style-name="P27" draw:layer="layout" svg:width="0.052cm" svg:height="0.113cm" svg:x="16.701cm" svg:y="9.695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olygon draw:style-name="gr48" draw:text-style-name="P27" draw:layer="layout" svg:width="0.096cm" svg:height="0.147cm" svg:x="16.77cm" svg:y="9.661cm" svg:viewBox="0 0 97 148" draw:points="0,148 0,135 1,132 3,129 4,126 6,123 8,121 9,118 11,116 13,114 17,109 21,105 25,101 29,97 46,83 50,80 53,76 57,73 60,70 64,67 65,65 66,63 68,62 69,60 70,58 71,57 72,55 73,53 74,51 74,49 75,47 75,45 75,43 75,41 75,38 75,35 74,32 74,31 73,30 73,29 72,28 72,27 71,26 71,25 70,24 69,23 68,22 67,21 66,20 65,20 64,19 63,18 62,18 61,17 60,17 57,16 54,16 52,15 49,15 46,15 43,16 40,16 38,17 35,18 33,19 31,20 29,22 28,23 27,23 26,24 25,25 25,26 24,27 23,28 23,30 22,32 21,34 20,37 20,40 1,38 2,34 3,30 4,26 6,22 7,21 8,19 9,18 10,16 13,13 16,10 19,8 23,6 26,4 30,3 35,1 39,1 44,0 49,0 54,0 59,1 64,1 68,3 72,4 74,5 76,6 78,7 79,8 81,9 82,10 84,12 85,13 86,15 88,16 89,18 90,19 91,21 91,23 92,25 93,27 94,31 94,35 94,40 94,42 94,44 94,46 93,48 93,51 92,53 91,55 90,57 89,59 88,61 87,63 86,65 84,67 82,69 81,71 79,74 77,76 74,78 68,84 60,91 50,100 44,104 39,109 34,113 31,117 29,119 27,121 26,123 25,125 23,127 22,129 21,130 21,132 97,132 97,148">
            <text:p/>
          </draw:polygon>
        </draw:g>
        <draw:g>
          <draw:polygon draw:style-name="gr44" draw:text-style-name="P27" draw:layer="layout" svg:width="0.052cm" svg:height="0.113cm" svg:x="18.682cm" svg:y="9.568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44" draw:text-style-name="P27" draw:layer="layout" svg:width="0.098cm" svg:height="0.115cm" svg:x="18.749cm" svg:y="9.568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ath draw:style-name="gr44" draw:text-style-name="P27" draw:layer="layout" svg:width="0.108cm" svg:height="0.115cm" svg:x="18.868cm" svg:y="9.568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ath draw:style-name="gr44" draw:text-style-name="P27" draw:layer="layout" svg:width="0.094cm" svg:height="0.154cm" svg:x="18.986cm" svg:y="9.529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ath draw:style-name="gr44" draw:text-style-name="P27" draw:layer="layout" svg:width="0.125cm" svg:height="0.145cm" svg:x="19.113cm" svg:y="9.536cm" svg:viewBox="0 0 126 146" svg:d="M126 71l-1 6v5l-1 6-1 5-1 4-1 5-2 5-2 4-3 4-2 4-3 3-3 4-3 3-4 3-3 2-4 3-4 2-5 2-4 1-5 2-4 1h-5l-5 1h-5-55v-146h48 9l9 1 8 2 7 2 7 2 3 2 3 1 3 2 3 2 3 2 2 3 3 2 2 2 2 3 2 3 2 3 2 3 1 3 2 3 1 3 1 4 1 7 1 8zM106 71l-1-6v-6l-1-6-2-5-1-3-1-2-1-3-2-2-1-2-2-2-1-2-2-2-2-2-2-1-2-2-2-1-3-1-2-2-3-1-2-1-6-1-6-1-6-1h-7-28v114h32 4 4l4-1 3-1 4-1 3-1 3-1 3-2 3-2 3-2 3-2 2-3 2-2 3-3 1-3 2-3 2-4 1-3 1-4 1-4 1-4v-4l1-4z">
            <text:p/>
          </draw:path>
          <draw:path draw:style-name="gr44" draw:text-style-name="P27" draw:layer="layout" svg:width="0.108cm" svg:height="0.115cm" svg:x="19.257cm" svg:y="9.568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olygon draw:style-name="gr44" draw:text-style-name="P27" draw:layer="layout" svg:width="0.053cm" svg:height="0.138cm" svg:x="19.37cm" svg:y="9.546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path draw:style-name="gr44" draw:text-style-name="P27" draw:layer="layout" svg:width="0.108cm" svg:height="0.115cm" svg:x="19.435cm" svg:y="9.568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olygon draw:style-name="gr44" draw:text-style-name="P27" draw:layer="layout" svg:width="0.09cm" svg:height="0.145cm" svg:x="19.56cm" svg:y="9.536cm" svg:viewBox="0 0 91 146" draw:points="0,146 0,130 37,130 37,18 4,41 4,24 39,0 56,0 56,130 91,130 91,146">
            <text:p/>
          </draw:polygon>
        </draw:g>
        <draw:g>
          <draw:polygon draw:style-name="gr48" draw:text-style-name="P27" draw:layer="layout" svg:width="0.052cm" svg:height="0.113cm" svg:x="16.026cm" svg:y="9.187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48" draw:text-style-name="P27" draw:layer="layout" svg:width="0.098cm" svg:height="0.115cm" svg:x="16.093cm" svg:y="9.187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ath draw:style-name="gr48" draw:text-style-name="P27" draw:layer="layout" svg:width="0.108cm" svg:height="0.115cm" svg:x="16.212cm" svg:y="9.187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ath draw:style-name="gr48" draw:text-style-name="P27" draw:layer="layout" svg:width="0.094cm" svg:height="0.154cm" svg:x="16.33cm" svg:y="9.148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ath draw:style-name="gr48" draw:text-style-name="P27" draw:layer="layout" svg:width="0.14cm" svg:height="0.145cm" svg:x="16.44cm" svg:y="9.155cm" svg:viewBox="0 0 141 146" svg:d="M120 146l-16-43h-67l-17 43h-20l60-146h22l59 146zM70 15v3l-2 4-2 5-4 13-19 48h55l-19-49-6-16z">
            <text:p/>
          </draw:path>
          <draw:path draw:style-name="gr48" draw:text-style-name="P27" draw:layer="layout" svg:width="0.094cm" svg:height="0.154cm" svg:x="16.588cm" svg:y="9.148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olygon draw:style-name="gr48" draw:text-style-name="P27" draw:layer="layout" svg:width="0.052cm" svg:height="0.113cm" svg:x="16.712cm" svg:y="9.187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olygon draw:style-name="gr48" draw:text-style-name="P27" draw:layer="layout" svg:width="0.09cm" svg:height="0.145cm" svg:x="16.786cm" svg:y="9.155cm" svg:viewBox="0 0 91 146" draw:points="0,146 0,130 37,130 37,18 4,41 4,24 39,0 56,0 56,130 91,130 91,146">
            <text:p/>
          </draw:polygon>
        </draw:g>
        <draw:g>
          <draw:polygon draw:style-name="gr46" draw:text-style-name="P27" draw:layer="layout" svg:width="0.052cm" svg:height="0.113cm" svg:x="18.682cm" svg:y="10.203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46" draw:text-style-name="P27" draw:layer="layout" svg:width="0.098cm" svg:height="0.115cm" svg:x="18.749cm" svg:y="10.203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ath draw:style-name="gr46" draw:text-style-name="P27" draw:layer="layout" svg:width="0.108cm" svg:height="0.115cm" svg:x="18.868cm" svg:y="10.203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ath draw:style-name="gr46" draw:text-style-name="P27" draw:layer="layout" svg:width="0.094cm" svg:height="0.154cm" svg:x="18.986cm" svg:y="10.164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ath draw:style-name="gr46" draw:text-style-name="P27" draw:layer="layout" svg:width="0.125cm" svg:height="0.145cm" svg:x="19.113cm" svg:y="10.171cm" svg:viewBox="0 0 126 146" svg:d="M126 71l-1 6v5l-1 6-1 5-1 4-1 5-2 5-2 4-3 4-2 4-3 3-3 4-3 3-4 3-3 2-4 3-4 2-5 2-4 1-5 2-4 1h-5l-5 1h-5-55v-146h48 9l9 1 8 2 7 2 7 2 3 2 3 1 3 2 3 2 3 2 2 3 3 2 2 2 2 3 2 3 2 3 2 3 1 3 2 3 1 3 1 4 1 7 1 8zM106 71l-1-6v-6l-1-6-2-5-1-3-1-2-1-3-2-2-1-2-2-2-1-2-2-2-2-2-2-1-2-2-2-1-3-1-2-2-3-1-2-1-6-1-6-1-6-1h-7-28v114h32 4 4l4-1 3-1 4-1 3-1 3-1 3-2 3-2 3-2 3-2 2-3 2-2 3-3 1-3 2-3 2-4 1-3 1-4 1-4 1-4v-4l1-4z">
            <text:p/>
          </draw:path>
          <draw:path draw:style-name="gr46" draw:text-style-name="P27" draw:layer="layout" svg:width="0.108cm" svg:height="0.115cm" svg:x="19.257cm" svg:y="10.203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olygon draw:style-name="gr46" draw:text-style-name="P27" draw:layer="layout" svg:width="0.053cm" svg:height="0.138cm" svg:x="19.37cm" svg:y="10.181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path draw:style-name="gr46" draw:text-style-name="P27" draw:layer="layout" svg:width="0.108cm" svg:height="0.115cm" svg:x="19.435cm" svg:y="10.203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olygon draw:style-name="gr46" draw:text-style-name="P27" draw:layer="layout" svg:width="0.096cm" svg:height="0.147cm" svg:x="19.555cm" svg:y="10.169cm" svg:viewBox="0 0 97 148" draw:points="0,148 0,135 1,132 3,129 4,126 6,123 8,121 9,118 11,116 13,114 17,109 21,105 25,101 29,97 46,83 50,80 53,76 57,73 60,70 64,67 65,65 66,63 68,62 69,60 70,58 71,57 72,55 73,53 74,51 74,49 75,47 75,45 75,43 75,41 75,38 75,35 74,32 74,31 73,30 73,29 72,28 72,27 71,26 71,25 70,24 69,23 68,22 67,21 66,20 65,20 64,19 63,18 62,18 61,17 60,17 57,16 54,16 52,15 49,15 46,15 43,16 40,16 38,17 35,18 33,19 31,20 29,22 28,23 27,23 26,24 25,25 25,26 24,27 23,28 23,30 22,32 21,34 20,37 20,40 1,38 2,34 3,30 4,26 6,22 7,21 8,19 9,18 10,16 13,13 16,10 19,8 23,6 26,4 30,3 35,1 39,1 44,0 49,0 54,0 59,1 64,1 68,3 72,4 74,5 76,6 78,7 79,8 81,9 82,10 84,12 85,13 86,15 88,16 89,18 90,19 91,21 91,23 92,25 93,27 94,31 94,35 94,40 94,42 94,44 94,46 93,48 93,51 92,53 91,55 90,57 89,59 88,61 87,63 86,65 84,67 82,69 81,71 79,74 77,76 74,78 68,84 60,91 50,100 44,104 39,109 34,113 31,117 29,119 27,121 26,123 25,125 23,127 22,129 21,130 21,132 97,132 97,148">
            <text:p/>
          </draw:polygon>
        </draw:g>
        <draw:g>
          <draw:polygon draw:style-name="gr46" draw:text-style-name="P27" draw:layer="layout" svg:width="0.153cm" svg:height="0.111cm" svg:x="16.001cm" svg:y="12.763cm" svg:viewBox="0 0 154 112" draw:points="122,112 100,112 81,33 77,15 74,29 53,112 31,112 0,0 18,0 37,76 38,78 39,82 42,97 44,89 67,0 87,0 107,77 111,97 114,82 136,0 154,0">
            <text:p/>
          </draw:polygon>
          <draw:polygon draw:style-name="gr46" draw:text-style-name="P27" draw:layer="layout" svg:width="0.052cm" svg:height="0.113cm" svg:x="16.167cm" svg:y="12.761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46" draw:text-style-name="P27" draw:layer="layout" svg:width="0.018cm" svg:height="0.153cm" svg:x="16.239cm" svg:y="12.722cm" svg:viewBox="0 0 19 154" svg:d="M0 18v-18h19v18zM0 154v-112h19v112z">
            <text:p/>
          </draw:path>
          <draw:polygon draw:style-name="gr46" draw:text-style-name="P27" draw:layer="layout" svg:width="0.053cm" svg:height="0.138cm" svg:x="16.275cm" svg:y="12.739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path draw:style-name="gr46" draw:text-style-name="P27" draw:layer="layout" svg:width="0.098cm" svg:height="0.115cm" svg:x="16.34cm" svg:y="12.761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ath draw:style-name="gr46" draw:text-style-name="P27" draw:layer="layout" svg:width="0.125cm" svg:height="0.145cm" svg:x="16.467cm" svg:y="12.729cm" svg:viewBox="0 0 126 146" svg:d="M126 71l-1 6v5l-1 6-1 5-1 4-1 5-2 5-2 4-3 4-2 4-3 3-3 4-3 3-4 3-3 2-4 3-4 2-5 2-4 1-5 2-4 1h-5l-5 1h-5-55v-146h48 9l9 1 8 2 7 2 7 2 3 2 3 1 3 2 3 2 3 2 2 3 3 2 2 2 2 3 2 3 2 3 2 3 1 3 2 3 1 3 1 4 1 7 1 8zM106 71l-1-6v-6l-1-6-2-5-1-3-1-2-1-3-2-2-1-2-2-2-1-2-2-2-2-2-2-1-2-2-2-1-3-1-2-2-3-1-2-1-6-1-6-1-6-1h-7-28v114h32 4 4l4-1 3-1 4-1 3-1 3-1 3-2 3-2 3-2 3-2 2-3 2-2 3-3 1-3 2-3 2-4 1-3 1-4 1-4 1-4v-4l1-4z">
            <text:p/>
          </draw:path>
          <draw:path draw:style-name="gr46" draw:text-style-name="P27" draw:layer="layout" svg:width="0.108cm" svg:height="0.115cm" svg:x="16.611cm" svg:y="12.761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olygon draw:style-name="gr46" draw:text-style-name="P27" draw:layer="layout" svg:width="0.053cm" svg:height="0.138cm" svg:x="16.724cm" svg:y="12.739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path draw:style-name="gr46" draw:text-style-name="P27" draw:layer="layout" svg:width="0.108cm" svg:height="0.115cm" svg:x="16.789cm" svg:y="12.761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g>
        <draw:g>
          <draw:polygon draw:style-name="gr46" draw:text-style-name="P27" draw:layer="layout" svg:width="0.153cm" svg:height="0.111cm" svg:x="17.398cm" svg:y="8.826cm" svg:viewBox="0 0 154 112" draw:points="122,112 100,112 81,33 77,15 74,29 53,112 31,112 0,0 18,0 37,76 38,78 39,82 42,97 44,89 67,0 87,0 107,77 111,97 114,82 136,0 154,0">
            <text:p/>
          </draw:polygon>
          <draw:polygon draw:style-name="gr46" draw:text-style-name="P27" draw:layer="layout" svg:width="0.052cm" svg:height="0.113cm" svg:x="17.564cm" svg:y="8.824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46" draw:text-style-name="P27" draw:layer="layout" svg:width="0.018cm" svg:height="0.153cm" svg:x="17.636cm" svg:y="8.785cm" svg:viewBox="0 0 19 154" svg:d="M0 18v-18h19v18zM0 154v-112h19v112z">
            <text:p/>
          </draw:path>
          <draw:polygon draw:style-name="gr46" draw:text-style-name="P27" draw:layer="layout" svg:width="0.053cm" svg:height="0.138cm" svg:x="17.672cm" svg:y="8.802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path draw:style-name="gr46" draw:text-style-name="P27" draw:layer="layout" svg:width="0.098cm" svg:height="0.115cm" svg:x="17.737cm" svg:y="8.824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olygon draw:style-name="gr46" draw:text-style-name="P27" draw:layer="layout" svg:width="0.114cm" svg:height="0.145cm" svg:x="17.864cm" svg:y="8.792cm" svg:viewBox="0 0 115 146" draw:points="0,146 0,0 111,0 111,16 20,16 20,63 104,63 104,79 20,79 20,130 115,130 115,146">
            <text:p/>
          </draw:polygon>
          <draw:polygon draw:style-name="gr46" draw:text-style-name="P27" draw:layer="layout" svg:width="0.089cm" svg:height="0.113cm" svg:x="18cm" svg:y="8.824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g>
        <draw:g>
          <draw:polygon draw:style-name="gr46" draw:text-style-name="P27" draw:layer="layout" svg:width="0.09cm" svg:height="0.115cm" svg:x="17.65cm" svg:y="13.268cm" svg:viewBox="0 0 91 116" draw:points="19,57 20,63 20,68 20,73 21,77 22,81 23,84 25,88 26,89 27,91 27,92 28,93 29,94 30,95 32,96 33,97 34,98 35,99 37,99 38,100 40,100 41,101 43,101 44,101 46,101 48,101 50,101 52,101 55,101 57,100 59,99 61,98 63,97 64,96 65,95 66,95 67,94 67,93 68,92 69,91 69,90 70,89 71,87 71,85 72,82 73,79 91,81 91,85 90,88 88,92 87,95 85,98 83,101 80,104 78,106 75,109 71,111 68,112 64,114 61,115 57,115 53,116 48,116 43,116 37,115 35,115 32,114 30,113 28,112 25,111 23,110 21,109 19,108 17,106 16,105 14,103 12,101 11,99 9,97 8,95 7,93 6,91 5,88 3,83 2,77 1,71 0,65 0,58 0,51 1,45 2,39 3,33 5,28 6,25 7,23 8,21 10,19 11,17 12,15 14,13 16,11 17,10 19,8 21,7 23,6 25,5 28,4 30,3 32,2 35,1 37,1 42,0 48,0 52,0 56,1 60,1 64,2 67,3 71,5 74,7 77,9 79,11 82,14 84,17 86,19 87,23 89,26 90,30 91,33 72,35 71,33 71,30 70,28 69,27 68,25 67,23 66,22 64,20 64,19 63,19 62,18 61,18 60,17 59,17 57,16 55,15 53,15 50,15 48,15 44,15 42,15 41,15 39,16 38,16 36,16 35,17 33,18 32,18 31,19 30,20 29,21 28,22 27,23 26,24 25,26 25,27 24,29 23,30 22,34 21,38 20,42 20,47 20,52">
            <text:p/>
          </draw:polygon>
          <draw:polygon draw:style-name="gr46" draw:text-style-name="P27" draw:layer="layout" svg:width="0.018cm" svg:height="0.153cm" svg:x="17.761cm" svg:y="13.229cm" svg:viewBox="0 0 19 154" draw:points="0,154 0,0 19,0 19,154">
            <text:p/>
          </draw:polygon>
          <draw:polygon draw:style-name="gr46" draw:text-style-name="P27" draw:layer="layout" svg:width="0.091cm" svg:height="0.153cm" svg:x="17.807cm" svg:y="13.229cm" svg:viewBox="0 0 92 154" draw:points="70,154 32,103 19,114 19,154 0,154 0,0 19,0 19,96 68,42 90,42 44,90 92,154">
            <text:p/>
          </draw:polygon>
        </draw:g>
        <draw:custom-shape draw:style-name="gr18" draw:text-style-name="P18" xml:id="id26" draw:id="id26" draw:layer="layout" svg:width="1.143cm" svg:height="3.937cm" svg:x="9.898cm" svg:y="9.511cm">
          <text:p text:style-name="P18"><text:span text:style-name="T5">I</text:span><text:span text:style-name="T5">n</text:span><text:span text:style-name="T5">s</text:span><text:span text:style-name="T5">t</text:span><text:span text:style-name="T5">r</text:span><text:span text:style-name="T5">u</text:span><text:span text:style-name="T5">c</text:span><text:span text:style-name="T5">t</text:span><text:span text:style-name="T5">i</text:span><text:span text:style-name="T5">o</text:span><text:span text:style-name="T5">n</text:span><text:span text:style-name="T5"> </text:span></text:p>
          <text:p text:style-name="P18"><text:span text:style-name="T5">r</text:span><text:span text:style-name="T5">e</text:span><text:span text:style-name="T5">g</text:span><text:span text:style-name="T5">i</text:span><text:span text:style-name="T5">s</text:span><text:span text:style-name="T5">t</text:span><text:span text:style-name="T5">e</text:span><text:span text:style-name="T5">r</text:span></text:p>
          <draw:enhanced-geometry svg:viewBox="0 0 21600 21600" draw:type="rectangle" draw:enhanced-path="M 0 0 L 21600 0 21600 21600 0 21600 0 0 Z N"/>
        </draw:custom-shape>
        <draw:line draw:style-name="gr19" draw:text-style-name="P19" draw:layer="layout" svg:x1="11.041cm" svg:y1="11.543cm" svg:x2="12.311cm" svg:y2="11.543cm">
          <text:p/>
        </draw:line>
        <draw:frame draw:style-name="gr12" draw:text-style-name="P8" draw:layer="layout" svg:width="0.76cm" svg:height="0.49cm" svg:x="10.154cm" svg:y="13.084cm">
          <draw:text-box>
            <text:p><text:span text:style-name="T2">clk</text:span></text:p>
          </draw:text-box>
        </draw:frame>
        <draw:line draw:style-name="gr20" draw:text-style-name="P19" draw:layer="layout" svg:x1="13.708cm" svg:y1="11.543cm" svg:x2="15.867cm" svg:y2="9.257cm">
          <text:p/>
        </draw:line>
        <draw:line draw:style-name="gr20" draw:text-style-name="P19" draw:layer="layout" svg:x1="13.581cm" svg:y1="10.781cm" svg:x2="15.994cm" svg:y2="10.273cm">
          <text:p/>
        </draw:line>
        <draw:g>
          <draw:path draw:style-name="gr49" draw:text-style-name="P27" draw:layer="layout" svg:width="0.018cm" svg:height="0.153cm" svg:x="21.988cm" svg:y="10.434cm" svg:viewBox="0 0 19 154" svg:d="M0 18v-18h19v18zM0 154v-112h19v112z">
            <text:p/>
          </draw:path>
          <draw:polygon draw:style-name="gr49" draw:text-style-name="P27" draw:layer="layout" svg:width="0.089cm" svg:height="0.113cm" svg:x="22.035cm" svg:y="10.473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49" draw:text-style-name="P27" draw:layer="layout" svg:width="0.14cm" svg:height="0.145cm" svg:x="22.139cm" svg:y="10.441cm" svg:viewBox="0 0 141 146" svg:d="M120 146l-16-43h-67l-17 43h-20l60-146h22l59 146zM70 15v3l-2 4-2 5-4 13-19 48h55l-19-49-6-16z">
            <text:p/>
          </draw:path>
        </draw:g>
        <draw:g>
          <draw:path draw:style-name="gr46" draw:text-style-name="P27" draw:layer="layout" svg:width="0.018cm" svg:height="0.153cm" svg:x="22.047cm" svg:y="11.341cm" svg:viewBox="0 0 19 154" svg:d="M0 18v-18h19v18zM0 154v-112h19v112z">
            <text:p/>
          </draw:path>
          <draw:polygon draw:style-name="gr46" draw:text-style-name="P27" draw:layer="layout" svg:width="0.089cm" svg:height="0.113cm" svg:x="22.094cm" svg:y="11.38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46" draw:text-style-name="P27" draw:layer="layout" svg:width="0.112cm" svg:height="0.145cm" svg:x="22.215cm" svg:y="11.348cm" svg:viewBox="0 0 113 146" svg:d="M113 105v4l-1 3v2l-1 2v2l-1 2-1 2-1 2-1 2-1 1-1 2-2 2-1 1-2 2-1 1-2 1-2 2-4 2-5 2-4 1-5 1-6 1-6 1h-6-59v-146h53l12 1h5l5 1 5 1 4 2 4 2 4 2 3 2 2 3 2 3 2 3 2 3 1 4v4 4 3 4l-1 2v3l-1 3-2 2-1 3-2 2-2 2-2 2-2 2-3 1-2 2-3 1-3 1-3 1h4l4 1 4 1 3 2 3 1 3 2 3 2 1 1 1 1 3 3 1 1 1 2v1l1 1 1 2v1l2 3v4l1 3zM84 38v-3-1-2-1l-1-1v-1l-1-1v-1l-1-1v-1l-1-1-1-1-1-1h-1l-1-1-1-1h-1l-2-1-3-1-2-1h-4l-3-1h-3-4-33v46h33 4l3-1h4l3-1h3l2-2h1l2-1h1l1-1 1-1v-1l1-1h1l1-1v-1l1-2 1-1v-1-1l1-1v-2-2zM93 103v-3l-1-3v-3l-1-2-2-3-1-2-2-2-2-1-3-2-2-1-3-1-4-1-3-1h-4l-4-1h-4-37v53h38 5 4l3-1 4-1 3-1h1l2-1h1l1-1 2-1 1-1 1-1 1-1v-1l1-1 1-1 1-1v-1l1-1v-1l1-2v-1-2l1-3z">
            <text:p/>
          </draw:path>
        </draw:g>
        <draw:g>
          <draw:path draw:style-name="gr46" draw:text-style-name="P27" draw:layer="layout" svg:width="0.099cm" svg:height="0.115cm" svg:x="23.321cm" svg:y="10.981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polygon draw:style-name="gr46" draw:text-style-name="P27" draw:layer="layout" svg:width="0.089cm" svg:height="0.113cm" svg:x="23.445cm" svg:y="10.983cm" svg:viewBox="0 0 90 114" draw:points="19,0 19,71 19,76 19,79 19,81 20,83 20,85 20,87 21,88 21,90 22,91 23,92 24,93 25,94 26,95 27,96 28,97 29,98 31,98 32,99 34,99 36,99 37,99 40,100 42,100 45,99 48,99 50,99 51,98 53,98 54,97 55,97 56,96 58,95 59,94 60,94 61,93 62,92 63,90 64,89 65,88 66,87 66,85 68,83 69,79 70,76 70,73 71,69 71,65 71,0 89,0 89,88 90,104 90,109 90,111 90,112 72,112 72,112 72,112 72,111 72,109 72,104 72,93 71,93 70,96 68,98 66,101 64,103 63,105 61,106 59,108 56,109 54,110 52,111 50,112 47,113 44,113 42,114 39,114 36,114 31,114 27,113 23,113 20,112 18,111 16,110 15,110 13,109 12,108 11,107 10,106 9,105 7,104 7,102 6,101 5,100 4,98 3,96 2,93 1,89 1,84 0,80 0,75 0,0">
            <text:p/>
          </draw:polygon>
          <draw:polygon draw:style-name="gr46" draw:text-style-name="P27" draw:layer="layout" svg:width="0.053cm" svg:height="0.138cm" svg:x="23.552cm" svg:y="10.959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g>
        <draw:line draw:style-name="gr24" draw:text-style-name="P19" draw:layer="layout" svg:x1="25.765cm" svg:y1="14.587cm" svg:x2="25.765cm" svg:y2="18.399cm">
          <text:p/>
        </draw:line>
        <draw:line draw:style-name="gr25" draw:text-style-name="P19" draw:layer="layout" svg:x1="25.011cm" svg:y1="14.718cm" svg:x2="15.359cm" svg:y2="14.717cm">
          <text:p/>
        </draw:line>
        <draw:line draw:style-name="gr24" draw:text-style-name="P19" draw:layer="layout" svg:x1="15.359cm" svg:y1="14.718cm" svg:x2="15.359cm" svg:y2="12.813cm">
          <text:p/>
        </draw:line>
        <draw:line draw:style-name="gr50" draw:text-style-name="P19" draw:layer="layout" svg:x1="15.359cm" svg:y1="12.813cm" svg:x2="15.994cm" svg:y2="12.813cm">
          <text:p/>
        </draw:line>
        <draw:line draw:style-name="gr20" draw:text-style-name="P19" draw:layer="layout" svg:x1="19.677cm" svg:y1="9.638cm" svg:x2="21.955cm" svg:y2="10.525cm">
          <text:p/>
        </draw:line>
        <draw:line draw:style-name="gr27" draw:text-style-name="P22" draw:layer="layout" svg:x1="17.772cm" svg:y1="8.112cm" svg:x2="17.772cm" svg:y2="8.748cm">
          <text:p text:style-name="P21"><text:span text:style-name="T1">1</text:span></text:p>
        </draw:line>
        <draw:frame draw:style-name="gr28" draw:text-style-name="P23" draw:layer="layout" svg:width="1.778cm" svg:height="0.962cm" svg:x="14.089cm" svg:y="1.128cm">
          <draw:text-box>
            <text:p>beq</text:p>
          </draw:text-box>
        </draw:frame>
        <draw:line draw:style-name="gr19" draw:text-style-name="P19" draw:layer="layout" svg:x1="13.454cm" svg:y1="9.764cm" svg:x2="13.454cm" svg:y2="7.351cm">
          <text:p/>
        </draw:line>
        <draw:line draw:style-name="gr19" draw:text-style-name="P19" draw:layer="layout" svg:x1="13.454cm" svg:y1="7.351cm" svg:x2="13.454cm" svg:y2="7.35cm">
          <text:p/>
        </draw:line>
        <draw:custom-shape draw:style-name="gr29" draw:text-style-name="P3" xml:id="id24" draw:id="id24" draw:layer="layout" svg:width="1.27cm" svg:height="1.397cm" svg:x="9.771cm" svg:y="15.098cm">
          <draw:glue-point draw:id="4" svg:x="-3cm" svg:y="-3.178cm"/>
          <text:p text:style-name="P3">clk</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30" draw:text-style-name="P3" draw:layer="layout" svg:x1="2.834cm" svg:y1="12.89cm" svg:x2="9.771cm" svg:y2="15.796cm" draw:start-shape="id23" draw:start-glue-point="2" draw:end-shape="id24" draw:end-glue-point="3" svg:d="M2834 12890v2906h6937" svg:viewBox="0 0 6938 2907">
          <text:p/>
        </draw:connector>
        <draw:connector draw:style-name="gr30" draw:text-style-name="P3" draw:layer="layout" svg:x1="17.783cm" svg:y1="13.429cm" svg:x2="11.041cm" svg:y2="15.796cm" draw:start-shape="id25" draw:start-glue-point="2" draw:end-shape="id24" draw:end-glue-point="1" svg:d="M17783 13429v2367h-6742" svg:viewBox="0 0 6743 2368">
          <text:p/>
        </draw:connector>
        <draw:connector draw:style-name="gr31" draw:text-style-name="P3" draw:layer="layout" svg:x1="10.469cm" svg:y1="13.448cm" svg:x2="10.406cm" svg:y2="15.098cm" draw:start-shape="id26" draw:start-glue-point="2" draw:end-shape="id24" draw:end-glue-point="0" svg:d="M10469 13448v824h-63v826" svg:viewBox="0 0 64 1651">
          <text:p/>
        </draw:connector>
        <draw:line draw:style-name="gr24" draw:text-style-name="P19" draw:layer="layout" svg:x1="13.835cm" svg:y1="13.193cm" svg:x2="13.835cm" svg:y2="16.241cm">
          <text:p/>
        </draw:line>
        <draw:custom-shape draw:style-name="gr26" draw:text-style-name="P20" xml:id="id32" draw:id="id32" draw:layer="layout" svg:width="1.397cm" svg:height="0.762cm" svg:x="14.343cm" svg:y="15.86cm">
          <text:p text:style-name="P3"><text:span text:style-name="T2">exten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19" draw:layer="layout" svg:x1="13.835cm" svg:y1="16.241cm" svg:x2="14.343cm" svg:y2="16.241cm">
          <text:p/>
        </draw:line>
        <draw:connector draw:style-name="gr31" draw:text-style-name="P3" draw:layer="layout" draw:line-skew="1.648cm" svg:x1="7.612cm" svg:y1="12.812cm" svg:x2="10.025cm" svg:y2="15.353cm" draw:end-shape="id24" draw:end-glue-point="4" svg:d="M7612 12812v2540h2413v1" svg:viewBox="0 0 2414 2542">
          <text:p/>
        </draw:connector>
        <draw:g xml:id="id36" draw:id="id36">
          <draw:polygon draw:style-name="gr46" draw:text-style-name="P27" draw:layer="layout" svg:width="0.086cm" svg:height="0.111cm" svg:x="22.595cm" svg:y="10.364cm" svg:viewBox="0 0 87 112" draw:points="0,112 0,98 63,14 4,14 4,0 85,0 85,14 22,98 87,98 87,112">
            <text:p/>
          </draw:polygon>
          <draw:path draw:style-name="gr46" draw:text-style-name="P27" draw:layer="layout" svg:width="0.098cm" svg:height="0.115cm" svg:x="22.701cm" svg:y="10.362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olygon draw:style-name="gr46" draw:text-style-name="P27" draw:layer="layout" svg:width="0.052cm" svg:height="0.113cm" svg:x="22.824cm" svg:y="10.362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46" draw:text-style-name="P27" draw:layer="layout" svg:width="0.099cm" svg:height="0.115cm" svg:x="22.891cm" svg:y="10.362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g>
        <draw:custom-shape draw:style-name="gr51" draw:text-style-name="P1" xml:id="id27" draw:id="id27" draw:layer="layout" svg:width="1.651cm" svg:height="0.635cm" svg:x="12.692cm" svg:y="6.715cm">
          <text:p text:style-name="P3"><text:span text:style-name="T1">contr</text:span><text:span text:style-name="T1">o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2" draw:text-style-name="P3" draw:layer="layout" svg:x1="14.343cm" svg:y1="7.033cm" svg:x2="21.993cm" svg:y2="10.092cm" draw:start-shape="id27" draw:start-glue-point="10" draw:end-shape="id28" draw:end-glue-point="0" svg:d="M14343 7033h7650v3059" svg:viewBox="0 0 7651 3060">
          <text:p/>
        </draw:connector>
        <draw:g xml:id="id28" draw:id="id28">
          <draw:path draw:style-name="gr53" draw:text-style-name="P26" draw:layer="layout" svg:width="0.099cm" svg:height="0.115cm" svg:x="21.884cm" svg:y="10.092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path draw:style-name="gr53" draw:text-style-name="P26" draw:layer="layout" svg:width="0.094cm" svg:height="0.157cm" svg:x="22.008cm" svg:y="10.092cm" svg:viewBox="0 0 95 158" svg:d="M95 57v14l-1 6-1 6-2 5-1 5-3 4-2 4-3 4-3 3-3 2-4 2-4 2-4 1-5 1h-5-3-3l-3-1h-3l-2-1-3-1-2-1-3-1-2-1-2-2-1-1-2-2-2-2-1-2-1-2-2-2v1 3 13 44h-18v-133l-1-15v-5-3h18v1 2l1 8v7l2-3 1-2 2-2 1-2 2-2 2-1 2-2 2-1 2-1 2-1 2-1 3-1h3l3-1h3 3 5l5 1h2l2 1 2 1h2l2 1 2 1 2 2 1 1 2 1 1 2 2 1 1 2 1 2 1 2 2 2 1 2 1 4 2 6 1 5 1 7v6zM76 58v-6l-1-5v-5l-1-4-1-4-1-4-1-3-1-1-1-2v-1l-1-1-1-1-1-1-1-1-1-1h-1l-2-1-1-1h-1l-2-1h-1-2-1l-4-1h-2l-3 1h-2l-3 1h-2l-2 1-1 1h-1l-1 1-1 1-2 2-1 1-1 2-2 2-1 2-1 2v3l-1 2-1 3v3l-1 3v3l-1 4v7 6l1 5v4l1 4 1 4 1 4 1 1 1 2v1l1 2 1 1 1 1 1 1 1 1 2 1 1 1 1 1 2 1h1l2 1h1l2 1h2 1 4 4 1 2l1-1h2l1-1h1l1-1 2-1 1-1h1l1-1 1-2 1-1v-1l1-1 1-2 1-1v-2l1-4 1-4 1-4v-5l1-5z">
            <text:p/>
          </draw:path>
        </draw:g>
        <draw:g xml:id="id34" draw:id="id34">
          <draw:polygon draw:style-name="gr54" draw:text-style-name="P20" draw:layer="layout" svg:width="1.016cm" svg:height="0.635cm" svg:x="4.809cm" svg:y="9.381cm" svg:viewBox="0 0 1017 636" draw:points="254,0 254,477 0,477 508,636 1017,477 762,477 762,0">
            <text:p/>
          </draw:polygon>
          <draw:path draw:style-name="gr55" draw:text-style-name="P26" draw:layer="layout" svg:width="0.108cm" svg:height="0.115cm" svg:x="5.148cm" svg:y="9.617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olygon draw:style-name="gr55" draw:text-style-name="P26" draw:layer="layout" svg:width="0.089cm" svg:height="0.113cm" svg:x="5.272cm" svg:y="9.617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55" draw:text-style-name="P26" draw:layer="layout" svg:width="0.094cm" svg:height="0.154cm" svg:x="5.384cm" svg:y="9.578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g>
        <draw:connector draw:style-name="gr20" draw:text-style-name="P19" draw:layer="layout" draw:type="line" svg:x1="8.62cm" svg:y1="11.541cm" svg:x2="9.898cm" svg:y2="11.479cm" draw:start-shape="id29" draw:start-glue-point="1" draw:end-shape="id26" draw:end-glue-point="3" svg:d="M8620 11541l1278-62" svg:viewBox="0 0 1279 63">
          <text:p/>
        </draw:connector>
        <draw:g>
          <draw:glue-point draw:id="4" svg:x="-5cm" svg:y="2.693cm"/>
          <draw:glue-point draw:id="5" svg:x="-5cm" svg:y="3.462cm"/>
          <draw:glue-point draw:id="6" svg:x="-5cm" svg:y="1.924cm"/>
          <draw:glue-point draw:id="7" svg:x="-2.779cm" svg:y="5cm"/>
          <draw:polygon draw:style-name="gr56" draw:text-style-name="P1" draw:layer="layout" svg:width="1.143cm" svg:height="1.778cm" svg:x="4.784cm" svg:y="11.159cm" svg:viewBox="0 0 1144 1779" draw:points="190,0 191,0 178,0 166,2 153,4 141,7 129,11 118,16 106,21 95,28 85,35 75,42 65,51 56,60 47,70 39,80 32,91 26,103 20,115 14,127 10,139 6,152 4,165 2,178 0,192 0,205 0,1573 0,1574 0,1587 2,1601 4,1614 6,1627 10,1640 14,1652 20,1664 26,1676 32,1688 39,1699 47,1709 56,1719 65,1728 75,1737 85,1744 95,1751 106,1758 118,1763 129,1768 141,1772 153,1775 166,1777 178,1779 191,1779 953,1779 953,1779 966,1779 978,1777 991,1775 1003,1772 1015,1768 1026,1763 1038,1758 1049,1751 1059,1744 1069,1737 1079,1728 1088,1719 1097,1709 1105,1699 1112,1688 1118,1676 1124,1664 1130,1652 1134,1640 1138,1627 1140,1614 1142,1601 1144,1587 1144,1574 1144,205 1144,205 1144,205 1144,192 1142,178 1140,165 1138,152 1134,139 1130,127 1124,115 1118,103 1112,91 1105,80 1097,70 1088,60 1079,51 1069,42 1059,35 1049,28 1038,21 1026,16 1015,11 1003,7 991,4 978,2 966,0 953,0">
            <text:p/>
          </draw:polygon>
          <draw:polygon draw:style-name="gr57" draw:text-style-name="P24" draw:layer="layout" svg:width="0.246cm" svg:height="0.204cm" svg:x="5.046cm" svg:y="11.974cm" svg:viewBox="0 0 247 205" draw:points="109,205 109,77 109,70 108,64 108,58 107,53 106,48 105,44 104,42 103,40 102,38 102,37 101,36 99,34 98,33 97,32 96,31 94,30 93,29 91,29 89,28 88,27 84,26 79,26 75,26 72,26 70,26 68,26 65,27 63,27 61,28 59,29 57,30 55,31 53,32 51,34 50,35 48,37 46,38 45,40 43,42 42,44 41,46 40,49 38,51 36,56 35,62 34,68 33,74 32,81 32,88 32,205 1,205 1,47 1,18 0,9 0,6 0,4 29,4 29,4 29,4 29,5 30,9 30,18 31,38 31,38 34,33 36,28 39,24 42,20 45,16 48,13 51,11 54,8 57,6 61,5 65,3 68,2 73,1 77,1 81,0 86,0 91,0 96,1 100,1 105,2 109,4 112,5 116,7 119,9 121,10 122,12 124,13 125,14 127,17 130,21 132,25 133,29 135,33 136,38 137,38 139,33 142,29 145,24 148,21 151,17 154,14 157,11 160,9 164,7 167,5 171,3 175,2 180,1 184,1 189,0 193,0 200,0 207,1 212,2 215,3 218,4 220,5 223,6 225,8 227,9 229,11 231,13 233,15 234,17 236,19 238,21 239,23 240,26 241,29 242,32 244,38 246,45 247,53 247,62 247,71 247,205 217,205 217,77 217,70 216,64 216,58 215,53 214,48 212,44 212,42 211,40 210,38 209,37 208,36 207,34 206,33 205,32 203,31 202,30 200,29 199,29 197,28 195,27 191,26 187,26 183,26 178,26 175,26 173,27 171,27 169,28 166,29 164,30 163,31 161,32 159,33 157,35 155,37 154,38 152,40 151,42 150,44 148,46 146,51 144,56 142,62 141,68 140,74 140,81 140,88 140,205">
            <text:p/>
          </draw:polygon>
          <draw:polygon draw:style-name="gr57" draw:text-style-name="P24" draw:layer="layout" svg:width="0.149cm" svg:height="0.204cm" svg:x="5.337cm" svg:y="11.977cm" svg:viewBox="0 0 150 205" draw:points="31,0 31,127 31,137 32,141 32,145 33,149 33,152 34,155 35,158 36,161 37,163 38,166 40,168 41,169 43,171 44,173 46,174 48,175 51,176 53,177 56,178 59,178 62,178 66,179 70,179 75,179 80,178 83,177 85,176 87,176 90,175 92,174 94,172 96,171 98,170 100,168 102,166 103,164 105,162 107,160 108,158 109,156 111,153 113,148 115,143 116,137 117,130 118,124 118,116 118,0 149,0 149,158 149,186 150,195 150,199 150,201 121,201 121,201 121,200 120,199 120,196 120,187 119,167 119,167 116,172 113,176 110,180 107,184 104,188 101,191 97,194 94,196 90,198 87,200 83,201 78,202 74,203 69,204 64,204 59,205 52,204 45,204 38,202 33,200 30,199 27,198 25,197 22,195 20,194 18,192 16,190 14,188 12,186 11,184 9,181 8,179 7,176 6,173 4,166 2,159 1,151 0,143 0,134 0,0">
            <text:p/>
          </draw:polygon>
          <draw:polygon draw:style-name="gr57" draw:text-style-name="P24" draw:layer="layout" svg:width="0.168cm" svg:height="0.2cm" svg:x="5.513cm" svg:y="11.977cm" svg:viewBox="0 0 169 201" draw:points="134,201 84,118 33,201 0,201 66,98 3,0 37,0 84,78 130,0 165,0 102,97 169,201">
            <text:p/>
          </draw:polygon>
        </draw:g>
        <draw:polygon draw:style-name="gr58" draw:text-style-name="P26" xml:id="id33" draw:id="id33" draw:layer="layout" svg:width="0.09cm" svg:height="0.145cm" svg:x="4.922cm" svg:y="12.345cm" svg:viewBox="0 0 91 146" draw:points="0,146 0,130 37,130 37,18 4,41 4,24 39,0 56,0 56,130 91,130 91,146">
          <text:p/>
        </draw:polygon>
        <draw:path draw:style-name="gr58" draw:text-style-name="P26" draw:layer="layout" svg:width="0.1cm" svg:height="0.149cm" svg:x="4.913cm" svg:y="11.466cm" svg:viewBox="0 0 101 150" svg:d="M101 75v9 8l-1 8-2 7-2 7-2 6-3 6-1 2-2 3-1 2-2 2-2 2-2 2-2 2-2 1-2 2-2 1-3 1-2 1-3 1-3 1h-3l-2 1h-3-4-3-3l-3-1h-2l-3-1-3-1-2-1-3-1-2-1-2-1-2-2-2-2-2-2-2-2-2-2-1-2-2-3-1-2-3-6-2-6-2-7-1-7-1-8-1-8v-9-9l1-9 1-8 1-7 2-7 2-6 2-5 2-3 1-2 2-3 2-2 1-2 2-1 2-2 2-2 3-1 2-1 3-1 2-1 3-1 3-1h3l3-1h6 6l3 1h3l3 1 2 1 3 1 2 1 3 1 2 1 2 2 2 2 2 1 2 2 1 3 2 2 2 2 1 3 2 6 3 6 1 6 2 8 1 8v8zM82 75v-8-7l-1-6v-6l-1-6-2-5-1-4-1-2-1-2-1-1-1-2-1-2-1-1-1-1-2-1-1-1-2-1-1-1-2-1-1-1h-2-2l-2-1h-2-2-2-2l-2 1h-2-2l-2 1-1 1-2 1-1 1-2 1-1 1-1 1-2 1-1 2-1 1-1 2-1 2v2l-2 4-1 5-1 6-1 6-1 6v7 8 8 6l1 7 1 6 1 5 1 5 2 5 1 2v1l1 2 2 2 1 1 1 2 1 1 1 1 2 1 1 1 2 1 1 1h2l2 1h2l2 1h2 2 2 2l1-1h2l2-1h2l1-1 2-1 1-1 2-1 1-1 1-1 2-2 1-1 1-2 1-2 2-4 1-4 1-5 1-6 1-5 1-7v-7z">
          <text:p/>
        </draw:path>
        <draw:g xml:id="id30" draw:id="id30">
          <draw:path draw:style-name="gr46" draw:text-style-name="P27" draw:layer="layout" svg:width="0.099cm" svg:height="0.115cm" svg:x="5.668cm" svg:y="11.631cm" svg:viewBox="0 0 100 116" svg:d="M100 58v7l-1 7-1 6-1 6-2 5-1 2-1 3-1 2-2 2-1 2-2 2-1 1-2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2 1-1 1-1 1-2v-2l2-3 1-4 1-5v-4-6z">
            <text:p/>
          </draw:path>
          <draw:polygon draw:style-name="gr46" draw:text-style-name="P27" draw:layer="layout" svg:width="0.089cm" svg:height="0.113cm" svg:x="5.792cm" svg:y="11.633cm" svg:viewBox="0 0 90 114" draw:points="19,0 19,71 19,76 19,79 19,81 20,83 20,85 20,87 21,88 22,90 22,91 23,92 24,93 25,94 26,95 27,96 28,97 29,98 31,98 32,99 34,99 36,99 38,99 40,100 42,100 45,99 48,99 50,99 51,98 53,98 54,97 55,97 56,96 58,95 59,94 60,94 61,93 62,92 63,90 64,89 65,88 66,87 66,85 68,83 69,79 70,76 70,73 71,69 71,65 71,0 89,0 89,88 90,104 90,109 90,111 90,112 72,112 72,112 72,112 72,111 72,109 72,104 72,93 71,93 70,96 68,98 66,101 64,103 63,105 61,106 59,108 56,109 54,110 52,111 50,112 47,113 44,113 42,114 39,114 36,114 31,114 27,113 23,113 20,112 18,111 16,110 15,110 13,109 12,108 11,107 10,106 9,105 8,104 7,102 6,101 5,100 4,98 3,96 2,93 1,89 1,84 0,80 0,75 0,0">
            <text:p/>
          </draw:polygon>
          <draw:polygon draw:style-name="gr46" draw:text-style-name="P27" draw:layer="layout" svg:width="0.053cm" svg:height="0.137cm" svg:x="5.899cm" svg:y="11.608cm" svg:viewBox="0 0 54 138" draw:points="54,136 52,137 50,137 47,138 45,138 42,138 40,138 38,138 35,138 33,138 30,138 28,138 26,137 24,136 22,135 20,134 19,132 17,130 16,129 15,127 14,124 14,122 13,119 13,116 13,113 13,39 0,39 0,25 14,25 19,0 32,0 32,25 52,25 52,38 32,38 32,109 32,111 32,113 32,114 32,116 33,117 33,118 33,119 33,119 34,120 34,120 34,120 35,121 35,121 35,122 36,122 36,122 37,122 37,123 38,123 38,123 39,123 40,123 42,124 43,124 44,124 45,124 48,123 51,123 54,122">
            <text:p/>
          </draw:polygon>
        </draw:g>
        <draw:polygon draw:style-name="gr59" draw:text-style-name="P26" xml:id="id35" draw:id="id35" draw:layer="layout" svg:width="0.091cm" svg:height="0.115cm" svg:x="5.283cm" svg:y="11.24cm" svg:viewBox="0 0 92 116" draw:points="92,83 92,87 92,89 92,90 91,92 91,94 90,95 89,97 89,98 88,100 87,101 86,103 85,104 83,105 82,106 80,107 79,108 77,109 74,111 70,113 66,114 62,115 57,115 52,116 47,116 42,116 37,116 33,115 28,114 25,113 21,112 18,111 15,109 13,108 12,107 11,106 10,105 8,104 7,103 6,102 5,100 4,99 4,97 2,94 1,91 0,88 16,84 17,87 18,89 19,91 20,91 20,92 21,93 21,94 22,95 23,95 24,96 24,97 25,97 26,98 28,99 30,99 33,100 35,101 38,101 41,102 44,102 47,102 50,102 54,102 57,101 59,101 62,100 64,99 65,99 66,98 67,98 68,97 69,97 69,96 70,96 71,95 71,94 72,94 72,93 73,92 73,91 73,90 74,89 74,88 74,88 74,87 74,84 74,83 74,81 74,80 74,80 73,79 73,78 73,78 73,77 72,76 72,76 71,75 71,75 70,74 70,74 69,73 67,72 66,71 64,70 62,69 60,68 58,67 55,67 42,63 34,61 28,59 25,58 23,57 21,56 19,55 17,54 16,53 14,52 13,51 12,49 10,48 9,47 8,45 7,44 7,42 6,41 5,39 5,37 5,35 5,33 4,31 5,28 5,26 5,24 6,23 6,21 7,19 7,18 8,16 9,15 10,14 11,13 12,11 13,10 14,9 15,8 17,7 18,6 20,5 21,5 25,3 29,2 33,1 37,1 42,0 47,0 52,0 56,0 60,1 64,2 67,3 71,4 74,5 77,7 78,7 79,8 80,9 82,10 83,11 84,13 85,14 86,15 86,16 87,18 88,19 89,21 90,24 90,27 74,29 73,28 73,27 73,26 72,25 72,24 71,24 71,23 70,22 70,22 69,21 68,20 67,19 65,18 64,17 62,16 60,16 57,15 55,15 53,14 50,14 47,14 44,14 41,14 39,15 36,15 34,16 32,16 30,17 29,17 29,18 28,18 27,19 27,19 26,20 25,21 25,21 24,22 24,23 24,23 23,24 23,25 23,26 23,27 23,28 23,29 23,30 23,31 23,32 23,33 23,34 24,35 24,36 24,37 25,37 26,38 26,39 27,40 28,40 29,41 30,42 31,42 32,43 34,43 35,44 40,45 46,47 53,49 60,51 66,52 70,54 72,55 74,56 76,56 77,57 79,58 80,59 81,60 82,61 84,62 85,63 85,64 86,65 87,66 88,67 89,68 89,69 90,70 90,71 91,73 91,74 92,75 92,77 92,78 92,80 92,81">
          <text:p/>
        </draw:polygon>
        <draw:connector draw:style-name="gr60" draw:text-style-name="P19" xml:id="id37" draw:id="id37" draw:layer="layout" draw:type="line" svg:x1="5.81cm" svg:y1="11.747cm" svg:x2="6.632cm" svg:y2="11.527cm" draw:start-shape="id30" draw:start-glue-point="2" draw:end-shape="id31" draw:end-glue-point="3" svg:d="M5810 11747l822-220" svg:viewBox="0 0 823 221">
          <text:p/>
        </draw:connector>
        <draw:connector draw:style-name="gr60" draw:text-style-name="P19" draw:layer="layout" draw:type="curve" draw:line-skew="0cm 3.422cm" svg:x1="15.74cm" svg:y1="16.241cm" svg:x2="4.968cm" svg:y2="12.491cm" draw:start-shape="id32" draw:start-glue-point="10" draw:end-shape="id33" draw:end-glue-point="2" svg:d="M15740 16241c751 0 627 678-2254 1655s-8518 2254-8518-5405" svg:viewBox="0 0 11163 6147">
          <text:p/>
        </draw:connector>
        <draw:connector draw:style-name="gr60" draw:text-style-name="P19" draw:layer="layout" draw:type="curve" svg:x1="5.317cm" svg:y1="10.017cm" svg:x2="5.329cm" svg:y2="11.24cm" draw:start-shape="id34" draw:start-glue-point="2" draw:end-shape="id35" draw:end-glue-point="0" svg:d="M5317 10017c0 918 12 307 12 1223" svg:viewBox="0 0 13 1224">
          <text:p/>
        </draw:connector>
        <draw:connector draw:style-name="gr60" draw:text-style-name="P19" draw:layer="layout" draw:type="curve" svg:x1="21.28cm" svg:y1="7.049cm" svg:x2="5.317cm" svg:y2="9.381cm" draw:end-shape="id34" draw:end-glue-point="0" svg:d="M21280 7049c0 1374-15963 208-15963 2332" svg:viewBox="0 0 15964 2333">
          <text:p/>
        </draw:connector>
        <draw:connector draw:style-name="gr60" draw:text-style-name="P19" draw:layer="layout" draw:type="curve" draw:line-skew="0cm -1.088cm" svg:x1="22.991cm" svg:y1="10.42cm" svg:x2="5.317cm" svg:y2="9.381cm" draw:start-shape="id36" draw:start-glue-point="1" draw:end-shape="id34" draw:end-glue-point="0" svg:d="M22991 10420c751 0 626-1314-3980-2170s-13694-1252-13694 1131" svg:viewBox="0 0 18021 2836">
          <text:p/>
        </draw:connector>
        <draw:connector draw:style-name="gr60" draw:text-style-name="P19" draw:layer="layout" draw:type="curve" draw:line-skew="-0.066cm" svg:x1="6.221cm" svg:y1="11.637cm" svg:x2="5.291cm" svg:y2="5.556cm" draw:start-shape="id37" draw:start-glue-point="0" draw:end-shape="id38" draw:end-glue-point="2" svg:d="M6221 11637c-2245 0-1780-6081-930-6081" svg:viewBox="0 0 1633 6082">
          <text:p/>
        </draw:connector>
        <draw:connector draw:style-name="gr61" draw:text-style-name="P19" draw:layer="layout" draw:type="curve" svg:x1="8.365cm" svg:y1="6.204cm" svg:x2="11.821cm" svg:y2="3.676cm" draw:start-shape="id39" draw:start-glue-point="1" draw:end-shape="id40" draw:end-glue-point="2" svg:d="M8365 6204c5935 0 4207-2528 3456-2528" svg:viewBox="0 0 4281 2529">
          <text:p text:style-name="P3"/>
        </draw:connector>
        <draw:connector draw:style-name="gr60" draw:text-style-name="P19" draw:layer="layout" draw:type="curve" svg:x1="13.835cm" svg:y1="12.305cm" svg:x2="16.015cm" svg:y2="9.733cm" draw:start-shape="id41" draw:start-glue-point="1" draw:end-shape="id42" draw:end-glue-point="3" svg:d="M13835 12305c1636 0 547-2572 2180-2572" svg:viewBox="0 0 2181 2573">
          <text:p/>
        </draw:connector>
      </draw:page>
      <draw:page draw:name="page5" draw:style-name="dp1" draw:master-page-name="Default"/>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Bitstream Vera Sans" style:font-size-complex="24pt" style:language-complex="fa" style:country-complex="IR"/>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2-09T16:50:43.139882575</meta:creation-date>
    <dc:date>2020-02-10T15:10:17.747664628</dc:date>
    <meta:editing-duration>PT15H54M34S</meta:editing-duration>
    <meta:editing-cycles>36</meta:editing-cycles>
    <meta:generator>LibreOffice/6.4.0.3$Linux_X86_64 LibreOffice_project/40$Build-3</meta:generator>
    <meta:document-statistic meta:object-count="422"/>
  </office:meta>
</office:document-meta>
</file>